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26.13mm" svg:y="1044.09mm">
            <draw:object draw:notify-on-update-of-ranges="Sheet1.G232:Sheet1.G457 Sheet1.H232:Sheet1.H457 Sheet1.G232:Sheet1.G457 Sheet1.I232:Sheet1.I4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34.49mm" svg:y="1152.99mm">
            <draw:object draw:notify-on-update-of-ranges="Sheet1.B232:Sheet1.B457 Sheet1.C232:Sheet1.C457 Sheet1.B232:Sheet1.B457 Sheet1.D232:Sheet1.D45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UNO</text:p>
          </table:table-cell>
          <table:table-cell table:number-columns-repeated="6"/>
          <table:table-cell office:value-type="string" calcext:value-type="string">
            <text:p>Cal 328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-3808" calcext:value-type="float">
            <text:p>-3808</text:p>
          </table:table-cell>
          <table:table-cell office:value-type="float" office:value="-46" calcext:value-type="float">
            <text:p>-46</text:p>
          </table:table-cell>
          <table:table-cell office:value-type="float" office:value="4384" calcext:value-type="float">
            <text:p>4384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-28985" calcext:value-type="float">
            <text:p>-28985</text:p>
          </table:table-cell>
          <table:table-cell table:style-name="ce1" office:value-type="percentage" office:value="-0.46" calcext:value-type="percentage">
            <text:p>-46.00%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-3805" calcext:value-type="float">
            <text:p>-3805</text:p>
          </table:table-cell>
          <table:table-cell office:value-type="float" office:value="-46" calcext:value-type="float">
            <text:p>-46</text:p>
          </table:table-cell>
          <table:table-cell office:value-type="float" office:value="4387" calcext:value-type="float">
            <text:p>4387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-28983" calcext:value-type="float">
            <text:p>-28983</text:p>
          </table:table-cell>
          <table:table-cell table:style-name="ce1" office:value-type="percentage" office:value="-0.46" calcext:value-type="percentage">
            <text:p>-46.00%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-3779" calcext:value-type="float">
            <text:p>-3779</text:p>
          </table:table-cell>
          <table:table-cell office:value-type="float" office:value="-46" calcext:value-type="float">
            <text:p>-46</text:p>
          </table:table-cell>
          <table:table-cell office:value-type="float" office:value="4413" calcext:value-type="float">
            <text:p>4413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-28811" calcext:value-type="float">
            <text:p>-28811</text:p>
          </table:table-cell>
          <table:table-cell table:style-name="ce1" office:value-type="percentage" office:value="-0.46" calcext:value-type="percentage">
            <text:p>-46.00%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-3752" calcext:value-type="float">
            <text:p>-3752</text:p>
          </table:table-cell>
          <table:table-cell office:value-type="float" office:value="-45" calcext:value-type="float">
            <text:p>-45</text:p>
          </table:table-cell>
          <table:table-cell office:value-type="float" office:value="4440" calcext:value-type="float">
            <text:p>4440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-28595" calcext:value-type="float">
            <text:p>-28595</text:p>
          </table:table-cell>
          <table:table-cell table:style-name="ce1" office:value-type="percentage" office:value="-0.45" calcext:value-type="percentage">
            <text:p>-45.00%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-3728" calcext:value-type="float">
            <text:p>-3728</text:p>
          </table:table-cell>
          <table:table-cell office:value-type="float" office:value="-45" calcext:value-type="float">
            <text:p>-45</text:p>
          </table:table-cell>
          <table:table-cell office:value-type="float" office:value="4464" calcext:value-type="float">
            <text:p>4464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-28445" calcext:value-type="float">
            <text:p>-28445</text:p>
          </table:table-cell>
          <table:table-cell table:style-name="ce1" office:value-type="percentage" office:value="-0.45" calcext:value-type="percentage">
            <text:p>-45.00%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-3718" calcext:value-type="float">
            <text:p>-3718</text:p>
          </table:table-cell>
          <table:table-cell office:value-type="float" office:value="-45" calcext:value-type="float">
            <text:p>-45</text:p>
          </table:table-cell>
          <table:table-cell office:value-type="float" office:value="4474" calcext:value-type="float">
            <text:p>447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-28355" calcext:value-type="float">
            <text:p>-28355</text:p>
          </table:table-cell>
          <table:table-cell table:style-name="ce1" office:value-type="percentage" office:value="-0.45" calcext:value-type="percentage">
            <text:p>-45.00%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-3687" calcext:value-type="float">
            <text:p>-3687</text:p>
          </table:table-cell>
          <table:table-cell office:value-type="float" office:value="-45" calcext:value-type="float">
            <text:p>-45</text:p>
          </table:table-cell>
          <table:table-cell office:value-type="float" office:value="4505" calcext:value-type="float">
            <text:p>4505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-28127" calcext:value-type="float">
            <text:p>-28127</text:p>
          </table:table-cell>
          <table:table-cell table:style-name="ce1" office:value-type="percentage" office:value="-0.45" calcext:value-type="percentage">
            <text:p>-45.00%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-3668" calcext:value-type="float">
            <text:p>-3668</text:p>
          </table:table-cell>
          <table:table-cell office:value-type="float" office:value="-44" calcext:value-type="float">
            <text:p>-44</text:p>
          </table:table-cell>
          <table:table-cell office:value-type="float" office:value="4524" calcext:value-type="float">
            <text:p>4524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-27969" calcext:value-type="float">
            <text:p>-27969</text:p>
          </table:table-cell>
          <table:table-cell table:style-name="ce1" office:value-type="percentage" office:value="-0.44" calcext:value-type="percentage">
            <text:p>-44.00%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-3634" calcext:value-type="float">
            <text:p>-3634</text:p>
          </table:table-cell>
          <table:table-cell office:value-type="float" office:value="-44" calcext:value-type="float">
            <text:p>-44</text:p>
          </table:table-cell>
          <table:table-cell office:value-type="float" office:value="4558" calcext:value-type="float">
            <text:p>4558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-27759" calcext:value-type="float">
            <text:p>-27759</text:p>
          </table:table-cell>
          <table:table-cell table:style-name="ce1" office:value-type="percentage" office:value="-0.44" calcext:value-type="percentage">
            <text:p>-44.00%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-3642" calcext:value-type="float">
            <text:p>-3642</text:p>
          </table:table-cell>
          <table:table-cell office:value-type="float" office:value="-44" calcext:value-type="float">
            <text:p>-44</text:p>
          </table:table-cell>
          <table:table-cell office:value-type="float" office:value="4550" calcext:value-type="float">
            <text:p>4550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-27785" calcext:value-type="float">
            <text:p>-27785</text:p>
          </table:table-cell>
          <table:table-cell table:style-name="ce1" office:value-type="percentage" office:value="-0.44" calcext:value-type="percentage">
            <text:p>-44.00%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-3614" calcext:value-type="float">
            <text:p>-3614</text:p>
          </table:table-cell>
          <table:table-cell office:value-type="float" office:value="-44" calcext:value-type="float">
            <text:p>-44</text:p>
          </table:table-cell>
          <table:table-cell office:value-type="float" office:value="4578" calcext:value-type="float">
            <text:p>4578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-27549" calcext:value-type="float">
            <text:p>-27549</text:p>
          </table:table-cell>
          <table:table-cell table:style-name="ce1" office:value-type="percentage" office:value="-0.44" calcext:value-type="percentage">
            <text:p>-44.00%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-3595" calcext:value-type="float">
            <text:p>-3595</text:p>
          </table:table-cell>
          <table:table-cell office:value-type="float" office:value="-43" calcext:value-type="float">
            <text:p>-43</text:p>
          </table:table-cell>
          <table:table-cell office:value-type="float" office:value="4597" calcext:value-type="float">
            <text:p>4597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-27395" calcext:value-type="float">
            <text:p>-27395</text:p>
          </table:table-cell>
          <table:table-cell table:style-name="ce1" office:value-type="percentage" office:value="-0.43" calcext:value-type="percentage">
            <text:p>-43.00%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-3563" calcext:value-type="float">
            <text:p>-3563</text:p>
          </table:table-cell>
          <table:table-cell office:value-type="float" office:value="-43" calcext:value-type="float">
            <text:p>-43</text:p>
          </table:table-cell>
          <table:table-cell office:value-type="float" office:value="4629" calcext:value-type="float">
            <text:p>4629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-27147" calcext:value-type="float">
            <text:p>-27147</text:p>
          </table:table-cell>
          <table:table-cell table:style-name="ce1" office:value-type="percentage" office:value="-0.43" calcext:value-type="percentage">
            <text:p>-43.00%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-3551" calcext:value-type="float">
            <text:p>-3551</text:p>
          </table:table-cell>
          <table:table-cell office:value-type="float" office:value="-43" calcext:value-type="float">
            <text:p>-43</text:p>
          </table:table-cell>
          <table:table-cell office:value-type="float" office:value="4641" calcext:value-type="float">
            <text:p>4641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-27083" calcext:value-type="float">
            <text:p>-27083</text:p>
          </table:table-cell>
          <table:table-cell table:style-name="ce1" office:value-type="percentage" office:value="-0.43" calcext:value-type="percentage">
            <text:p>-43.00%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-3518" calcext:value-type="float">
            <text:p>-3518</text:p>
          </table:table-cell>
          <table:table-cell office:value-type="float" office:value="-42" calcext:value-type="float">
            <text:p>-42</text:p>
          </table:table-cell>
          <table:table-cell office:value-type="float" office:value="4674" calcext:value-type="float">
            <text:p>4674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-26807" calcext:value-type="float">
            <text:p>-26807</text:p>
          </table:table-cell>
          <table:table-cell table:style-name="ce1" office:value-type="percentage" office:value="-0.42" calcext:value-type="percentage">
            <text:p>-42.00%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-3496" calcext:value-type="float">
            <text:p>-3496</text:p>
          </table:table-cell>
          <table:table-cell office:value-type="float" office:value="-42" calcext:value-type="float">
            <text:p>-42</text:p>
          </table:table-cell>
          <table:table-cell office:value-type="float" office:value="4696" calcext:value-type="float">
            <text:p>469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6657" calcext:value-type="float">
            <text:p>-26657</text:p>
          </table:table-cell>
          <table:table-cell table:style-name="ce1" office:value-type="percentage" office:value="-0.42" calcext:value-type="percentage">
            <text:p>-42.00%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-3468" calcext:value-type="float">
            <text:p>-3468</text:p>
          </table:table-cell>
          <table:table-cell office:value-type="float" office:value="-42" calcext:value-type="float">
            <text:p>-42</text:p>
          </table:table-cell>
          <table:table-cell office:value-type="float" office:value="4724" calcext:value-type="float">
            <text:p>4724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-26421" calcext:value-type="float">
            <text:p>-26421</text:p>
          </table:table-cell>
          <table:table-cell table:style-name="ce1" office:value-type="percentage" office:value="-0.42" calcext:value-type="percentage">
            <text:p>-42.00%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-3452" calcext:value-type="float">
            <text:p>-3452</text:p>
          </table:table-cell>
          <table:table-cell office:value-type="float" office:value="-42" calcext:value-type="float">
            <text:p>-42</text:p>
          </table:table-cell>
          <table:table-cell office:value-type="float" office:value="4740" calcext:value-type="float">
            <text:p>4740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-26263" calcext:value-type="float">
            <text:p>-26263</text:p>
          </table:table-cell>
          <table:table-cell table:style-name="ce1" office:value-type="percentage" office:value="-0.42" calcext:value-type="percentage">
            <text:p>-42.00%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-3421" calcext:value-type="float">
            <text:p>-3421</text:p>
          </table:table-cell>
          <table:table-cell office:value-type="float" office:value="-41" calcext:value-type="float">
            <text:p>-41</text:p>
          </table:table-cell>
          <table:table-cell office:value-type="float" office:value="4771" calcext:value-type="float">
            <text:p>4771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-26041" calcext:value-type="float">
            <text:p>-26041</text:p>
          </table:table-cell>
          <table:table-cell table:style-name="ce1" office:value-type="percentage" office:value="-0.41" calcext:value-type="percentage">
            <text:p>-41.00%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-3394" calcext:value-type="float">
            <text:p>-3394</text:p>
          </table:table-cell>
          <table:table-cell office:value-type="float" office:value="-41" calcext:value-type="float">
            <text:p>-41</text:p>
          </table:table-cell>
          <table:table-cell office:value-type="float" office:value="4798" calcext:value-type="float">
            <text:p>4798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-25827" calcext:value-type="float">
            <text:p>-25827</text:p>
          </table:table-cell>
          <table:table-cell table:style-name="ce1" office:value-type="percentage" office:value="-0.41" calcext:value-type="percentage">
            <text:p>-41.00%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-3359" calcext:value-type="float">
            <text:p>-3359</text:p>
          </table:table-cell>
          <table:table-cell office:value-type="float" office:value="-41" calcext:value-type="float">
            <text:p>-41</text:p>
          </table:table-cell>
          <table:table-cell office:value-type="float" office:value="4833" calcext:value-type="float">
            <text:p>4833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-25621" calcext:value-type="float">
            <text:p>-25621</text:p>
          </table:table-cell>
          <table:table-cell table:style-name="ce1" office:value-type="percentage" office:value="-0.4" calcext:value-type="percentage">
            <text:p>-40.00%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-3347" calcext:value-type="float">
            <text:p>-3347</text:p>
          </table:table-cell>
          <table:table-cell office:value-type="float" office:value="-40" calcext:value-type="float">
            <text:p>-40</text:p>
          </table:table-cell>
          <table:table-cell office:value-type="float" office:value="4845" calcext:value-type="float">
            <text:p>4845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-25535" calcext:value-type="float">
            <text:p>-25535</text:p>
          </table:table-cell>
          <table:table-cell table:style-name="ce1" office:value-type="percentage" office:value="-0.4" calcext:value-type="percentage">
            <text:p>-40.00%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-3315" calcext:value-type="float">
            <text:p>-3315</text:p>
          </table:table-cell>
          <table:table-cell office:value-type="float" office:value="-40" calcext:value-type="float">
            <text:p>-40</text:p>
          </table:table-cell>
          <table:table-cell office:value-type="float" office:value="4877" calcext:value-type="float">
            <text:p>4877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-25285" calcext:value-type="float">
            <text:p>-25285</text:p>
          </table:table-cell>
          <table:table-cell table:style-name="ce1" office:value-type="percentage" office:value="-0.4" calcext:value-type="percentage">
            <text:p>-40.00%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-3292" calcext:value-type="float">
            <text:p>-3292</text:p>
          </table:table-cell>
          <table:table-cell office:value-type="float" office:value="-40" calcext:value-type="float">
            <text:p>-40</text:p>
          </table:table-cell>
          <table:table-cell office:value-type="float" office:value="4900" calcext:value-type="float">
            <text:p>4900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-25061" calcext:value-type="float">
            <text:p>-25061</text:p>
          </table:table-cell>
          <table:table-cell table:style-name="ce1" office:value-type="percentage" office:value="-0.4" calcext:value-type="percentage">
            <text:p>-40.00%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-3258" calcext:value-type="float">
            <text:p>-3258</text:p>
          </table:table-cell>
          <table:table-cell office:value-type="float" office:value="-39" calcext:value-type="float">
            <text:p>-39</text:p>
          </table:table-cell>
          <table:table-cell office:value-type="float" office:value="4934" calcext:value-type="float">
            <text:p>4934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-24839" calcext:value-type="float">
            <text:p>-24839</text:p>
          </table:table-cell>
          <table:table-cell table:style-name="ce1" office:value-type="percentage" office:value="-0.39" calcext:value-type="percentage">
            <text:p>-39.00%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-3259" calcext:value-type="float">
            <text:p>-3259</text:p>
          </table:table-cell>
          <table:table-cell office:value-type="float" office:value="-39" calcext:value-type="float">
            <text:p>-39</text:p>
          </table:table-cell>
          <table:table-cell office:value-type="float" office:value="4933" calcext:value-type="float">
            <text:p>4933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-24825" calcext:value-type="float">
            <text:p>-24825</text:p>
          </table:table-cell>
          <table:table-cell table:style-name="ce1" office:value-type="percentage" office:value="-0.39" calcext:value-type="percentage">
            <text:p>-39.00%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-3226" calcext:value-type="float">
            <text:p>-3226</text:p>
          </table:table-cell>
          <table:table-cell office:value-type="float" office:value="-39" calcext:value-type="float">
            <text:p>-39</text:p>
          </table:table-cell>
          <table:table-cell office:value-type="float" office:value="4966" calcext:value-type="float">
            <text:p>4966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-24563" calcext:value-type="float">
            <text:p>-24563</text:p>
          </table:table-cell>
          <table:table-cell table:style-name="ce1" office:value-type="percentage" office:value="-0.39" calcext:value-type="percentage">
            <text:p>-39.00%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-3200" calcext:value-type="float">
            <text:p>-3200</text:p>
          </table:table-cell>
          <table:table-cell office:value-type="float" office:value="-39" calcext:value-type="float">
            <text:p>-39</text:p>
          </table:table-cell>
          <table:table-cell office:value-type="float" office:value="4992" calcext:value-type="float">
            <text:p>4992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-24361" calcext:value-type="float">
            <text:p>-24361</text:p>
          </table:table-cell>
          <table:table-cell table:style-name="ce1" office:value-type="percentage" office:value="-0.38" calcext:value-type="percentage">
            <text:p>-38.00%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-3165" calcext:value-type="float">
            <text:p>-3165</text:p>
          </table:table-cell>
          <table:table-cell office:value-type="float" office:value="-38" calcext:value-type="float">
            <text:p>-38</text:p>
          </table:table-cell>
          <table:table-cell office:value-type="float" office:value="5027" calcext:value-type="float">
            <text:p>5027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-24119" calcext:value-type="float">
            <text:p>-24119</text:p>
          </table:table-cell>
          <table:table-cell table:style-name="ce1" office:value-type="percentage" office:value="-0.38" calcext:value-type="percentage">
            <text:p>-38.00%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-3148" calcext:value-type="float">
            <text:p>-3148</text:p>
          </table:table-cell>
          <table:table-cell office:value-type="float" office:value="-38" calcext:value-type="float">
            <text:p>-38</text:p>
          </table:table-cell>
          <table:table-cell office:value-type="float" office:value="5044" calcext:value-type="float">
            <text:p>5044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-23993" calcext:value-type="float">
            <text:p>-23993</text:p>
          </table:table-cell>
          <table:table-cell table:style-name="ce1" office:value-type="percentage" office:value="-0.38" calcext:value-type="percentage">
            <text:p>-38.00%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-3112" calcext:value-type="float">
            <text:p>-3112</text:p>
          </table:table-cell>
          <table:table-cell office:value-type="float" office:value="-37" calcext:value-type="float">
            <text:p>-37</text:p>
          </table:table-cell>
          <table:table-cell office:value-type="float" office:value="5080" calcext:value-type="float">
            <text:p>5080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-23709" calcext:value-type="float">
            <text:p>-23709</text:p>
          </table:table-cell>
          <table:table-cell table:style-name="ce1" office:value-type="percentage" office:value="-0.37" calcext:value-type="percentage">
            <text:p>-37.00%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-3091" calcext:value-type="float">
            <text:p>-3091</text:p>
          </table:table-cell>
          <table:table-cell office:value-type="float" office:value="-37" calcext:value-type="float">
            <text:p>-37</text:p>
          </table:table-cell>
          <table:table-cell office:value-type="float" office:value="5101" calcext:value-type="float">
            <text:p>5101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office:value-type="float" office:value="-23553" calcext:value-type="float">
            <text:p>-23553</text:p>
          </table:table-cell>
          <table:table-cell table:style-name="ce1" office:value-type="percentage" office:value="-0.37" calcext:value-type="percentage">
            <text:p>-37.00%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-3055" calcext:value-type="float">
            <text:p>-3055</text:p>
          </table:table-cell>
          <table:table-cell office:value-type="float" office:value="-37" calcext:value-type="float">
            <text:p>-37</text:p>
          </table:table-cell>
          <table:table-cell office:value-type="float" office:value="5137" calcext:value-type="float">
            <text:p>5137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-23221" calcext:value-type="float">
            <text:p>-23221</text:p>
          </table:table-cell>
          <table:table-cell table:style-name="ce1" office:value-type="percentage" office:value="-0.37" calcext:value-type="percentage">
            <text:p>-37.00%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-3033" calcext:value-type="float">
            <text:p>-3033</text:p>
          </table:table-cell>
          <table:table-cell office:value-type="float" office:value="-37" calcext:value-type="float">
            <text:p>-37</text:p>
          </table:table-cell>
          <table:table-cell office:value-type="float" office:value="5159" calcext:value-type="float">
            <text:p>5159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-23111" calcext:value-type="float">
            <text:p>-23111</text:p>
          </table:table-cell>
          <table:table-cell table:style-name="ce1" office:value-type="percentage" office:value="-0.36" calcext:value-type="percentage">
            <text:p>-36.00%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-2993" calcext:value-type="float">
            <text:p>-2993</text:p>
          </table:table-cell>
          <table:table-cell office:value-type="float" office:value="-36" calcext:value-type="float">
            <text:p>-36</text:p>
          </table:table-cell>
          <table:table-cell office:value-type="float" office:value="5199" calcext:value-type="float">
            <text:p>5199</text:p>
          </table:table-cell>
          <table:table-cell table:number-columns-repeated="4"/>
          <table:table-cell office:value-type="float" office:value="49" calcext:value-type="float">
            <text:p>49</text:p>
          </table:table-cell>
          <table:table-cell office:value-type="float" office:value="-22833" calcext:value-type="float">
            <text:p>-22833</text:p>
          </table:table-cell>
          <table:table-cell table:style-name="ce1" office:value-type="percentage" office:value="-0.36" calcext:value-type="percentage">
            <text:p>-36.00%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2968" calcext:value-type="float">
            <text:p>-2968</text:p>
          </table:table-cell>
          <table:table-cell office:value-type="float" office:value="-36" calcext:value-type="float">
            <text:p>-36</text:p>
          </table:table-cell>
          <table:table-cell office:value-type="float" office:value="5224" calcext:value-type="float">
            <text:p>5224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-22605" calcext:value-type="float">
            <text:p>-22605</text:p>
          </table:table-cell>
          <table:table-cell table:style-name="ce1" office:value-type="percentage" office:value="-0.36" calcext:value-type="percentage">
            <text:p>-36.00%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-2932" calcext:value-type="float">
            <text:p>-2932</text:p>
          </table:table-cell>
          <table:table-cell office:value-type="float" office:value="-35" calcext:value-type="float">
            <text:p>-35</text:p>
          </table:table-cell>
          <table:table-cell office:value-type="float" office:value="5260" calcext:value-type="float">
            <text:p>5260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-22343" calcext:value-type="float">
            <text:p>-22343</text:p>
          </table:table-cell>
          <table:table-cell table:style-name="ce1" office:value-type="percentage" office:value="-0.35" calcext:value-type="percentage">
            <text:p>-35.00%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-2917" calcext:value-type="float">
            <text:p>-2917</text:p>
          </table:table-cell>
          <table:table-cell office:value-type="float" office:value="-35" calcext:value-type="float">
            <text:p>-35</text:p>
          </table:table-cell>
          <table:table-cell office:value-type="float" office:value="5275" calcext:value-type="float">
            <text:p>5275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-22159" calcext:value-type="float">
            <text:p>-22159</text:p>
          </table:table-cell>
          <table:table-cell table:style-name="ce1" office:value-type="percentage" office:value="-0.35" calcext:value-type="percentage">
            <text:p>-35.00%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-2875" calcext:value-type="float">
            <text:p>-2875</text:p>
          </table:table-cell>
          <table:table-cell office:value-type="float" office:value="-35" calcext:value-type="float">
            <text:p>-35</text:p>
          </table:table-cell>
          <table:table-cell office:value-type="float" office:value="5317" calcext:value-type="float">
            <text:p>5317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-21917" calcext:value-type="float">
            <text:p>-21917</text:p>
          </table:table-cell>
          <table:table-cell table:style-name="ce1" office:value-type="percentage" office:value="-0.35" calcext:value-type="percentage">
            <text:p>-35.00%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-2846" calcext:value-type="float">
            <text:p>-2846</text:p>
          </table:table-cell>
          <table:table-cell office:value-type="float" office:value="-34" calcext:value-type="float">
            <text:p>-34</text:p>
          </table:table-cell>
          <table:table-cell office:value-type="float" office:value="5346" calcext:value-type="float">
            <text:p>5346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-21697" calcext:value-type="float">
            <text:p>-21697</text:p>
          </table:table-cell>
          <table:table-cell table:style-name="ce1" office:value-type="percentage" office:value="-0.34" calcext:value-type="percentage">
            <text:p>-34.00%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-2808" calcext:value-type="float">
            <text:p>-2808</text:p>
          </table:table-cell>
          <table:table-cell office:value-type="float" office:value="-34" calcext:value-type="float">
            <text:p>-34</text:p>
          </table:table-cell>
          <table:table-cell office:value-type="float" office:value="5384" calcext:value-type="float">
            <text:p>5384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-21395" calcext:value-type="float">
            <text:p>-21395</text:p>
          </table:table-cell>
          <table:table-cell table:style-name="ce1" office:value-type="percentage" office:value="-0.34" calcext:value-type="percentage">
            <text:p>-34.00%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-2808" calcext:value-type="float">
            <text:p>-2808</text:p>
          </table:table-cell>
          <table:table-cell office:value-type="float" office:value="-34" calcext:value-type="float">
            <text:p>-34</text:p>
          </table:table-cell>
          <table:table-cell office:value-type="float" office:value="5384" calcext:value-type="float">
            <text:p>5384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-21359" calcext:value-type="float">
            <text:p>-21359</text:p>
          </table:table-cell>
          <table:table-cell table:style-name="ce1" office:value-type="percentage" office:value="-0.34" calcext:value-type="percentage">
            <text:p>-34.00%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-2762" calcext:value-type="float">
            <text:p>-2762</text:p>
          </table:table-cell>
          <table:table-cell office:value-type="float" office:value="-33" calcext:value-type="float">
            <text:p>-33</text:p>
          </table:table-cell>
          <table:table-cell office:value-type="float" office:value="5430" calcext:value-type="float">
            <text:p>5430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-21087" calcext:value-type="float">
            <text:p>-21087</text:p>
          </table:table-cell>
          <table:table-cell table:style-name="ce1" office:value-type="percentage" office:value="-0.33" calcext:value-type="percentage">
            <text:p>-33.00%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-2740" calcext:value-type="float">
            <text:p>-2740</text:p>
          </table:table-cell>
          <table:table-cell office:value-type="float" office:value="-33" calcext:value-type="float">
            <text:p>-33</text:p>
          </table:table-cell>
          <table:table-cell office:value-type="float" office:value="5452" calcext:value-type="float">
            <text:p>5452</text:p>
          </table:table-cell>
          <table:table-cell table:number-columns-repeated="4"/>
          <table:table-cell office:value-type="float" office:value="58" calcext:value-type="float">
            <text:p>58</text:p>
          </table:table-cell>
          <table:table-cell office:value-type="float" office:value="-20877" calcext:value-type="float">
            <text:p>-20877</text:p>
          </table:table-cell>
          <table:table-cell table:style-name="ce1" office:value-type="percentage" office:value="-0.33" calcext:value-type="percentage">
            <text:p>-33.00%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-2696" calcext:value-type="float">
            <text:p>-2696</text:p>
          </table:table-cell>
          <table:table-cell office:value-type="float" office:value="-32" calcext:value-type="float">
            <text:p>-32</text:p>
          </table:table-cell>
          <table:table-cell office:value-type="float" office:value="5496" calcext:value-type="float">
            <text:p>5496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office:value-type="float" office:value="-20561" calcext:value-type="float">
            <text:p>-20561</text:p>
          </table:table-cell>
          <table:table-cell table:style-name="ce1" office:value-type="percentage" office:value="-0.32" calcext:value-type="percentage">
            <text:p>-32.00%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-2677" calcext:value-type="float">
            <text:p>-2677</text:p>
          </table:table-cell>
          <table:table-cell office:value-type="float" office:value="-32" calcext:value-type="float">
            <text:p>-32</text:p>
          </table:table-cell>
          <table:table-cell office:value-type="float" office:value="5515" calcext:value-type="float">
            <text:p>5515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-20429" calcext:value-type="float">
            <text:p>-20429</text:p>
          </table:table-cell>
          <table:table-cell table:style-name="ce1" office:value-type="percentage" office:value="-0.32" calcext:value-type="percentage">
            <text:p>-32.00%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-2640" calcext:value-type="float">
            <text:p>-2640</text:p>
          </table:table-cell>
          <table:table-cell office:value-type="float" office:value="-32" calcext:value-type="float">
            <text:p>-32</text:p>
          </table:table-cell>
          <table:table-cell office:value-type="float" office:value="5552" calcext:value-type="float">
            <text:p>5552</text:p>
          </table:table-cell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-20099" calcext:value-type="float">
            <text:p>-20099</text:p>
          </table:table-cell>
          <table:table-cell table:style-name="ce1" office:value-type="percentage" office:value="-0.32" calcext:value-type="percentage">
            <text:p>-32.00%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-2603" calcext:value-type="float">
            <text:p>-2603</text:p>
          </table:table-cell>
          <table:table-cell office:value-type="float" office:value="-31" calcext:value-type="float">
            <text:p>-31</text:p>
          </table:table-cell>
          <table:table-cell office:value-type="float" office:value="5589" calcext:value-type="float">
            <text:p>5589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-19821" calcext:value-type="float">
            <text:p>-19821</text:p>
          </table:table-cell>
          <table:table-cell table:style-name="ce1" office:value-type="percentage" office:value="-0.31" calcext:value-type="percentage">
            <text:p>-31.00%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-2559" calcext:value-type="float">
            <text:p>-2559</text:p>
          </table:table-cell>
          <table:table-cell office:value-type="float" office:value="-31" calcext:value-type="float">
            <text:p>-31</text:p>
          </table:table-cell>
          <table:table-cell office:value-type="float" office:value="5633" calcext:value-type="float">
            <text:p>5633</text:p>
          </table:table-cell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-19479" calcext:value-type="float">
            <text:p>-19479</text:p>
          </table:table-cell>
          <table:table-cell table:style-name="ce1" office:value-type="percentage" office:value="-0.31" calcext:value-type="percentage">
            <text:p>-31.00%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-2534" calcext:value-type="float">
            <text:p>-2534</text:p>
          </table:table-cell>
          <table:table-cell office:value-type="float" office:value="-30" calcext:value-type="float">
            <text:p>-30</text:p>
          </table:table-cell>
          <table:table-cell office:value-type="float" office:value="5658" calcext:value-type="float">
            <text:p>5658</text:p>
          </table:table-cell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-19371" calcext:value-type="float">
            <text:p>-19371</text:p>
          </table:table-cell>
          <table:table-cell table:style-name="ce1" office:value-type="percentage" office:value="-0.3" calcext:value-type="percentage">
            <text:p>-30.00%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-2494" calcext:value-type="float">
            <text:p>-2494</text:p>
          </table:table-cell>
          <table:table-cell office:value-type="float" office:value="-30" calcext:value-type="float">
            <text:p>-30</text:p>
          </table:table-cell>
          <table:table-cell office:value-type="float" office:value="5698" calcext:value-type="float">
            <text:p>5698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-19021" calcext:value-type="float">
            <text:p>-19021</text:p>
          </table:table-cell>
          <table:table-cell table:style-name="ce1" office:value-type="percentage" office:value="-0.3" calcext:value-type="percentage">
            <text:p>-30.00%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-2463" calcext:value-type="float">
            <text:p>-2463</text:p>
          </table:table-cell>
          <table:table-cell office:value-type="float" office:value="-30" calcext:value-type="float">
            <text:p>-30</text:p>
          </table:table-cell>
          <table:table-cell office:value-type="float" office:value="5729" calcext:value-type="float">
            <text:p>5729</text:p>
          </table:table-cell>
          <table:table-cell table:number-columns-repeated="4"/>
          <table:table-cell office:value-type="float" office:value="66" calcext:value-type="float">
            <text:p>66</text:p>
          </table:table-cell>
          <table:table-cell office:value-type="float" office:value="-18765" calcext:value-type="float">
            <text:p>-18765</text:p>
          </table:table-cell>
          <table:table-cell table:style-name="ce1" office:value-type="percentage" office:value="-0.3" calcext:value-type="percentage">
            <text:p>-30.00%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-2415" calcext:value-type="float">
            <text:p>-2415</text:p>
          </table:table-cell>
          <table:table-cell office:value-type="float" office:value="-29" calcext:value-type="float">
            <text:p>-29</text:p>
          </table:table-cell>
          <table:table-cell office:value-type="float" office:value="5777" calcext:value-type="float">
            <text:p>5777</text:p>
          </table:table-cell>
          <table:table-cell table:number-columns-repeated="4"/>
          <table:table-cell office:value-type="float" office:value="67" calcext:value-type="float">
            <text:p>67</text:p>
          </table:table-cell>
          <table:table-cell office:value-type="float" office:value="-18423" calcext:value-type="float">
            <text:p>-18423</text:p>
          </table:table-cell>
          <table:table-cell table:style-name="ce1" office:value-type="percentage" office:value="-0.29" calcext:value-type="percentage">
            <text:p>-29.00%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-2390" calcext:value-type="float">
            <text:p>-2390</text:p>
          </table:table-cell>
          <table:table-cell office:value-type="float" office:value="-29" calcext:value-type="float">
            <text:p>-29</text:p>
          </table:table-cell>
          <table:table-cell office:value-type="float" office:value="5802" calcext:value-type="float">
            <text:p>5802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-18277" calcext:value-type="float">
            <text:p>-18277</text:p>
          </table:table-cell>
          <table:table-cell table:style-name="ce1" office:value-type="percentage" office:value="-0.29" calcext:value-type="percentage">
            <text:p>-29.00%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-2349" calcext:value-type="float">
            <text:p>-2349</text:p>
          </table:table-cell>
          <table:table-cell office:value-type="float" office:value="-28" calcext:value-type="float">
            <text:p>-28</text:p>
          </table:table-cell>
          <table:table-cell office:value-type="float" office:value="5843" calcext:value-type="float">
            <text:p>5843</text:p>
          </table:table-cell>
          <table:table-cell table:number-columns-repeated="4"/>
          <table:table-cell office:value-type="float" office:value="69" calcext:value-type="float">
            <text:p>69</text:p>
          </table:table-cell>
          <table:table-cell office:value-type="float" office:value="-17921" calcext:value-type="float">
            <text:p>-17921</text:p>
          </table:table-cell>
          <table:table-cell table:style-name="ce1" office:value-type="percentage" office:value="-0.28" calcext:value-type="percentage">
            <text:p>-28.00%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-2318" calcext:value-type="float">
            <text:p>-2318</text:p>
          </table:table-cell>
          <table:table-cell office:value-type="float" office:value="-28" calcext:value-type="float">
            <text:p>-28</text:p>
          </table:table-cell>
          <table:table-cell office:value-type="float" office:value="5874" calcext:value-type="float">
            <text:p>5874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-17659" calcext:value-type="float">
            <text:p>-17659</text:p>
          </table:table-cell>
          <table:table-cell table:style-name="ce1" office:value-type="percentage" office:value="-0.28" calcext:value-type="percentage">
            <text:p>-28.00%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-2270" calcext:value-type="float">
            <text:p>-2270</text:p>
          </table:table-cell>
          <table:table-cell office:value-type="float" office:value="-27" calcext:value-type="float">
            <text:p>-27</text:p>
          </table:table-cell>
          <table:table-cell office:value-type="float" office:value="5922" calcext:value-type="float">
            <text:p>5922</text:p>
          </table:table-cell>
          <table:table-cell table:number-columns-repeated="4"/>
          <table:table-cell office:value-type="float" office:value="71" calcext:value-type="float">
            <text:p>71</text:p>
          </table:table-cell>
          <table:table-cell office:value-type="float" office:value="-17249" calcext:value-type="float">
            <text:p>-17249</text:p>
          </table:table-cell>
          <table:table-cell table:style-name="ce1" office:value-type="percentage" office:value="-0.27" calcext:value-type="percentage">
            <text:p>-27.00%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-2271" calcext:value-type="float">
            <text:p>-2271</text:p>
          </table:table-cell>
          <table:table-cell office:value-type="float" office:value="-27" calcext:value-type="float">
            <text:p>-27</text:p>
          </table:table-cell>
          <table:table-cell office:value-type="float" office:value="5921" calcext:value-type="float">
            <text:p>5921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-17329" calcext:value-type="float">
            <text:p>-17329</text:p>
          </table:table-cell>
          <table:table-cell table:style-name="ce1" office:value-type="percentage" office:value="-0.27" calcext:value-type="percentage">
            <text:p>-27.00%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-2225" calcext:value-type="float">
            <text:p>-2225</text:p>
          </table:table-cell>
          <table:table-cell office:value-type="float" office:value="-27" calcext:value-type="float">
            <text:p>-27</text:p>
          </table:table-cell>
          <table:table-cell office:value-type="float" office:value="5967" calcext:value-type="float">
            <text:p>5967</text:p>
          </table:table-cell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-16947" calcext:value-type="float">
            <text:p>-16947</text:p>
          </table:table-cell>
          <table:table-cell table:style-name="ce1" office:value-type="percentage" office:value="-0.27" calcext:value-type="percentage">
            <text:p>-27.00%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-2188" calcext:value-type="float">
            <text:p>-2188</text:p>
          </table:table-cell>
          <table:table-cell office:value-type="float" office:value="-26" calcext:value-type="float">
            <text:p>-26</text:p>
          </table:table-cell>
          <table:table-cell office:value-type="float" office:value="6004" calcext:value-type="float">
            <text:p>6004</text:p>
          </table:table-cell>
          <table:table-cell table:number-columns-repeated="4"/>
          <table:table-cell office:value-type="float" office:value="74" calcext:value-type="float">
            <text:p>74</text:p>
          </table:table-cell>
          <table:table-cell office:value-type="float" office:value="-16631" calcext:value-type="float">
            <text:p>-16631</text:p>
          </table:table-cell>
          <table:table-cell table:style-name="ce1" office:value-type="percentage" office:value="-0.26" calcext:value-type="percentage">
            <text:p>-26.00%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-2135" calcext:value-type="float">
            <text:p>-2135</text:p>
          </table:table-cell>
          <table:table-cell office:value-type="float" office:value="-26" calcext:value-type="float">
            <text:p>-26</text:p>
          </table:table-cell>
          <table:table-cell office:value-type="float" office:value="6057" calcext:value-type="float">
            <text:p>6057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-16245" calcext:value-type="float">
            <text:p>-16245</text:p>
          </table:table-cell>
          <table:table-cell table:style-name="ce1" office:value-type="percentage" office:value="-0.25" calcext:value-type="percentage">
            <text:p>-25.00%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-2117" calcext:value-type="float">
            <text:p>-2117</text:p>
          </table:table-cell>
          <table:table-cell office:value-type="float" office:value="-25" calcext:value-type="float">
            <text:p>-25</text:p>
          </table:table-cell>
          <table:table-cell office:value-type="float" office:value="6075" calcext:value-type="float">
            <text:p>6075</text:p>
          </table:table-cell>
          <table:table-cell table:number-columns-repeated="4"/>
          <table:table-cell office:value-type="float" office:value="76" calcext:value-type="float">
            <text:p>76</text:p>
          </table:table-cell>
          <table:table-cell office:value-type="float" office:value="-16067" calcext:value-type="float">
            <text:p>-16067</text:p>
          </table:table-cell>
          <table:table-cell table:style-name="ce1" office:value-type="percentage" office:value="-0.25" calcext:value-type="percentage">
            <text:p>-25.00%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-2063" calcext:value-type="float">
            <text:p>-2063</text:p>
          </table:table-cell>
          <table:table-cell office:value-type="float" office:value="-25" calcext:value-type="float">
            <text:p>-25</text:p>
          </table:table-cell>
          <table:table-cell office:value-type="float" office:value="6129" calcext:value-type="float">
            <text:p>6129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office:value-type="float" office:value="-15675" calcext:value-type="float">
            <text:p>-15675</text:p>
          </table:table-cell>
          <table:table-cell table:style-name="ce1" office:value-type="percentage" office:value="-0.25" calcext:value-type="percentage">
            <text:p>-25.00%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-2027" calcext:value-type="float">
            <text:p>-2027</text:p>
          </table:table-cell>
          <table:table-cell office:value-type="float" office:value="-24" calcext:value-type="float">
            <text:p>-24</text:p>
          </table:table-cell>
          <table:table-cell office:value-type="float" office:value="6165" calcext:value-type="float">
            <text:p>6165</text:p>
          </table:table-cell>
          <table:table-cell table:number-columns-repeated="4"/>
          <table:table-cell office:value-type="float" office:value="78" calcext:value-type="float">
            <text:p>78</text:p>
          </table:table-cell>
          <table:table-cell office:value-type="float" office:value="-15413" calcext:value-type="float">
            <text:p>-15413</text:p>
          </table:table-cell>
          <table:table-cell table:style-name="ce1" office:value-type="percentage" office:value="-0.24" calcext:value-type="percentage">
            <text:p>-24.00%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-1974" calcext:value-type="float">
            <text:p>-1974</text:p>
          </table:table-cell>
          <table:table-cell office:value-type="float" office:value="-24" calcext:value-type="float">
            <text:p>-24</text:p>
          </table:table-cell>
          <table:table-cell office:value-type="float" office:value="6218" calcext:value-type="float">
            <text:p>6218</text:p>
          </table:table-cell>
          <table:table-cell table:number-columns-repeated="4"/>
          <table:table-cell office:value-type="float" office:value="79" calcext:value-type="float">
            <text:p>79</text:p>
          </table:table-cell>
          <table:table-cell office:value-type="float" office:value="-15023" calcext:value-type="float">
            <text:p>-15023</text:p>
          </table:table-cell>
          <table:table-cell table:style-name="ce1" office:value-type="percentage" office:value="-0.24" calcext:value-type="percentage">
            <text:p>-24.00%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-1951" calcext:value-type="float">
            <text:p>-1951</text:p>
          </table:table-cell>
          <table:table-cell office:value-type="float" office:value="-23" calcext:value-type="float">
            <text:p>-23</text:p>
          </table:table-cell>
          <table:table-cell office:value-type="float" office:value="6241" calcext:value-type="float">
            <text:p>6241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-14835" calcext:value-type="float">
            <text:p>-14835</text:p>
          </table:table-cell>
          <table:table-cell table:style-name="ce1" office:value-type="percentage" office:value="-0.23" calcext:value-type="percentage">
            <text:p>-23.00%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-1900" calcext:value-type="float">
            <text:p>-1900</text:p>
          </table:table-cell>
          <table:table-cell office:value-type="float" office:value="-23" calcext:value-type="float">
            <text:p>-23</text:p>
          </table:table-cell>
          <table:table-cell office:value-type="float" office:value="6292" calcext:value-type="float">
            <text:p>6292</text:p>
          </table:table-cell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-14449" calcext:value-type="float">
            <text:p>-14449</text:p>
          </table:table-cell>
          <table:table-cell table:style-name="ce1" office:value-type="percentage" office:value="-0.23" calcext:value-type="percentage">
            <text:p>-23.00%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-1861" calcext:value-type="float">
            <text:p>-1861</text:p>
          </table:table-cell>
          <table:table-cell office:value-type="float" office:value="-22" calcext:value-type="float">
            <text:p>-22</text:p>
          </table:table-cell>
          <table:table-cell office:value-type="float" office:value="6331" calcext:value-type="float">
            <text:p>6331</text:p>
          </table:table-cell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-14117" calcext:value-type="float">
            <text:p>-14117</text:p>
          </table:table-cell>
          <table:table-cell table:style-name="ce1" office:value-type="percentage" office:value="-0.22" calcext:value-type="percentage">
            <text:p>-22.00%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-1803" calcext:value-type="float">
            <text:p>-1803</text:p>
          </table:table-cell>
          <table:table-cell office:value-type="float" office:value="-22" calcext:value-type="float">
            <text:p>-22</text:p>
          </table:table-cell>
          <table:table-cell office:value-type="float" office:value="6389" calcext:value-type="float">
            <text:p>6389</text:p>
          </table:table-cell>
          <table:table-cell table:number-columns-repeated="4"/>
          <table:table-cell office:value-type="float" office:value="83" calcext:value-type="float">
            <text:p>83</text:p>
          </table:table-cell>
          <table:table-cell office:value-type="float" office:value="-13717" calcext:value-type="float">
            <text:p>-13717</text:p>
          </table:table-cell>
          <table:table-cell table:style-name="ce1" office:value-type="percentage" office:value="-0.21" calcext:value-type="percentage">
            <text:p>-21.00%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-1784" calcext:value-type="float">
            <text:p>-1784</text:p>
          </table:table-cell>
          <table:table-cell office:value-type="float" office:value="-21" calcext:value-type="float">
            <text:p>-21</text:p>
          </table:table-cell>
          <table:table-cell office:value-type="float" office:value="6408" calcext:value-type="float">
            <text:p>6408</text:p>
          </table:table-cell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-13469" calcext:value-type="float">
            <text:p>-13469</text:p>
          </table:table-cell>
          <table:table-cell table:style-name="ce1" office:value-type="percentage" office:value="-0.21" calcext:value-type="percentage">
            <text:p>-21.00%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-1727" calcext:value-type="float">
            <text:p>-1727</text:p>
          </table:table-cell>
          <table:table-cell office:value-type="float" office:value="-21" calcext:value-type="float">
            <text:p>-21</text:p>
          </table:table-cell>
          <table:table-cell office:value-type="float" office:value="6465" calcext:value-type="float">
            <text:p>6465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office:value-type="float" office:value="-13129" calcext:value-type="float">
            <text:p>-13129</text:p>
          </table:table-cell>
          <table:table-cell table:style-name="ce1" office:value-type="percentage" office:value="-0.21" calcext:value-type="percentage">
            <text:p>-21.00%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-1682" calcext:value-type="float">
            <text:p>-1682</text:p>
          </table:table-cell>
          <table:table-cell office:value-type="float" office:value="-20" calcext:value-type="float">
            <text:p>-20</text:p>
          </table:table-cell>
          <table:table-cell office:value-type="float" office:value="6510" calcext:value-type="float">
            <text:p>6510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-12797" calcext:value-type="float">
            <text:p>-12797</text:p>
          </table:table-cell>
          <table:table-cell table:style-name="ce1" office:value-type="percentage" office:value="-0.2" calcext:value-type="percentage">
            <text:p>-20.00%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-1624" calcext:value-type="float">
            <text:p>-1624</text:p>
          </table:table-cell>
          <table:table-cell office:value-type="float" office:value="-19" calcext:value-type="float">
            <text:p>-19</text:p>
          </table:table-cell>
          <table:table-cell office:value-type="float" office:value="6568" calcext:value-type="float">
            <text:p>6568</text:p>
          </table:table-cell>
          <table:table-cell table:number-columns-repeated="4"/>
          <table:table-cell office:value-type="float" office:value="87" calcext:value-type="float">
            <text:p>87</text:p>
          </table:table-cell>
          <table:table-cell office:value-type="float" office:value="-12349" calcext:value-type="float">
            <text:p>-12349</text:p>
          </table:table-cell>
          <table:table-cell table:style-name="ce1" office:value-type="percentage" office:value="-0.19" calcext:value-type="percentage">
            <text:p>-19.00%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-1622" calcext:value-type="float">
            <text:p>-1622</text:p>
          </table:table-cell>
          <table:table-cell office:value-type="float" office:value="-19" calcext:value-type="float">
            <text:p>-19</text:p>
          </table:table-cell>
          <table:table-cell office:value-type="float" office:value="6570" calcext:value-type="float">
            <text:p>6570</text:p>
          </table:table-cell>
          <table:table-cell table:number-columns-repeated="4"/>
          <table:table-cell office:value-type="float" office:value="88" calcext:value-type="float">
            <text:p>88</text:p>
          </table:table-cell>
          <table:table-cell office:value-type="float" office:value="-12377" calcext:value-type="float">
            <text:p>-12377</text:p>
          </table:table-cell>
          <table:table-cell table:style-name="ce1" office:value-type="percentage" office:value="-0.19" calcext:value-type="percentage">
            <text:p>-19.00%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-1562" calcext:value-type="float">
            <text:p>-1562</text:p>
          </table:table-cell>
          <table:table-cell office:value-type="float" office:value="-19" calcext:value-type="float">
            <text:p>-19</text:p>
          </table:table-cell>
          <table:table-cell office:value-type="float" office:value="6630" calcext:value-type="float">
            <text:p>6630</text:p>
          </table:table-cell>
          <table:table-cell table:number-columns-repeated="4"/>
          <table:table-cell office:value-type="float" office:value="89" calcext:value-type="float">
            <text:p>89</text:p>
          </table:table-cell>
          <table:table-cell office:value-type="float" office:value="-11875" calcext:value-type="float">
            <text:p>-11875</text:p>
          </table:table-cell>
          <table:table-cell table:style-name="ce1" office:value-type="percentage" office:value="-0.19" calcext:value-type="percentage">
            <text:p>-19.00%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-1521" calcext:value-type="float">
            <text:p>-1521</text:p>
          </table:table-cell>
          <table:table-cell office:value-type="float" office:value="-18" calcext:value-type="float">
            <text:p>-18</text:p>
          </table:table-cell>
          <table:table-cell office:value-type="float" office:value="6671" calcext:value-type="float">
            <text:p>6671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-11563" calcext:value-type="float">
            <text:p>-11563</text:p>
          </table:table-cell>
          <table:table-cell table:style-name="ce1" office:value-type="percentage" office:value="-0.18" calcext:value-type="percentage">
            <text:p>-18.00%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-1456" calcext:value-type="float">
            <text:p>-1456</text:p>
          </table:table-cell>
          <table:table-cell office:value-type="float" office:value="-17" calcext:value-type="float">
            <text:p>-17</text:p>
          </table:table-cell>
          <table:table-cell office:value-type="float" office:value="6736" calcext:value-type="float">
            <text:p>6736</text:p>
          </table:table-cell>
          <table:table-cell table:number-columns-repeated="4"/>
          <table:table-cell office:value-type="float" office:value="91" calcext:value-type="float">
            <text:p>91</text:p>
          </table:table-cell>
          <table:table-cell office:value-type="float" office:value="-11087" calcext:value-type="float">
            <text:p>-11087</text:p>
          </table:table-cell>
          <table:table-cell table:style-name="ce1" office:value-type="percentage" office:value="-0.17" calcext:value-type="percentage">
            <text:p>-17.00%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-1434" calcext:value-type="float">
            <text:p>-1434</text:p>
          </table:table-cell>
          <table:table-cell office:value-type="float" office:value="-17" calcext:value-type="float">
            <text:p>-17</text:p>
          </table:table-cell>
          <table:table-cell office:value-type="float" office:value="6758" calcext:value-type="float">
            <text:p>6758</text:p>
          </table:table-cell>
          <table:table-cell table:number-columns-repeated="4"/>
          <table:table-cell office:value-type="float" office:value="92" calcext:value-type="float">
            <text:p>92</text:p>
          </table:table-cell>
          <table:table-cell office:value-type="float" office:value="-10879" calcext:value-type="float">
            <text:p>-10879</text:p>
          </table:table-cell>
          <table:table-cell table:style-name="ce1" office:value-type="percentage" office:value="-0.17" calcext:value-type="percentage">
            <text:p>-17.00%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-1373" calcext:value-type="float">
            <text:p>-1373</text:p>
          </table:table-cell>
          <table:table-cell office:value-type="float" office:value="-16" calcext:value-type="float">
            <text:p>-16</text:p>
          </table:table-cell>
          <table:table-cell office:value-type="float" office:value="6819" calcext:value-type="float">
            <text:p>6819</text:p>
          </table:table-cell>
          <table:table-cell table:number-columns-repeated="4"/>
          <table:table-cell office:value-type="float" office:value="93" calcext:value-type="float">
            <text:p>93</text:p>
          </table:table-cell>
          <table:table-cell office:value-type="float" office:value="-10391" calcext:value-type="float">
            <text:p>-10391</text:p>
          </table:table-cell>
          <table:table-cell table:style-name="ce1" office:value-type="percentage" office:value="-0.16" calcext:value-type="percentage">
            <text:p>-16.00%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-1326" calcext:value-type="float">
            <text:p>-1326</text:p>
          </table:table-cell>
          <table:table-cell office:value-type="float" office:value="-16" calcext:value-type="float">
            <text:p>-16</text:p>
          </table:table-cell>
          <table:table-cell office:value-type="float" office:value="6866" calcext:value-type="float">
            <text:p>6866</text:p>
          </table:table-cell>
          <table:table-cell table:number-columns-repeated="4"/>
          <table:table-cell office:value-type="float" office:value="94" calcext:value-type="float">
            <text:p>94</text:p>
          </table:table-cell>
          <table:table-cell office:value-type="float" office:value="-10025" calcext:value-type="float">
            <text:p>-10025</text:p>
          </table:table-cell>
          <table:table-cell table:style-name="ce1" office:value-type="percentage" office:value="-0.16" calcext:value-type="percentage">
            <text:p>-16.00%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-1258" calcext:value-type="float">
            <text:p>-1258</text:p>
          </table:table-cell>
          <table:table-cell office:value-type="float" office:value="-15" calcext:value-type="float">
            <text:p>-15</text:p>
          </table:table-cell>
          <table:table-cell office:value-type="float" office:value="6934" calcext:value-type="float">
            <text:p>6934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office:value-type="float" office:value="-9567" calcext:value-type="float">
            <text:p>-9567</text:p>
          </table:table-cell>
          <table:table-cell table:style-name="ce1" office:value-type="percentage" office:value="-0.15" calcext:value-type="percentage">
            <text:p>-15.00%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-1233" calcext:value-type="float">
            <text:p>-1233</text:p>
          </table:table-cell>
          <table:table-cell office:value-type="float" office:value="-15" calcext:value-type="float">
            <text:p>-15</text:p>
          </table:table-cell>
          <table:table-cell office:value-type="float" office:value="6959" calcext:value-type="float">
            <text:p>6959</text:p>
          </table:table-cell>
          <table:table-cell table:number-columns-repeated="4"/>
          <table:table-cell office:value-type="float" office:value="96" calcext:value-type="float">
            <text:p>96</text:p>
          </table:table-cell>
          <table:table-cell office:value-type="float" office:value="-9391" calcext:value-type="float">
            <text:p>-9391</text:p>
          </table:table-cell>
          <table:table-cell table:style-name="ce1" office:value-type="percentage" office:value="-0.15" calcext:value-type="percentage">
            <text:p>-15.00%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-1174" calcext:value-type="float">
            <text:p>-1174</text:p>
          </table:table-cell>
          <table:table-cell office:value-type="float" office:value="-14" calcext:value-type="float">
            <text:p>-14</text:p>
          </table:table-cell>
          <table:table-cell office:value-type="float" office:value="7018" calcext:value-type="float">
            <text:p>7018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office:value-type="float" office:value="-8863" calcext:value-type="float">
            <text:p>-8863</text:p>
          </table:table-cell>
          <table:table-cell table:style-name="ce1" office:value-type="percentage" office:value="-0.14" calcext:value-type="percentage">
            <text:p>-14.00%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-1121" calcext:value-type="float">
            <text:p>-1121</text:p>
          </table:table-cell>
          <table:table-cell office:value-type="float" office:value="-13" calcext:value-type="float">
            <text:p>-13</text:p>
          </table:table-cell>
          <table:table-cell office:value-type="float" office:value="7071" calcext:value-type="float">
            <text:p>7071</text:p>
          </table:table-cell>
          <table:table-cell table:number-columns-repeated="4"/>
          <table:table-cell office:value-type="float" office:value="98" calcext:value-type="float">
            <text:p>98</text:p>
          </table:table-cell>
          <table:table-cell office:value-type="float" office:value="-8471" calcext:value-type="float">
            <text:p>-8471</text:p>
          </table:table-cell>
          <table:table-cell table:style-name="ce1" office:value-type="percentage" office:value="-0.13" calcext:value-type="percentage">
            <text:p>-13.00%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-1050" calcext:value-type="float">
            <text:p>-1050</text:p>
          </table:table-cell>
          <table:table-cell office:value-type="float" office:value="-12" calcext:value-type="float">
            <text:p>-12</text:p>
          </table:table-cell>
          <table:table-cell office:value-type="float" office:value="7142" calcext:value-type="float">
            <text:p>7142</text:p>
          </table:table-cell>
          <table:table-cell table:number-columns-repeated="4"/>
          <table:table-cell office:value-type="float" office:value="99" calcext:value-type="float">
            <text:p>99</text:p>
          </table:table-cell>
          <table:table-cell office:value-type="float" office:value="-7961" calcext:value-type="float">
            <text:p>-7961</text:p>
          </table:table-cell>
          <table:table-cell table:style-name="ce1" office:value-type="percentage" office:value="-0.12" calcext:value-type="percentage">
            <text:p>-12.00%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1020" calcext:value-type="float">
            <text:p>-1020</text:p>
          </table:table-cell>
          <table:table-cell office:value-type="float" office:value="-12" calcext:value-type="float">
            <text:p>-12</text:p>
          </table:table-cell>
          <table:table-cell office:value-type="float" office:value="7172" calcext:value-type="float">
            <text:p>7172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-7747" calcext:value-type="float">
            <text:p>-7747</text:p>
          </table:table-cell>
          <table:table-cell table:style-name="ce1" office:value-type="percentage" office:value="-0.12" calcext:value-type="percentage">
            <text:p>-12.00%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-944" calcext:value-type="float">
            <text:p>-944</text:p>
          </table:table-cell>
          <table:table-cell office:value-type="float" office:value="-11" calcext:value-type="float">
            <text:p>-11</text:p>
          </table:table-cell>
          <table:table-cell office:value-type="float" office:value="7248" calcext:value-type="float">
            <text:p>7248</text:p>
          </table:table-cell>
          <table:table-cell table:number-columns-repeated="4"/>
          <table:table-cell office:value-type="float" office:value="101" calcext:value-type="float">
            <text:p>101</text:p>
          </table:table-cell>
          <table:table-cell office:value-type="float" office:value="-7203" calcext:value-type="float">
            <text:p>-7203</text:p>
          </table:table-cell>
          <table:table-cell table:style-name="ce1" office:value-type="percentage" office:value="-0.11" calcext:value-type="percentage">
            <text:p>-11.00%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-894" calcext:value-type="float">
            <text:p>-894</text:p>
          </table:table-cell>
          <table:table-cell office:value-type="float" office:value="-10" calcext:value-type="float">
            <text:p>-10</text:p>
          </table:table-cell>
          <table:table-cell office:value-type="float" office:value="7298" calcext:value-type="float">
            <text:p>7298</text:p>
          </table:table-cell>
          <table:table-cell table:number-columns-repeated="4"/>
          <table:table-cell office:value-type="float" office:value="102" calcext:value-type="float">
            <text:p>102</text:p>
          </table:table-cell>
          <table:table-cell office:value-type="float" office:value="-6831" calcext:value-type="float">
            <text:p>-6831</text:p>
          </table:table-cell>
          <table:table-cell table:style-name="ce1" office:value-type="percentage" office:value="-0.1" calcext:value-type="percentage">
            <text:p>-10.00%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-827" calcext:value-type="float">
            <text:p>-827</text:p>
          </table:table-cell>
          <table:table-cell office:value-type="float" office:value="-10" calcext:value-type="float">
            <text:p>-10</text:p>
          </table:table-cell>
          <table:table-cell office:value-type="float" office:value="7365" calcext:value-type="float">
            <text:p>7365</text:p>
          </table:table-cell>
          <table:table-cell table:number-columns-repeated="4"/>
          <table:table-cell office:value-type="float" office:value="103" calcext:value-type="float">
            <text:p>103</text:p>
          </table:table-cell>
          <table:table-cell office:value-type="float" office:value="-6193" calcext:value-type="float">
            <text:p>-6193</text:p>
          </table:table-cell>
          <table:table-cell table:style-name="ce1" office:value-type="percentage" office:value="-0.09" calcext:value-type="percentage">
            <text:p>-9.00%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-825" calcext:value-type="float">
            <text:p>-825</text:p>
          </table:table-cell>
          <table:table-cell office:value-type="float" office:value="-10" calcext:value-type="float">
            <text:p>-10</text:p>
          </table:table-cell>
          <table:table-cell office:value-type="float" office:value="7367" calcext:value-type="float">
            <text:p>7367</text:p>
          </table:table-cell>
          <table:table-cell table:number-columns-repeated="4"/>
          <table:table-cell office:value-type="float" office:value="104" calcext:value-type="float">
            <text:p>104</text:p>
          </table:table-cell>
          <table:table-cell office:value-type="float" office:value="-6233" calcext:value-type="float">
            <text:p>-6233</text:p>
          </table:table-cell>
          <table:table-cell table:style-name="ce1" office:value-type="percentage" office:value="-0.09" calcext:value-type="percentage">
            <text:p>-9.00%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-756" calcext:value-type="float">
            <text:p>-756</text:p>
          </table:table-cell>
          <table:table-cell office:value-type="float" office:value="-9" calcext:value-type="float">
            <text:p>-9</text:p>
          </table:table-cell>
          <table:table-cell office:value-type="float" office:value="7436" calcext:value-type="float">
            <text:p>7436</text:p>
          </table:table-cell>
          <table:table-cell table:number-columns-repeated="4"/>
          <table:table-cell office:value-type="float" office:value="105" calcext:value-type="float">
            <text:p>105</text:p>
          </table:table-cell>
          <table:table-cell office:value-type="float" office:value="-5627" calcext:value-type="float">
            <text:p>-5627</text:p>
          </table:table-cell>
          <table:table-cell table:style-name="ce1" office:value-type="percentage" office:value="-0.09" calcext:value-type="percentage">
            <text:p>-9.00%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-696" calcext:value-type="float">
            <text:p>-696</text:p>
          </table:table-cell>
          <table:table-cell office:value-type="float" office:value="-8" calcext:value-type="float">
            <text:p>-8</text:p>
          </table:table-cell>
          <table:table-cell office:value-type="float" office:value="7496" calcext:value-type="float">
            <text:p>7496</text:p>
          </table:table-cell>
          <table:table-cell table:number-columns-repeated="4"/>
          <table:table-cell office:value-type="float" office:value="106" calcext:value-type="float">
            <text:p>106</text:p>
          </table:table-cell>
          <table:table-cell office:value-type="float" office:value="-5223" calcext:value-type="float">
            <text:p>-5223</text:p>
          </table:table-cell>
          <table:table-cell table:style-name="ce1" office:value-type="percentage" office:value="-0.08" calcext:value-type="percentage">
            <text:p>-8.00%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-611" calcext:value-type="float">
            <text:p>-611</text:p>
          </table:table-cell>
          <table:table-cell office:value-type="float" office:value="-7" calcext:value-type="float">
            <text:p>-7</text:p>
          </table:table-cell>
          <table:table-cell office:value-type="float" office:value="7581" calcext:value-type="float">
            <text:p>7581</text:p>
          </table:table-cell>
          <table:table-cell table:number-columns-repeated="4"/>
          <table:table-cell office:value-type="float" office:value="107" calcext:value-type="float">
            <text:p>107</text:p>
          </table:table-cell>
          <table:table-cell office:value-type="float" office:value="-4675" calcext:value-type="float">
            <text:p>-4675</text:p>
          </table:table-cell>
          <table:table-cell table:style-name="ce1" office:value-type="percentage" office:value="-0.07" calcext:value-type="percentage">
            <text:p>-7.00%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-586" calcext:value-type="float">
            <text:p>-586</text:p>
          </table:table-cell>
          <table:table-cell office:value-type="float" office:value="-7" calcext:value-type="float">
            <text:p>-7</text:p>
          </table:table-cell>
          <table:table-cell office:value-type="float" office:value="7606" calcext:value-type="float">
            <text:p>7606</text:p>
          </table:table-cell>
          <table:table-cell table:number-columns-repeated="4"/>
          <table:table-cell office:value-type="float" office:value="108" calcext:value-type="float">
            <text:p>108</text:p>
          </table:table-cell>
          <table:table-cell office:value-type="float" office:value="-4425" calcext:value-type="float">
            <text:p>-4425</text:p>
          </table:table-cell>
          <table:table-cell table:style-name="ce1" office:value-type="percentage" office:value="-0.07" calcext:value-type="percentage">
            <text:p>-7.00%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-507" calcext:value-type="float">
            <text:p>-507</text:p>
          </table:table-cell>
          <table:table-cell office:value-type="float" office:value="-6" calcext:value-type="float">
            <text:p>-6</text:p>
          </table:table-cell>
          <table:table-cell office:value-type="float" office:value="7685" calcext:value-type="float">
            <text:p>7685</text:p>
          </table:table-cell>
          <table:table-cell table:number-columns-repeated="4"/>
          <table:table-cell office:value-type="float" office:value="109" calcext:value-type="float">
            <text:p>109</text:p>
          </table:table-cell>
          <table:table-cell office:value-type="float" office:value="-3813" calcext:value-type="float">
            <text:p>-3813</text:p>
          </table:table-cell>
          <table:table-cell table:style-name="ce1" office:value-type="percentage" office:value="-0.06" calcext:value-type="percentage">
            <text:p>-6.00%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-445" calcext:value-type="float">
            <text:p>-445</text:p>
          </table:table-cell>
          <table:table-cell office:value-type="float" office:value="-5" calcext:value-type="float">
            <text:p>-5</text:p>
          </table:table-cell>
          <table:table-cell office:value-type="float" office:value="7747" calcext:value-type="float">
            <text:p>7747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-3333" calcext:value-type="float">
            <text:p>-3333</text:p>
          </table:table-cell>
          <table:table-cell table:style-name="ce1" office:value-type="percentage" office:value="-0.05" calcext:value-type="percentage">
            <text:p>-5.00%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-362" calcext:value-type="float">
            <text:p>-362</text:p>
          </table:table-cell>
          <table:table-cell office:value-type="float" office:value="-4" calcext:value-type="float">
            <text:p>-4</text:p>
          </table:table-cell>
          <table:table-cell office:value-type="float" office:value="7830" calcext:value-type="float">
            <text:p>7830</text:p>
          </table:table-cell>
          <table:table-cell table:number-columns-repeated="4"/>
          <table:table-cell office:value-type="float" office:value="111" calcext:value-type="float">
            <text:p>111</text:p>
          </table:table-cell>
          <table:table-cell office:value-type="float" office:value="-2641" calcext:value-type="float">
            <text:p>-2641</text:p>
          </table:table-cell>
          <table:table-cell table:style-name="ce1" office:value-type="percentage" office:value="-0.04" calcext:value-type="percentage">
            <text:p>-4.00%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-346" calcext:value-type="float">
            <text:p>-346</text:p>
          </table:table-cell>
          <table:table-cell office:value-type="float" office:value="-4" calcext:value-type="float">
            <text:p>-4</text:p>
          </table:table-cell>
          <table:table-cell office:value-type="float" office:value="7846" calcext:value-type="float">
            <text:p>7846</text:p>
          </table:table-cell>
          <table:table-cell table:number-columns-repeated="4"/>
          <table:table-cell office:value-type="float" office:value="112" calcext:value-type="float">
            <text:p>112</text:p>
          </table:table-cell>
          <table:table-cell office:value-type="float" office:value="-2517" calcext:value-type="float">
            <text:p>-2517</text:p>
          </table:table-cell>
          <table:table-cell table:style-name="ce1" office:value-type="percentage" office:value="-0.04" calcext:value-type="percentage">
            <text:p>-4.00%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-257" calcext:value-type="float">
            <text:p>-257</text:p>
          </table:table-cell>
          <table:table-cell office:value-type="float" office:value="-3" calcext:value-type="float">
            <text:p>-3</text:p>
          </table:table-cell>
          <table:table-cell office:value-type="float" office:value="7935" calcext:value-type="float">
            <text:p>7935</text:p>
          </table:table-cell>
          <table:table-cell table:number-columns-repeated="4"/>
          <table:table-cell office:value-type="float" office:value="113" calcext:value-type="float">
            <text:p>113</text:p>
          </table:table-cell>
          <table:table-cell office:value-type="float" office:value="-1885" calcext:value-type="float">
            <text:p>-1885</text:p>
          </table:table-cell>
          <table:table-cell table:style-name="ce1" office:value-type="percentage" office:value="-0.03" calcext:value-type="percentage">
            <text:p>-3.00%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-197" calcext:value-type="float">
            <text:p>-197</text:p>
          </table:table-cell>
          <table:table-cell office:value-type="float" office:value="-2" calcext:value-type="float">
            <text:p>-2</text:p>
          </table:table-cell>
          <table:table-cell office:value-type="float" office:value="7995" calcext:value-type="float">
            <text:p>7995</text:p>
          </table:table-cell>
          <table:table-cell table:number-columns-repeated="4"/>
          <table:table-cell office:value-type="float" office:value="114" calcext:value-type="float">
            <text:p>114</text:p>
          </table:table-cell>
          <table:table-cell office:value-type="float" office:value="-1441" calcext:value-type="float">
            <text:p>-1441</text:p>
          </table:table-cell>
          <table:table-cell table:style-name="ce1" office:value-type="percentage" office:value="-0.02" calcext:value-type="percentage">
            <text:p>-2.00%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-110" calcext:value-type="float">
            <text:p>-110</text:p>
          </table:table-cell>
          <table:table-cell office:value-type="float" office:value="-1" calcext:value-type="float">
            <text:p>-1</text:p>
          </table:table-cell>
          <table:table-cell office:value-type="float" office:value="8082" calcext:value-type="float">
            <text:p>8082</text:p>
          </table:table-cell>
          <table:table-cell table:number-columns-repeated="4"/>
          <table:table-cell office:value-type="float" office:value="115" calcext:value-type="float">
            <text:p>115</text:p>
          </table:table-cell>
          <table:table-cell office:value-type="float" office:value="-783" calcext:value-type="float">
            <text:p>-783</text:p>
          </table:table-cell>
          <table:table-cell table:style-name="ce1" office:value-type="percentage" office:value="-0.01" calcext:value-type="percentage">
            <text:p>-1.00%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-68" calcext:value-type="float">
            <text:p>-68</text:p>
          </table:table-cell>
          <table:table-cell office:value-type="float" office:value="0" calcext:value-type="float">
            <text:p>0</text:p>
          </table:table-cell>
          <table:table-cell office:value-type="float" office:value="8124" calcext:value-type="float">
            <text:p>8124</text:p>
          </table:table-cell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-411" calcext:value-type="float">
            <text:p>-411</text:p>
          </table:table-cell>
          <table:table-cell table:style-name="ce1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216" calcext:value-type="float">
            <text:p>8216</text:p>
          </table:table-cell>
          <table:table-cell table:number-columns-repeated="4"/>
          <table:table-cell office:value-type="float" office:value="117" calcext:value-type="float">
            <text:p>117</text:p>
          </table:table-cell>
          <table:table-cell office:value-type="float" office:value="175" calcext:value-type="float">
            <text:p>175</text:p>
          </table:table-cell>
          <table:table-cell table:style-name="ce1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8284" calcext:value-type="float">
            <text:p>8284</text:p>
          </table:table-cell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741" calcext:value-type="float">
            <text:p>741</text:p>
          </table:table-cell>
          <table:table-cell table:style-name="ce1" office:value-type="percentage" office:value="0.01" calcext:value-type="percentage">
            <text:p>1.00%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8375" calcext:value-type="float">
            <text:p>8375</text:p>
          </table:table-cell>
          <table:table-cell table:number-columns-repeated="4"/>
          <table:table-cell office:value-type="float" office:value="119" calcext:value-type="float">
            <text:p>119</text:p>
          </table:table-cell>
          <table:table-cell office:value-type="float" office:value="1451" calcext:value-type="float">
            <text:p>1451</text:p>
          </table:table-cell>
          <table:table-cell table:style-name="ce1" office:value-type="percentage" office:value="0.02" calcext:value-type="percentage">
            <text:p>2.00%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8364" calcext:value-type="float">
            <text:p>8364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403" calcext:value-type="float">
            <text:p>1403</text:p>
          </table:table-cell>
          <table:table-cell table:style-name="ce1" office:value-type="percentage" office:value="0.02" calcext:value-type="percentage">
            <text:p>2.00%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277" calcext:value-type="float">
            <text:p>277</text:p>
          </table:table-cell>
          <table:table-cell office:value-type="float" office:value="3" calcext:value-type="float">
            <text:p>3</text:p>
          </table:table-cell>
          <table:table-cell office:value-type="float" office:value="8469" calcext:value-type="float">
            <text:p>8469</text:p>
          </table:table-cell>
          <table:table-cell table:number-columns-repeated="4"/>
          <table:table-cell office:value-type="float" office:value="121" calcext:value-type="float">
            <text:p>121</text:p>
          </table:table-cell>
          <table:table-cell office:value-type="float" office:value="2131" calcext:value-type="float">
            <text:p>2131</text:p>
          </table:table-cell>
          <table:table-cell table:style-name="ce1" office:value-type="percentage" office:value="0.03" calcext:value-type="percentage">
            <text:p>3.00%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356" calcext:value-type="float">
            <text:p>356</text:p>
          </table:table-cell>
          <table:table-cell office:value-type="float" office:value="4" calcext:value-type="float">
            <text:p>4</text:p>
          </table:table-cell>
          <table:table-cell office:value-type="float" office:value="8548" calcext:value-type="float">
            <text:p>8548</text:p>
          </table:table-cell>
          <table:table-cell table:number-columns-repeated="4"/>
          <table:table-cell office:value-type="float" office:value="122" calcext:value-type="float">
            <text:p>122</text:p>
          </table:table-cell>
          <table:table-cell office:value-type="float" office:value="2815" calcext:value-type="float">
            <text:p>2815</text:p>
          </table:table-cell>
          <table:table-cell table:style-name="ce1" office:value-type="percentage" office:value="0.04" calcext:value-type="percentage">
            <text:p>4.00%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449" calcext:value-type="float">
            <text:p>449</text:p>
          </table:table-cell>
          <table:table-cell office:value-type="float" office:value="5" calcext:value-type="float">
            <text:p>5</text:p>
          </table:table-cell>
          <table:table-cell office:value-type="float" office:value="8641" calcext:value-type="float">
            <text:p>8641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float" office:value="3485" calcext:value-type="float">
            <text:p>3485</text:p>
          </table:table-cell>
          <table:table-cell table:style-name="ce1" office:value-type="percentage" office:value="0.05" calcext:value-type="percentage">
            <text:p>5.00%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490" calcext:value-type="float">
            <text:p>490</text:p>
          </table:table-cell>
          <table:table-cell office:value-type="float" office:value="5" calcext:value-type="float">
            <text:p>5</text:p>
          </table:table-cell>
          <table:table-cell office:value-type="float" office:value="8682" calcext:value-type="float">
            <text:p>8682</text:p>
          </table:table-cell>
          <table:table-cell table:number-columns-repeated="4"/>
          <table:table-cell office:value-type="float" office:value="124" calcext:value-type="float">
            <text:p>124</text:p>
          </table:table-cell>
          <table:table-cell office:value-type="float" office:value="3807" calcext:value-type="float">
            <text:p>3807</text:p>
          </table:table-cell>
          <table:table-cell table:style-name="ce1" office:value-type="percentage" office:value="0.06" calcext:value-type="percentage">
            <text:p>6.00%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598" calcext:value-type="float">
            <text:p>598</text:p>
          </table:table-cell>
          <table:table-cell office:value-type="float" office:value="7" calcext:value-type="float">
            <text:p>7</text:p>
          </table:table-cell>
          <table:table-cell office:value-type="float" office:value="8790" calcext:value-type="float">
            <text:p>8790</text:p>
          </table:table-cell>
          <table:table-cell table:number-columns-repeated="4"/>
          <table:table-cell office:value-type="float" office:value="125" calcext:value-type="float">
            <text:p>125</text:p>
          </table:table-cell>
          <table:table-cell office:value-type="float" office:value="4615" calcext:value-type="float">
            <text:p>4615</text:p>
          </table:table-cell>
          <table:table-cell table:style-name="ce1" office:value-type="percentage" office:value="0.07" calcext:value-type="percentage">
            <text:p>7.00%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682" calcext:value-type="float">
            <text:p>682</text:p>
          </table:table-cell>
          <table:table-cell office:value-type="float" office:value="8" calcext:value-type="float">
            <text:p>8</text:p>
          </table:table-cell>
          <table:table-cell office:value-type="float" office:value="8874" calcext:value-type="float">
            <text:p>8874</text:p>
          </table:table-cell>
          <table:table-cell table:number-columns-repeated="4"/>
          <table:table-cell office:value-type="float" office:value="126" calcext:value-type="float">
            <text:p>126</text:p>
          </table:table-cell>
          <table:table-cell office:value-type="float" office:value="5263" calcext:value-type="float">
            <text:p>5263</text:p>
          </table:table-cell>
          <table:table-cell table:style-name="ce1" office:value-type="percentage" office:value="0.08" calcext:value-type="percentage">
            <text:p>8.00%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780" calcext:value-type="float">
            <text:p>780</text:p>
          </table:table-cell>
          <table:table-cell office:value-type="float" office:value="9" calcext:value-type="float">
            <text:p>9</text:p>
          </table:table-cell>
          <table:table-cell office:value-type="float" office:value="8972" calcext:value-type="float">
            <text:p>8972</text:p>
          </table:table-cell>
          <table:table-cell table:number-columns-repeated="4"/>
          <table:table-cell office:value-type="float" office:value="127" calcext:value-type="float">
            <text:p>127</text:p>
          </table:table-cell>
          <table:table-cell office:value-type="float" office:value="6031" calcext:value-type="float">
            <text:p>6031</text:p>
          </table:table-cell>
          <table:table-cell table:style-name="ce1" office:value-type="percentage" office:value="0.09" calcext:value-type="percentage">
            <text:p>9.00%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-1922" calcext:value-type="float">
            <text:p>-1922</text:p>
          </table:table-cell>
          <table:table-cell office:value-type="float" office:value="-23" calcext:value-type="float">
            <text:p>-23</text:p>
          </table:table-cell>
          <table:table-cell office:value-type="float" office:value="6270" calcext:value-type="float">
            <text:p>6270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office:value-type="float" office:value="-14627" calcext:value-type="float">
            <text:p>-14627</text:p>
          </table:table-cell>
          <table:table-cell table:style-name="ce1" office:value-type="percentage" office:value="-0.23" calcext:value-type="percentage">
            <text:p>-23.00%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-1887" calcext:value-type="float">
            <text:p>-1887</text:p>
          </table:table-cell>
          <table:table-cell office:value-type="float" office:value="-23" calcext:value-type="float">
            <text:p>-23</text:p>
          </table:table-cell>
          <table:table-cell office:value-type="float" office:value="6305" calcext:value-type="float">
            <text:p>6305</text:p>
          </table:table-cell>
          <table:table-cell table:number-columns-repeated="4"/>
          <table:table-cell office:value-type="float" office:value="129" calcext:value-type="float">
            <text:p>129</text:p>
          </table:table-cell>
          <table:table-cell office:value-type="float" office:value="-14317" calcext:value-type="float">
            <text:p>-14317</text:p>
          </table:table-cell>
          <table:table-cell table:style-name="ce1" office:value-type="percentage" office:value="-0.22" calcext:value-type="percentage">
            <text:p>-22.00%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-1860" calcext:value-type="float">
            <text:p>-1860</text:p>
          </table:table-cell>
          <table:table-cell office:value-type="float" office:value="-22" calcext:value-type="float">
            <text:p>-22</text:p>
          </table:table-cell>
          <table:table-cell office:value-type="float" office:value="6332" calcext:value-type="float">
            <text:p>6332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-14097" calcext:value-type="float">
            <text:p>-14097</text:p>
          </table:table-cell>
          <table:table-cell table:style-name="ce1" office:value-type="percentage" office:value="-0.22" calcext:value-type="percentage">
            <text:p>-22.00%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-1823" calcext:value-type="float">
            <text:p>-1823</text:p>
          </table:table-cell>
          <table:table-cell office:value-type="float" office:value="-22" calcext:value-type="float">
            <text:p>-22</text:p>
          </table:table-cell>
          <table:table-cell office:value-type="float" office:value="6369" calcext:value-type="float">
            <text:p>6369</text:p>
          </table:table-cell>
          <table:table-cell table:number-columns-repeated="4"/>
          <table:table-cell office:value-type="float" office:value="131" calcext:value-type="float">
            <text:p>131</text:p>
          </table:table-cell>
          <table:table-cell office:value-type="float" office:value="-13819" calcext:value-type="float">
            <text:p>-13819</text:p>
          </table:table-cell>
          <table:table-cell table:style-name="ce1" office:value-type="percentage" office:value="-0.22" calcext:value-type="percentage">
            <text:p>-22.00%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-1806" calcext:value-type="float">
            <text:p>-1806</text:p>
          </table:table-cell>
          <table:table-cell office:value-type="float" office:value="-22" calcext:value-type="float">
            <text:p>-22</text:p>
          </table:table-cell>
          <table:table-cell office:value-type="float" office:value="6386" calcext:value-type="float">
            <text:p>6386</text:p>
          </table:table-cell>
          <table:table-cell table:number-columns-repeated="4"/>
          <table:table-cell office:value-type="float" office:value="132" calcext:value-type="float">
            <text:p>132</text:p>
          </table:table-cell>
          <table:table-cell office:value-type="float" office:value="-13783" calcext:value-type="float">
            <text:p>-13783</text:p>
          </table:table-cell>
          <table:table-cell table:style-name="ce1" office:value-type="percentage" office:value="-0.22" calcext:value-type="percentage">
            <text:p>-22.00%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-1773" calcext:value-type="float">
            <text:p>-1773</text:p>
          </table:table-cell>
          <table:table-cell office:value-type="float" office:value="-21" calcext:value-type="float">
            <text:p>-21</text:p>
          </table:table-cell>
          <table:table-cell office:value-type="float" office:value="6419" calcext:value-type="float">
            <text:p>6419</text:p>
          </table:table-cell>
          <table:table-cell table:number-columns-repeated="4"/>
          <table:table-cell office:value-type="float" office:value="133" calcext:value-type="float">
            <text:p>133</text:p>
          </table:table-cell>
          <table:table-cell office:value-type="float" office:value="-13471" calcext:value-type="float">
            <text:p>-13471</text:p>
          </table:table-cell>
          <table:table-cell table:style-name="ce1" office:value-type="percentage" office:value="-0.21" calcext:value-type="percentage">
            <text:p>-21.00%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-1742" calcext:value-type="float">
            <text:p>-1742</text:p>
          </table:table-cell>
          <table:table-cell office:value-type="float" office:value="-21" calcext:value-type="float">
            <text:p>-21</text:p>
          </table:table-cell>
          <table:table-cell office:value-type="float" office:value="6450" calcext:value-type="float">
            <text:p>6450</text:p>
          </table:table-cell>
          <table:table-cell table:number-columns-repeated="4"/>
          <table:table-cell office:value-type="float" office:value="134" calcext:value-type="float">
            <text:p>134</text:p>
          </table:table-cell>
          <table:table-cell office:value-type="float" office:value="-13263" calcext:value-type="float">
            <text:p>-13263</text:p>
          </table:table-cell>
          <table:table-cell table:style-name="ce1" office:value-type="percentage" office:value="-0.21" calcext:value-type="percentage">
            <text:p>-21.00%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-1709" calcext:value-type="float">
            <text:p>-1709</text:p>
          </table:table-cell>
          <table:table-cell office:value-type="float" office:value="-20" calcext:value-type="float">
            <text:p>-20</text:p>
          </table:table-cell>
          <table:table-cell office:value-type="float" office:value="6483" calcext:value-type="float">
            <text:p>6483</text:p>
          </table:table-cell>
          <table:table-cell table:number-columns-repeated="4"/>
          <table:table-cell office:value-type="float" office:value="135" calcext:value-type="float">
            <text:p>135</text:p>
          </table:table-cell>
          <table:table-cell office:value-type="float" office:value="-13019" calcext:value-type="float">
            <text:p>-13019</text:p>
          </table:table-cell>
          <table:table-cell table:style-name="ce1" office:value-type="percentage" office:value="-0.2" calcext:value-type="percentage">
            <text:p>-20.00%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-1710" calcext:value-type="float">
            <text:p>-1710</text:p>
          </table:table-cell>
          <table:table-cell office:value-type="float" office:value="-20" calcext:value-type="float">
            <text:p>-20</text:p>
          </table:table-cell>
          <table:table-cell office:value-type="float" office:value="6482" calcext:value-type="float">
            <text:p>6482</text:p>
          </table:table-cell>
          <table:table-cell table:number-columns-repeated="4"/>
          <table:table-cell office:value-type="float" office:value="136" calcext:value-type="float">
            <text:p>136</text:p>
          </table:table-cell>
          <table:table-cell office:value-type="float" office:value="-12949" calcext:value-type="float">
            <text:p>-12949</text:p>
          </table:table-cell>
          <table:table-cell table:style-name="ce1" office:value-type="percentage" office:value="-0.2" calcext:value-type="percentage">
            <text:p>-20.00%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-1674" calcext:value-type="float">
            <text:p>-1674</text:p>
          </table:table-cell>
          <table:table-cell office:value-type="float" office:value="-20" calcext:value-type="float">
            <text:p>-20</text:p>
          </table:table-cell>
          <table:table-cell office:value-type="float" office:value="6518" calcext:value-type="float">
            <text:p>6518</text:p>
          </table:table-cell>
          <table:table-cell table:number-columns-repeated="4"/>
          <table:table-cell office:value-type="float" office:value="137" calcext:value-type="float">
            <text:p>137</text:p>
          </table:table-cell>
          <table:table-cell office:value-type="float" office:value="-12761" calcext:value-type="float">
            <text:p>-12761</text:p>
          </table:table-cell>
          <table:table-cell table:style-name="ce1" office:value-type="percentage" office:value="-0.2" calcext:value-type="percentage">
            <text:p>-20.00%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-1644" calcext:value-type="float">
            <text:p>-1644</text:p>
          </table:table-cell>
          <table:table-cell office:value-type="float" office:value="-20" calcext:value-type="float">
            <text:p>-20</text:p>
          </table:table-cell>
          <table:table-cell office:value-type="float" office:value="6548" calcext:value-type="float">
            <text:p>6548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-12563" calcext:value-type="float">
            <text:p>-12563</text:p>
          </table:table-cell>
          <table:table-cell table:style-name="ce1" office:value-type="percentage" office:value="-0.2" calcext:value-type="percentage">
            <text:p>-20.00%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-1611" calcext:value-type="float">
            <text:p>-1611</text:p>
          </table:table-cell>
          <table:table-cell office:value-type="float" office:value="-19" calcext:value-type="float">
            <text:p>-19</text:p>
          </table:table-cell>
          <table:table-cell office:value-type="float" office:value="6581" calcext:value-type="float">
            <text:p>6581</text:p>
          </table:table-cell>
          <table:table-cell table:number-columns-repeated="4"/>
          <table:table-cell office:value-type="float" office:value="139" calcext:value-type="float">
            <text:p>139</text:p>
          </table:table-cell>
          <table:table-cell office:value-type="float" office:value="-12269" calcext:value-type="float">
            <text:p>-12269</text:p>
          </table:table-cell>
          <table:table-cell table:style-name="ce1" office:value-type="percentage" office:value="-0.19" calcext:value-type="percentage">
            <text:p>-19.00%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-1592" calcext:value-type="float">
            <text:p>-1592</text:p>
          </table:table-cell>
          <table:table-cell office:value-type="float" office:value="-19" calcext:value-type="float">
            <text:p>-19</text:p>
          </table:table-cell>
          <table:table-cell office:value-type="float" office:value="6600" calcext:value-type="float">
            <text:p>6600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-12131" calcext:value-type="float">
            <text:p>-12131</text:p>
          </table:table-cell>
          <table:table-cell table:style-name="ce1" office:value-type="percentage" office:value="-0.19" calcext:value-type="percentage">
            <text:p>-19.00%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-1551" calcext:value-type="float">
            <text:p>-1551</text:p>
          </table:table-cell>
          <table:table-cell office:value-type="float" office:value="-18" calcext:value-type="float">
            <text:p>-18</text:p>
          </table:table-cell>
          <table:table-cell office:value-type="float" office:value="6641" calcext:value-type="float">
            <text:p>6641</text:p>
          </table:table-cell>
          <table:table-cell table:number-columns-repeated="4"/>
          <table:table-cell office:value-type="float" office:value="141" calcext:value-type="float">
            <text:p>141</text:p>
          </table:table-cell>
          <table:table-cell office:value-type="float" office:value="-11831" calcext:value-type="float">
            <text:p>-11831</text:p>
          </table:table-cell>
          <table:table-cell table:style-name="ce1" office:value-type="percentage" office:value="-0.18" calcext:value-type="percentage">
            <text:p>-18.00%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-1522" calcext:value-type="float">
            <text:p>-1522</text:p>
          </table:table-cell>
          <table:table-cell office:value-type="float" office:value="-18" calcext:value-type="float">
            <text:p>-18</text:p>
          </table:table-cell>
          <table:table-cell office:value-type="float" office:value="6670" calcext:value-type="float">
            <text:p>6670</text:p>
          </table:table-cell>
          <table:table-cell table:number-columns-repeated="4"/>
          <table:table-cell office:value-type="float" office:value="142" calcext:value-type="float">
            <text:p>142</text:p>
          </table:table-cell>
          <table:table-cell office:value-type="float" office:value="-11591" calcext:value-type="float">
            <text:p>-11591</text:p>
          </table:table-cell>
          <table:table-cell table:style-name="ce1" office:value-type="percentage" office:value="-0.18" calcext:value-type="percentage">
            <text:p>-18.00%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-1485" calcext:value-type="float">
            <text:p>-1485</text:p>
          </table:table-cell>
          <table:table-cell office:value-type="float" office:value="-18" calcext:value-type="float">
            <text:p>-18</text:p>
          </table:table-cell>
          <table:table-cell office:value-type="float" office:value="6707" calcext:value-type="float">
            <text:p>6707</text:p>
          </table:table-cell>
          <table:table-cell table:number-columns-repeated="4"/>
          <table:table-cell office:value-type="float" office:value="143" calcext:value-type="float">
            <text:p>143</text:p>
          </table:table-cell>
          <table:table-cell office:value-type="float" office:value="-11321" calcext:value-type="float">
            <text:p>-11321</text:p>
          </table:table-cell>
          <table:table-cell table:style-name="ce1" office:value-type="percentage" office:value="-0.18" calcext:value-type="percentage">
            <text:p>-18.00%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-1479" calcext:value-type="float">
            <text:p>-1479</text:p>
          </table:table-cell>
          <table:table-cell office:value-type="float" office:value="-18" calcext:value-type="float">
            <text:p>-18</text:p>
          </table:table-cell>
          <table:table-cell office:value-type="float" office:value="6713" calcext:value-type="float">
            <text:p>6713</text:p>
          </table:table-cell>
          <table:table-cell table:number-columns-repeated="4"/>
          <table:table-cell office:value-type="float" office:value="144" calcext:value-type="float">
            <text:p>144</text:p>
          </table:table-cell>
          <table:table-cell office:value-type="float" office:value="-11257" calcext:value-type="float">
            <text:p>-11257</text:p>
          </table:table-cell>
          <table:table-cell table:style-name="ce1" office:value-type="percentage" office:value="-0.18" calcext:value-type="percentage">
            <text:p>-18.00%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-1442" calcext:value-type="float">
            <text:p>-1442</text:p>
          </table:table-cell>
          <table:table-cell office:value-type="float" office:value="-17" calcext:value-type="float">
            <text:p>-17</text:p>
          </table:table-cell>
          <table:table-cell office:value-type="float" office:value="6750" calcext:value-type="float">
            <text:p>6750</text:p>
          </table:table-cell>
          <table:table-cell table:number-columns-repeated="4"/>
          <table:table-cell office:value-type="float" office:value="145" calcext:value-type="float">
            <text:p>145</text:p>
          </table:table-cell>
          <table:table-cell office:value-type="float" office:value="-10931" calcext:value-type="float">
            <text:p>-10931</text:p>
          </table:table-cell>
          <table:table-cell table:style-name="ce1" office:value-type="percentage" office:value="-0.17" calcext:value-type="percentage">
            <text:p>-17.00%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-1406" calcext:value-type="float">
            <text:p>-1406</text:p>
          </table:table-cell>
          <table:table-cell office:value-type="float" office:value="-17" calcext:value-type="float">
            <text:p>-17</text:p>
          </table:table-cell>
          <table:table-cell office:value-type="float" office:value="6786" calcext:value-type="float">
            <text:p>6786</text:p>
          </table:table-cell>
          <table:table-cell table:number-columns-repeated="4"/>
          <table:table-cell office:value-type="float" office:value="146" calcext:value-type="float">
            <text:p>146</text:p>
          </table:table-cell>
          <table:table-cell office:value-type="float" office:value="-10681" calcext:value-type="float">
            <text:p>-10681</text:p>
          </table:table-cell>
          <table:table-cell table:style-name="ce1" office:value-type="percentage" office:value="-0.17" calcext:value-type="percentage">
            <text:p>-17.00%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-1362" calcext:value-type="float">
            <text:p>-1362</text:p>
          </table:table-cell>
          <table:table-cell office:value-type="float" office:value="-16" calcext:value-type="float">
            <text:p>-16</text:p>
          </table:table-cell>
          <table:table-cell office:value-type="float" office:value="6830" calcext:value-type="float">
            <text:p>6830</text:p>
          </table:table-cell>
          <table:table-cell table:number-columns-repeated="4"/>
          <table:table-cell office:value-type="float" office:value="147" calcext:value-type="float">
            <text:p>147</text:p>
          </table:table-cell>
          <table:table-cell office:value-type="float" office:value="-10407" calcext:value-type="float">
            <text:p>-10407</text:p>
          </table:table-cell>
          <table:table-cell table:style-name="ce1" office:value-type="percentage" office:value="-0.16" calcext:value-type="percentage">
            <text:p>-16.00%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-1348" calcext:value-type="float">
            <text:p>-1348</text:p>
          </table:table-cell>
          <table:table-cell office:value-type="float" office:value="-16" calcext:value-type="float">
            <text:p>-16</text:p>
          </table:table-cell>
          <table:table-cell office:value-type="float" office:value="6844" calcext:value-type="float">
            <text:p>6844</text:p>
          </table:table-cell>
          <table:table-cell table:number-columns-repeated="4"/>
          <table:table-cell office:value-type="float" office:value="148" calcext:value-type="float">
            <text:p>148</text:p>
          </table:table-cell>
          <table:table-cell office:value-type="float" office:value="-10243" calcext:value-type="float">
            <text:p>-10243</text:p>
          </table:table-cell>
          <table:table-cell table:style-name="ce1" office:value-type="percentage" office:value="-0.16" calcext:value-type="percentage">
            <text:p>-16.00%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-1311" calcext:value-type="float">
            <text:p>-1311</text:p>
          </table:table-cell>
          <table:table-cell office:value-type="float" office:value="-16" calcext:value-type="float">
            <text:p>-16</text:p>
          </table:table-cell>
          <table:table-cell office:value-type="float" office:value="6881" calcext:value-type="float">
            <text:p>6881</text:p>
          </table:table-cell>
          <table:table-cell table:number-columns-repeated="4"/>
          <table:table-cell office:value-type="float" office:value="149" calcext:value-type="float">
            <text:p>149</text:p>
          </table:table-cell>
          <table:table-cell office:value-type="float" office:value="-9971" calcext:value-type="float">
            <text:p>-9971</text:p>
          </table:table-cell>
          <table:table-cell table:style-name="ce1" office:value-type="percentage" office:value="-0.15" calcext:value-type="percentage">
            <text:p>-15.00%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-1276" calcext:value-type="float">
            <text:p>-1276</text:p>
          </table:table-cell>
          <table:table-cell office:value-type="float" office:value="-15" calcext:value-type="float">
            <text:p>-15</text:p>
          </table:table-cell>
          <table:table-cell office:value-type="float" office:value="6916" calcext:value-type="float">
            <text:p>6916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-9685" calcext:value-type="float">
            <text:p>-9685</text:p>
          </table:table-cell>
          <table:table-cell table:style-name="ce1" office:value-type="percentage" office:value="-0.15" calcext:value-type="percentage">
            <text:p>-15.00%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-1238" calcext:value-type="float">
            <text:p>-1238</text:p>
          </table:table-cell>
          <table:table-cell office:value-type="float" office:value="-15" calcext:value-type="float">
            <text:p>-15</text:p>
          </table:table-cell>
          <table:table-cell office:value-type="float" office:value="6954" calcext:value-type="float">
            <text:p>6954</text:p>
          </table:table-cell>
          <table:table-cell table:number-columns-repeated="4"/>
          <table:table-cell office:value-type="float" office:value="151" calcext:value-type="float">
            <text:p>151</text:p>
          </table:table-cell>
          <table:table-cell office:value-type="float" office:value="-9401" calcext:value-type="float">
            <text:p>-9401</text:p>
          </table:table-cell>
          <table:table-cell table:style-name="ce1" office:value-type="percentage" office:value="-0.15" calcext:value-type="percentage">
            <text:p>-15.00%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-1234" calcext:value-type="float">
            <text:p>-1234</text:p>
          </table:table-cell>
          <table:table-cell office:value-type="float" office:value="-15" calcext:value-type="float">
            <text:p>-15</text:p>
          </table:table-cell>
          <table:table-cell office:value-type="float" office:value="6958" calcext:value-type="float">
            <text:p>6958</text:p>
          </table:table-cell>
          <table:table-cell table:number-columns-repeated="4"/>
          <table:table-cell office:value-type="float" office:value="152" calcext:value-type="float">
            <text:p>152</text:p>
          </table:table-cell>
          <table:table-cell office:value-type="float" office:value="-9391" calcext:value-type="float">
            <text:p>-9391</text:p>
          </table:table-cell>
          <table:table-cell table:style-name="ce1" office:value-type="percentage" office:value="-0.15" calcext:value-type="percentage">
            <text:p>-15.00%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-1198" calcext:value-type="float">
            <text:p>-1198</text:p>
          </table:table-cell>
          <table:table-cell office:value-type="float" office:value="-14" calcext:value-type="float">
            <text:p>-14</text:p>
          </table:table-cell>
          <table:table-cell office:value-type="float" office:value="6994" calcext:value-type="float">
            <text:p>6994</text:p>
          </table:table-cell>
          <table:table-cell table:number-columns-repeated="4"/>
          <table:table-cell office:value-type="float" office:value="153" calcext:value-type="float">
            <text:p>153</text:p>
          </table:table-cell>
          <table:table-cell office:value-type="float" office:value="-9111" calcext:value-type="float">
            <text:p>-9111</text:p>
          </table:table-cell>
          <table:table-cell table:style-name="ce1" office:value-type="percentage" office:value="-0.14" calcext:value-type="percentage">
            <text:p>-14.00%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-1165" calcext:value-type="float">
            <text:p>-1165</text:p>
          </table:table-cell>
          <table:table-cell office:value-type="float" office:value="-14" calcext:value-type="float">
            <text:p>-14</text:p>
          </table:table-cell>
          <table:table-cell office:value-type="float" office:value="7027" calcext:value-type="float">
            <text:p>7027</text:p>
          </table:table-cell>
          <table:table-cell table:number-columns-repeated="4"/>
          <table:table-cell office:value-type="float" office:value="154" calcext:value-type="float">
            <text:p>154</text:p>
          </table:table-cell>
          <table:table-cell office:value-type="float" office:value="-8833" calcext:value-type="float">
            <text:p>-8833</text:p>
          </table:table-cell>
          <table:table-cell table:style-name="ce1" office:value-type="percentage" office:value="-0.14" calcext:value-type="percentage">
            <text:p>-14.00%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-1119" calcext:value-type="float">
            <text:p>-1119</text:p>
          </table:table-cell>
          <table:table-cell office:value-type="float" office:value="-13" calcext:value-type="float">
            <text:p>-13</text:p>
          </table:table-cell>
          <table:table-cell office:value-type="float" office:value="7073" calcext:value-type="float">
            <text:p>7073</text:p>
          </table:table-cell>
          <table:table-cell table:number-columns-repeated="4"/>
          <table:table-cell office:value-type="float" office:value="155" calcext:value-type="float">
            <text:p>155</text:p>
          </table:table-cell>
          <table:table-cell office:value-type="float" office:value="-8495" calcext:value-type="float">
            <text:p>-8495</text:p>
          </table:table-cell>
          <table:table-cell table:style-name="ce1" office:value-type="percentage" office:value="-0.13" calcext:value-type="percentage">
            <text:p>-13.00%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-1102" calcext:value-type="float">
            <text:p>-1102</text:p>
          </table:table-cell>
          <table:table-cell office:value-type="float" office:value="-13" calcext:value-type="float">
            <text:p>-13</text:p>
          </table:table-cell>
          <table:table-cell office:value-type="float" office:value="7090" calcext:value-type="float">
            <text:p>7090</text:p>
          </table:table-cell>
          <table:table-cell table:number-columns-repeated="4"/>
          <table:table-cell office:value-type="float" office:value="156" calcext:value-type="float">
            <text:p>156</text:p>
          </table:table-cell>
          <table:table-cell office:value-type="float" office:value="-8351" calcext:value-type="float">
            <text:p>-8351</text:p>
          </table:table-cell>
          <table:table-cell table:style-name="ce1" office:value-type="percentage" office:value="-0.13" calcext:value-type="percentage">
            <text:p>-13.00%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-1052" calcext:value-type="float">
            <text:p>-1052</text:p>
          </table:table-cell>
          <table:table-cell office:value-type="float" office:value="-12" calcext:value-type="float">
            <text:p>-12</text:p>
          </table:table-cell>
          <table:table-cell office:value-type="float" office:value="7140" calcext:value-type="float">
            <text:p>7140</text:p>
          </table:table-cell>
          <table:table-cell table:number-columns-repeated="4"/>
          <table:table-cell office:value-type="float" office:value="157" calcext:value-type="float">
            <text:p>157</text:p>
          </table:table-cell>
          <table:table-cell office:value-type="float" office:value="-8013" calcext:value-type="float">
            <text:p>-8013</text:p>
          </table:table-cell>
          <table:table-cell table:style-name="ce1" office:value-type="percentage" office:value="-0.12" calcext:value-type="percentage">
            <text:p>-12.00%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-1022" calcext:value-type="float">
            <text:p>-1022</text:p>
          </table:table-cell>
          <table:table-cell office:value-type="float" office:value="-12" calcext:value-type="float">
            <text:p>-12</text:p>
          </table:table-cell>
          <table:table-cell office:value-type="float" office:value="7170" calcext:value-type="float">
            <text:p>7170</text:p>
          </table:table-cell>
          <table:table-cell table:number-columns-repeated="4"/>
          <table:table-cell office:value-type="float" office:value="158" calcext:value-type="float">
            <text:p>158</text:p>
          </table:table-cell>
          <table:table-cell office:value-type="float" office:value="-7751" calcext:value-type="float">
            <text:p>-7751</text:p>
          </table:table-cell>
          <table:table-cell table:style-name="ce1" office:value-type="percentage" office:value="-0.12" calcext:value-type="percentage">
            <text:p>-12.00%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-974" calcext:value-type="float">
            <text:p>-974</text:p>
          </table:table-cell>
          <table:table-cell office:value-type="float" office:value="-11" calcext:value-type="float">
            <text:p>-11</text:p>
          </table:table-cell>
          <table:table-cell office:value-type="float" office:value="7218" calcext:value-type="float">
            <text:p>7218</text:p>
          </table:table-cell>
          <table:table-cell table:number-columns-repeated="4"/>
          <table:table-cell office:value-type="float" office:value="159" calcext:value-type="float">
            <text:p>159</text:p>
          </table:table-cell>
          <table:table-cell office:value-type="float" office:value="-7387" calcext:value-type="float">
            <text:p>-7387</text:p>
          </table:table-cell>
          <table:table-cell table:style-name="ce1" office:value-type="percentage" office:value="-0.11" calcext:value-type="percentage">
            <text:p>-11.00%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-956" calcext:value-type="float">
            <text:p>-956</text:p>
          </table:table-cell>
          <table:table-cell office:value-type="float" office:value="-11" calcext:value-type="float">
            <text:p>-11</text:p>
          </table:table-cell>
          <table:table-cell office:value-type="float" office:value="7236" calcext:value-type="float">
            <text:p>7236</text:p>
          </table:table-cell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-7217" calcext:value-type="float">
            <text:p>-7217</text:p>
          </table:table-cell>
          <table:table-cell table:style-name="ce1" office:value-type="percentage" office:value="-0.11" calcext:value-type="percentage">
            <text:p>-11.00%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-914" calcext:value-type="float">
            <text:p>-914</text:p>
          </table:table-cell>
          <table:table-cell office:value-type="float" office:value="-11" calcext:value-type="float">
            <text:p>-11</text:p>
          </table:table-cell>
          <table:table-cell office:value-type="float" office:value="7278" calcext:value-type="float">
            <text:p>7278</text:p>
          </table:table-cell>
          <table:table-cell table:number-columns-repeated="4"/>
          <table:table-cell office:value-type="float" office:value="161" calcext:value-type="float">
            <text:p>161</text:p>
          </table:table-cell>
          <table:table-cell office:value-type="float" office:value="-6911" calcext:value-type="float">
            <text:p>-6911</text:p>
          </table:table-cell>
          <table:table-cell table:style-name="ce1" office:value-type="percentage" office:value="-0.11" calcext:value-type="percentage">
            <text:p>-11.00%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-875" calcext:value-type="float">
            <text:p>-875</text:p>
          </table:table-cell>
          <table:table-cell office:value-type="float" office:value="-10" calcext:value-type="float">
            <text:p>-10</text:p>
          </table:table-cell>
          <table:table-cell office:value-type="float" office:value="7317" calcext:value-type="float">
            <text:p>7317</text:p>
          </table:table-cell>
          <table:table-cell table:number-columns-repeated="4"/>
          <table:table-cell office:value-type="float" office:value="162" calcext:value-type="float">
            <text:p>162</text:p>
          </table:table-cell>
          <table:table-cell office:value-type="float" office:value="-6637" calcext:value-type="float">
            <text:p>-6637</text:p>
          </table:table-cell>
          <table:table-cell table:style-name="ce1" office:value-type="percentage" office:value="-0.1" calcext:value-type="percentage">
            <text:p>-10.00%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-826" calcext:value-type="float">
            <text:p>-826</text:p>
          </table:table-cell>
          <table:table-cell office:value-type="float" office:value="-10" calcext:value-type="float">
            <text:p>-10</text:p>
          </table:table-cell>
          <table:table-cell office:value-type="float" office:value="7366" calcext:value-type="float">
            <text:p>7366</text:p>
          </table:table-cell>
          <table:table-cell table:number-columns-repeated="4"/>
          <table:table-cell office:value-type="float" office:value="163" calcext:value-type="float">
            <text:p>163</text:p>
          </table:table-cell>
          <table:table-cell office:value-type="float" office:value="-6315" calcext:value-type="float">
            <text:p>-6315</text:p>
          </table:table-cell>
          <table:table-cell table:style-name="ce1" office:value-type="percentage" office:value="-0.1" calcext:value-type="percentage">
            <text:p>-10.00%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-811" calcext:value-type="float">
            <text:p>-811</text:p>
          </table:table-cell>
          <table:table-cell office:value-type="float" office:value="-9" calcext:value-type="float">
            <text:p>-9</text:p>
          </table:table-cell>
          <table:table-cell office:value-type="float" office:value="7381" calcext:value-type="float">
            <text:p>7381</text:p>
          </table:table-cell>
          <table:table-cell table:number-columns-repeated="4"/>
          <table:table-cell office:value-type="float" office:value="164" calcext:value-type="float">
            <text:p>164</text:p>
          </table:table-cell>
          <table:table-cell office:value-type="float" office:value="-6117" calcext:value-type="float">
            <text:p>-6117</text:p>
          </table:table-cell>
          <table:table-cell table:style-name="ce1" office:value-type="percentage" office:value="-0.09" calcext:value-type="percentage">
            <text:p>-9.00%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-759" calcext:value-type="float">
            <text:p>-759</text:p>
          </table:table-cell>
          <table:table-cell office:value-type="float" office:value="-9" calcext:value-type="float">
            <text:p>-9</text:p>
          </table:table-cell>
          <table:table-cell office:value-type="float" office:value="7433" calcext:value-type="float">
            <text:p>7433</text:p>
          </table:table-cell>
          <table:table-cell table:number-columns-repeated="4"/>
          <table:table-cell office:value-type="float" office:value="165" calcext:value-type="float">
            <text:p>165</text:p>
          </table:table-cell>
          <table:table-cell office:value-type="float" office:value="-5769" calcext:value-type="float">
            <text:p>-5769</text:p>
          </table:table-cell>
          <table:table-cell table:style-name="ce1" office:value-type="percentage" office:value="-0.09" calcext:value-type="percentage">
            <text:p>-9.00%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-718" calcext:value-type="float">
            <text:p>-718</text:p>
          </table:table-cell>
          <table:table-cell office:value-type="float" office:value="-8" calcext:value-type="float">
            <text:p>-8</text:p>
          </table:table-cell>
          <table:table-cell office:value-type="float" office:value="7474" calcext:value-type="float">
            <text:p>7474</text:p>
          </table:table-cell>
          <table:table-cell table:number-columns-repeated="4"/>
          <table:table-cell office:value-type="float" office:value="166" calcext:value-type="float">
            <text:p>166</text:p>
          </table:table-cell>
          <table:table-cell office:value-type="float" office:value="-5483" calcext:value-type="float">
            <text:p>-5483</text:p>
          </table:table-cell>
          <table:table-cell table:style-name="ce1" office:value-type="percentage" office:value="-0.08" calcext:value-type="percentage">
            <text:p>-8.00%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-670" calcext:value-type="float">
            <text:p>-670</text:p>
          </table:table-cell>
          <table:table-cell office:value-type="float" office:value="-8" calcext:value-type="float">
            <text:p>-8</text:p>
          </table:table-cell>
          <table:table-cell office:value-type="float" office:value="7522" calcext:value-type="float">
            <text:p>7522</text:p>
          </table:table-cell>
          <table:table-cell table:number-columns-repeated="4"/>
          <table:table-cell office:value-type="float" office:value="167" calcext:value-type="float">
            <text:p>167</text:p>
          </table:table-cell>
          <table:table-cell office:value-type="float" office:value="-5115" calcext:value-type="float">
            <text:p>-5115</text:p>
          </table:table-cell>
          <table:table-cell table:style-name="ce1" office:value-type="percentage" office:value="-0.08" calcext:value-type="percentage">
            <text:p>-8.00%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-672" calcext:value-type="float">
            <text:p>-672</text:p>
          </table:table-cell>
          <table:table-cell office:value-type="float" office:value="-8" calcext:value-type="float">
            <text:p>-8</text:p>
          </table:table-cell>
          <table:table-cell office:value-type="float" office:value="7520" calcext:value-type="float">
            <text:p>7520</text:p>
          </table:table-cell>
          <table:table-cell table:number-columns-repeated="4"/>
          <table:table-cell office:value-type="float" office:value="168" calcext:value-type="float">
            <text:p>168</text:p>
          </table:table-cell>
          <table:table-cell office:value-type="float" office:value="-5101" calcext:value-type="float">
            <text:p>-5101</text:p>
          </table:table-cell>
          <table:table-cell table:style-name="ce1" office:value-type="percentage" office:value="-0.08" calcext:value-type="percentage">
            <text:p>-8.00%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-626" calcext:value-type="float">
            <text:p>-626</text:p>
          </table:table-cell>
          <table:table-cell office:value-type="float" office:value="-7" calcext:value-type="float">
            <text:p>-7</text:p>
          </table:table-cell>
          <table:table-cell office:value-type="float" office:value="7566" calcext:value-type="float">
            <text:p>7566</text:p>
          </table:table-cell>
          <table:table-cell table:number-columns-repeated="4"/>
          <table:table-cell office:value-type="float" office:value="169" calcext:value-type="float">
            <text:p>169</text:p>
          </table:table-cell>
          <table:table-cell office:value-type="float" office:value="-4769" calcext:value-type="float">
            <text:p>-4769</text:p>
          </table:table-cell>
          <table:table-cell table:style-name="ce1" office:value-type="percentage" office:value="-0.07" calcext:value-type="percentage">
            <text:p>-7.00%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-590" calcext:value-type="float">
            <text:p>-590</text:p>
          </table:table-cell>
          <table:table-cell office:value-type="float" office:value="-7" calcext:value-type="float">
            <text:p>-7</text:p>
          </table:table-cell>
          <table:table-cell office:value-type="float" office:value="7602" calcext:value-type="float">
            <text:p>7602</text:p>
          </table:table-cell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-4479" calcext:value-type="float">
            <text:p>-4479</text:p>
          </table:table-cell>
          <table:table-cell table:style-name="ce1" office:value-type="percentage" office:value="-0.07" calcext:value-type="percentage">
            <text:p>-7.00%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-539" calcext:value-type="float">
            <text:p>-539</text:p>
          </table:table-cell>
          <table:table-cell office:value-type="float" office:value="-6" calcext:value-type="float">
            <text:p>-6</text:p>
          </table:table-cell>
          <table:table-cell office:value-type="float" office:value="7653" calcext:value-type="float">
            <text:p>7653</text:p>
          </table:table-cell>
          <table:table-cell table:number-columns-repeated="4"/>
          <table:table-cell office:value-type="float" office:value="171" calcext:value-type="float">
            <text:p>171</text:p>
          </table:table-cell>
          <table:table-cell office:value-type="float" office:value="-4041" calcext:value-type="float">
            <text:p>-4041</text:p>
          </table:table-cell>
          <table:table-cell table:style-name="ce1" office:value-type="percentage" office:value="-0.06" calcext:value-type="percentage">
            <text:p>-6.00%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-517" calcext:value-type="float">
            <text:p>-517</text:p>
          </table:table-cell>
          <table:table-cell office:value-type="float" office:value="-6" calcext:value-type="float">
            <text:p>-6</text:p>
          </table:table-cell>
          <table:table-cell office:value-type="float" office:value="7675" calcext:value-type="float">
            <text:p>7675</text:p>
          </table:table-cell>
          <table:table-cell table:number-columns-repeated="4"/>
          <table:table-cell office:value-type="float" office:value="172" calcext:value-type="float">
            <text:p>172</text:p>
          </table:table-cell>
          <table:table-cell office:value-type="float" office:value="-3891" calcext:value-type="float">
            <text:p>-3891</text:p>
          </table:table-cell>
          <table:table-cell table:style-name="ce1" office:value-type="percentage" office:value="-0.06" calcext:value-type="percentage">
            <text:p>-6.00%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-470" calcext:value-type="float">
            <text:p>-470</text:p>
          </table:table-cell>
          <table:table-cell office:value-type="float" office:value="-5" calcext:value-type="float">
            <text:p>-5</text:p>
          </table:table-cell>
          <table:table-cell office:value-type="float" office:value="7722" calcext:value-type="float">
            <text:p>7722</text:p>
          </table:table-cell>
          <table:table-cell table:number-columns-repeated="4"/>
          <table:table-cell office:value-type="float" office:value="173" calcext:value-type="float">
            <text:p>173</text:p>
          </table:table-cell>
          <table:table-cell office:value-type="float" office:value="-3519" calcext:value-type="float">
            <text:p>-3519</text:p>
          </table:table-cell>
          <table:table-cell table:style-name="ce1" office:value-type="percentage" office:value="-0.05" calcext:value-type="percentage">
            <text:p>-5.00%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-419" calcext:value-type="float">
            <text:p>-419</text:p>
          </table:table-cell>
          <table:table-cell office:value-type="float" office:value="-5" calcext:value-type="float">
            <text:p>-5</text:p>
          </table:table-cell>
          <table:table-cell office:value-type="float" office:value="7773" calcext:value-type="float">
            <text:p>7773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office:value-type="float" office:value="-3209" calcext:value-type="float">
            <text:p>-3209</text:p>
          </table:table-cell>
          <table:table-cell table:style-name="ce1" office:value-type="percentage" office:value="-0.05" calcext:value-type="percentage">
            <text:p>-5.00%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-370" calcext:value-type="float">
            <text:p>-370</text:p>
          </table:table-cell>
          <table:table-cell office:value-type="float" office:value="-4" calcext:value-type="float">
            <text:p>-4</text:p>
          </table:table-cell>
          <table:table-cell office:value-type="float" office:value="7822" calcext:value-type="float">
            <text:p>7822</text:p>
          </table:table-cell>
          <table:table-cell table:number-columns-repeated="4"/>
          <table:table-cell office:value-type="float" office:value="175" calcext:value-type="float">
            <text:p>175</text:p>
          </table:table-cell>
          <table:table-cell office:value-type="float" office:value="-2797" calcext:value-type="float">
            <text:p>-2797</text:p>
          </table:table-cell>
          <table:table-cell table:style-name="ce1" office:value-type="percentage" office:value="-0.04" calcext:value-type="percentage">
            <text:p>-4.00%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-351" calcext:value-type="float">
            <text:p>-351</text:p>
          </table:table-cell>
          <table:table-cell office:value-type="float" office:value="-4" calcext:value-type="float">
            <text:p>-4</text:p>
          </table:table-cell>
          <table:table-cell office:value-type="float" office:value="7841" calcext:value-type="float">
            <text:p>7841</text:p>
          </table:table-cell>
          <table:table-cell table:number-columns-repeated="4"/>
          <table:table-cell office:value-type="float" office:value="176" calcext:value-type="float">
            <text:p>176</text:p>
          </table:table-cell>
          <table:table-cell office:value-type="float" office:value="-2553" calcext:value-type="float">
            <text:p>-2553</text:p>
          </table:table-cell>
          <table:table-cell table:style-name="ce1" office:value-type="percentage" office:value="-0.04" calcext:value-type="percentage">
            <text:p>-4.00%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-294" calcext:value-type="float">
            <text:p>-294</text:p>
          </table:table-cell>
          <table:table-cell office:value-type="float" office:value="-3" calcext:value-type="float">
            <text:p>-3</text:p>
          </table:table-cell>
          <table:table-cell office:value-type="float" office:value="7898" calcext:value-type="float">
            <text:p>7898</text:p>
          </table:table-cell>
          <table:table-cell table:number-columns-repeated="4"/>
          <table:table-cell office:value-type="float" office:value="177" calcext:value-type="float">
            <text:p>177</text:p>
          </table:table-cell>
          <table:table-cell office:value-type="float" office:value="-2205" calcext:value-type="float">
            <text:p>-2205</text:p>
          </table:table-cell>
          <table:table-cell table:style-name="ce1" office:value-type="percentage" office:value="-0.03" calcext:value-type="percentage">
            <text:p>-3.00%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-245" calcext:value-type="float">
            <text:p>-245</text:p>
          </table:table-cell>
          <table:table-cell office:value-type="float" office:value="-2" calcext:value-type="float">
            <text:p>-2</text:p>
          </table:table-cell>
          <table:table-cell office:value-type="float" office:value="7947" calcext:value-type="float">
            <text:p>7947</text:p>
          </table:table-cell>
          <table:table-cell table:number-columns-repeated="4"/>
          <table:table-cell office:value-type="float" office:value="178" calcext:value-type="float">
            <text:p>178</text:p>
          </table:table-cell>
          <table:table-cell office:value-type="float" office:value="-1909" calcext:value-type="float">
            <text:p>-1909</text:p>
          </table:table-cell>
          <table:table-cell table:style-name="ce1" office:value-type="percentage" office:value="-0.03" calcext:value-type="percentage">
            <text:p>-3.00%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-200" calcext:value-type="float">
            <text:p>-200</text:p>
          </table:table-cell>
          <table:table-cell office:value-type="float" office:value="-2" calcext:value-type="float">
            <text:p>-2</text:p>
          </table:table-cell>
          <table:table-cell office:value-type="float" office:value="7992" calcext:value-type="float">
            <text:p>7992</text:p>
          </table:table-cell>
          <table:table-cell table:number-columns-repeated="4"/>
          <table:table-cell office:value-type="float" office:value="179" calcext:value-type="float">
            <text:p>179</text:p>
          </table:table-cell>
          <table:table-cell office:value-type="float" office:value="-1461" calcext:value-type="float">
            <text:p>-1461</text:p>
          </table:table-cell>
          <table:table-cell table:style-name="ce1" office:value-type="percentage" office:value="-0.02" calcext:value-type="percentage">
            <text:p>-2.00%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-171" calcext:value-type="float">
            <text:p>-171</text:p>
          </table:table-cell>
          <table:table-cell office:value-type="float" office:value="-2" calcext:value-type="float">
            <text:p>-2</text:p>
          </table:table-cell>
          <table:table-cell office:value-type="float" office:value="8021" calcext:value-type="float">
            <text:p>802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-1309" calcext:value-type="float">
            <text:p>-1309</text:p>
          </table:table-cell>
          <table:table-cell table:style-name="ce1" office:value-type="percentage" office:value="-0.02" calcext:value-type="percentage">
            <text:p>-2.00%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-119" calcext:value-type="float">
            <text:p>-119</text:p>
          </table:table-cell>
          <table:table-cell office:value-type="float" office:value="-1" calcext:value-type="float">
            <text:p>-1</text:p>
          </table:table-cell>
          <table:table-cell office:value-type="float" office:value="8073" calcext:value-type="float">
            <text:p>8073</text:p>
          </table:table-cell>
          <table:table-cell table:number-columns-repeated="4"/>
          <table:table-cell office:value-type="float" office:value="181" calcext:value-type="float">
            <text:p>181</text:p>
          </table:table-cell>
          <table:table-cell office:value-type="float" office:value="-885" calcext:value-type="float">
            <text:p>-885</text:p>
          </table:table-cell>
          <table:table-cell table:style-name="ce1" office:value-type="percentage" office:value="-0.01" calcext:value-type="percentage">
            <text:p>-1.00%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-79" calcext:value-type="float">
            <text:p>-79</text:p>
          </table:table-cell>
          <table:table-cell office:value-type="float" office:value="0" calcext:value-type="float">
            <text:p>0</text:p>
          </table:table-cell>
          <table:table-cell office:value-type="float" office:value="8113" calcext:value-type="float">
            <text:p>8113</text:p>
          </table:table-cell>
          <table:table-cell table:number-columns-repeated="4"/>
          <table:table-cell office:value-type="float" office:value="182" calcext:value-type="float">
            <text:p>182</text:p>
          </table:table-cell>
          <table:table-cell office:value-type="float" office:value="-507" calcext:value-type="float">
            <text:p>-507</text:p>
          </table:table-cell>
          <table:table-cell table:style-name="ce1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8175" calcext:value-type="float">
            <text:p>8175</text:p>
          </table:table-cell>
          <table:table-cell table:number-columns-repeated="4"/>
          <table:table-cell office:value-type="float" office:value="183" calcext:value-type="float">
            <text:p>183</text:p>
          </table:table-cell>
          <table:table-cell office:value-type="float" office:value="-43" calcext:value-type="float">
            <text:p>-43</text:p>
          </table:table-cell>
          <table:table-cell table:style-name="ce1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office:value-type="float" office:value="8171" calcext:value-type="float">
            <text:p>8171</text:p>
          </table:table-cell>
          <table:table-cell table:number-columns-repeated="4"/>
          <table:table-cell office:value-type="float" office:value="184" calcext:value-type="float">
            <text:p>184</text:p>
          </table:table-cell>
          <table:table-cell office:value-type="float" office:value="-41" calcext:value-type="float">
            <text:p>-41</text:p>
          </table:table-cell>
          <table:table-cell table:style-name="ce1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8229" calcext:value-type="float">
            <text:p>8229</text:p>
          </table:table-cell>
          <table:table-cell table:number-columns-repeated="4"/>
          <table:table-cell office:value-type="float" office:value="185" calcext:value-type="float">
            <text:p>185</text:p>
          </table:table-cell>
          <table:table-cell office:value-type="float" office:value="403" calcext:value-type="float">
            <text:p>403</text:p>
          </table:table-cell>
          <table:table-cell table:style-name="ce1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74" calcext:value-type="float">
            <text:p>8274</text:p>
          </table:table-cell>
          <table:table-cell table:number-columns-repeated="4"/>
          <table:table-cell office:value-type="float" office:value="186" calcext:value-type="float">
            <text:p>186</text:p>
          </table:table-cell>
          <table:table-cell office:value-type="float" office:value="683" calcext:value-type="float">
            <text:p>683</text:p>
          </table:table-cell>
          <table:table-cell table:style-name="ce1" office:value-type="percentage" office:value="0.01" calcext:value-type="percentage">
            <text:p>1.00%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8336" calcext:value-type="float">
            <text:p>8336</text:p>
          </table:table-cell>
          <table:table-cell table:number-columns-repeated="4"/>
          <table:table-cell office:value-type="float" office:value="187" calcext:value-type="float">
            <text:p>187</text:p>
          </table:table-cell>
          <table:table-cell office:value-type="float" office:value="1203" calcext:value-type="float">
            <text:p>1203</text:p>
          </table:table-cell>
          <table:table-cell table:style-name="ce1" office:value-type="percentage" office:value="0.01" calcext:value-type="percentage">
            <text:p>1.00%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8362" calcext:value-type="float">
            <text:p>8362</text:p>
          </table:table-cell>
          <table:table-cell table:number-columns-repeated="4"/>
          <table:table-cell office:value-type="float" office:value="188" calcext:value-type="float">
            <text:p>188</text:p>
          </table:table-cell>
          <table:table-cell office:value-type="float" office:value="1409" calcext:value-type="float">
            <text:p>1409</text:p>
          </table:table-cell>
          <table:table-cell table:style-name="ce1" office:value-type="percentage" office:value="0.02" calcext:value-type="percentage">
            <text:p>2.00%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float" office:value="8425" calcext:value-type="float">
            <text:p>8425</text:p>
          </table:table-cell>
          <table:table-cell table:number-columns-repeated="4"/>
          <table:table-cell office:value-type="float" office:value="189" calcext:value-type="float">
            <text:p>189</text:p>
          </table:table-cell>
          <table:table-cell office:value-type="float" office:value="1851" calcext:value-type="float">
            <text:p>1851</text:p>
          </table:table-cell>
          <table:table-cell table:style-name="ce1" office:value-type="percentage" office:value="0.02" calcext:value-type="percentage">
            <text:p>2.00%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82" calcext:value-type="float">
            <text:p>282</text:p>
          </table:table-cell>
          <table:table-cell office:value-type="float" office:value="3" calcext:value-type="float">
            <text:p>3</text:p>
          </table:table-cell>
          <table:table-cell office:value-type="float" office:value="8474" calcext:value-type="float">
            <text:p>8474</text:p>
          </table:table-cell>
          <table:table-cell table:number-columns-repeated="4"/>
          <table:table-cell office:value-type="float" office:value="190" calcext:value-type="float">
            <text:p>190</text:p>
          </table:table-cell>
          <table:table-cell office:value-type="float" office:value="2177" calcext:value-type="float">
            <text:p>2177</text:p>
          </table:table-cell>
          <table:table-cell table:style-name="ce1" office:value-type="percentage" office:value="0.03" calcext:value-type="percentage">
            <text:p>3.00%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344" calcext:value-type="float">
            <text:p>344</text:p>
          </table:table-cell>
          <table:table-cell office:value-type="float" office:value="4" calcext:value-type="float">
            <text:p>4</text:p>
          </table:table-cell>
          <table:table-cell office:value-type="float" office:value="8536" calcext:value-type="float">
            <text:p>8536</text:p>
          </table:table-cell>
          <table:table-cell table:number-columns-repeated="4"/>
          <table:table-cell office:value-type="float" office:value="191" calcext:value-type="float">
            <text:p>191</text:p>
          </table:table-cell>
          <table:table-cell office:value-type="float" office:value="2657" calcext:value-type="float">
            <text:p>2657</text:p>
          </table:table-cell>
          <table:table-cell table:style-name="ce1" office:value-type="percentage" office:value="0.04" calcext:value-type="percentage">
            <text:p>4.00%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366" calcext:value-type="float">
            <text:p>366</text:p>
          </table:table-cell>
          <table:table-cell office:value-type="float" office:value="4" calcext:value-type="float">
            <text:p>4</text:p>
          </table:table-cell>
          <table:table-cell office:value-type="float" office:value="8558" calcext:value-type="float">
            <text:p>8558</text:p>
          </table:table-cell>
          <table:table-cell table:number-columns-repeated="4"/>
          <table:table-cell office:value-type="float" office:value="192" calcext:value-type="float">
            <text:p>192</text:p>
          </table:table-cell>
          <table:table-cell office:value-type="float" office:value="2863" calcext:value-type="float">
            <text:p>2863</text:p>
          </table:table-cell>
          <table:table-cell table:style-name="ce1" office:value-type="percentage" office:value="0.04" calcext:value-type="percentage">
            <text:p>4.00%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436" calcext:value-type="float">
            <text:p>436</text:p>
          </table:table-cell>
          <table:table-cell office:value-type="float" office:value="5" calcext:value-type="float">
            <text:p>5</text:p>
          </table:table-cell>
          <table:table-cell office:value-type="float" office:value="8628" calcext:value-type="float">
            <text:p>8628</text:p>
          </table:table-cell>
          <table:table-cell table:number-columns-repeated="4"/>
          <table:table-cell office:value-type="float" office:value="193" calcext:value-type="float">
            <text:p>193</text:p>
          </table:table-cell>
          <table:table-cell office:value-type="float" office:value="3339" calcext:value-type="float">
            <text:p>3339</text:p>
          </table:table-cell>
          <table:table-cell table:style-name="ce1" office:value-type="percentage" office:value="0.05" calcext:value-type="percentage">
            <text:p>5.00%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477" calcext:value-type="float">
            <text:p>477</text:p>
          </table:table-cell>
          <table:table-cell office:value-type="float" office:value="5" calcext:value-type="float">
            <text:p>5</text:p>
          </table:table-cell>
          <table:table-cell office:value-type="float" office:value="8669" calcext:value-type="float">
            <text:p>8669</text:p>
          </table:table-cell>
          <table:table-cell table:number-columns-repeated="4"/>
          <table:table-cell office:value-type="float" office:value="194" calcext:value-type="float">
            <text:p>194</text:p>
          </table:table-cell>
          <table:table-cell office:value-type="float" office:value="3723" calcext:value-type="float">
            <text:p>3723</text:p>
          </table:table-cell>
          <table:table-cell table:style-name="ce1" office:value-type="percentage" office:value="0.05" calcext:value-type="percentage">
            <text:p>5.00%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552" calcext:value-type="float">
            <text:p>552</text:p>
          </table:table-cell>
          <table:table-cell office:value-type="float" office:value="6" calcext:value-type="float">
            <text:p>6</text:p>
          </table:table-cell>
          <table:table-cell office:value-type="float" office:value="8744" calcext:value-type="float">
            <text:p>8744</text:p>
          </table:table-cell>
          <table:table-cell table:number-columns-repeated="4"/>
          <table:table-cell office:value-type="float" office:value="195" calcext:value-type="float">
            <text:p>195</text:p>
          </table:table-cell>
          <table:table-cell office:value-type="float" office:value="4215" calcext:value-type="float">
            <text:p>4215</text:p>
          </table:table-cell>
          <table:table-cell table:style-name="ce1" office:value-type="percentage" office:value="0.06" calcext:value-type="percentage">
            <text:p>6.00%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578" calcext:value-type="float">
            <text:p>578</text:p>
          </table:table-cell>
          <table:table-cell office:value-type="float" office:value="7" calcext:value-type="float">
            <text:p>7</text:p>
          </table:table-cell>
          <table:table-cell office:value-type="float" office:value="8770" calcext:value-type="float">
            <text:p>8770</text:p>
          </table:table-cell>
          <table:table-cell table:number-columns-repeated="4"/>
          <table:table-cell office:value-type="float" office:value="196" calcext:value-type="float">
            <text:p>196</text:p>
          </table:table-cell>
          <table:table-cell office:value-type="float" office:value="4503" calcext:value-type="float">
            <text:p>4503</text:p>
          </table:table-cell>
          <table:table-cell table:style-name="ce1" office:value-type="percentage" office:value="0.07" calcext:value-type="percentage">
            <text:p>7.00%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644" calcext:value-type="float">
            <text:p>644</text:p>
          </table:table-cell>
          <table:table-cell office:value-type="float" office:value="7" calcext:value-type="float">
            <text:p>7</text:p>
          </table:table-cell>
          <table:table-cell office:value-type="float" office:value="8836" calcext:value-type="float">
            <text:p>8836</text:p>
          </table:table-cell>
          <table:table-cell table:number-columns-repeated="4"/>
          <table:table-cell office:value-type="float" office:value="197" calcext:value-type="float">
            <text:p>197</text:p>
          </table:table-cell>
          <table:table-cell office:value-type="float" office:value="5003" calcext:value-type="float">
            <text:p>5003</text:p>
          </table:table-cell>
          <table:table-cell table:style-name="ce1" office:value-type="percentage" office:value="0.08" calcext:value-type="percentage">
            <text:p>8.00%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694" calcext:value-type="float">
            <text:p>694</text:p>
          </table:table-cell>
          <table:table-cell office:value-type="float" office:value="8" calcext:value-type="float">
            <text:p>8</text:p>
          </table:table-cell>
          <table:table-cell office:value-type="float" office:value="8886" calcext:value-type="float">
            <text:p>8886</text:p>
          </table:table-cell>
          <table:table-cell table:number-columns-repeated="4"/>
          <table:table-cell office:value-type="float" office:value="198" calcext:value-type="float">
            <text:p>198</text:p>
          </table:table-cell>
          <table:table-cell office:value-type="float" office:value="5333" calcext:value-type="float">
            <text:p>5333</text:p>
          </table:table-cell>
          <table:table-cell table:style-name="ce1" office:value-type="percentage" office:value="0.08" calcext:value-type="percentage">
            <text:p>8.00%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764" calcext:value-type="float">
            <text:p>764</text:p>
          </table:table-cell>
          <table:table-cell office:value-type="float" office:value="9" calcext:value-type="float">
            <text:p>9</text:p>
          </table:table-cell>
          <table:table-cell office:value-type="float" office:value="8956" calcext:value-type="float">
            <text:p>8956</text:p>
          </table:table-cell>
          <table:table-cell table:number-columns-repeated="4"/>
          <table:table-cell office:value-type="float" office:value="199" calcext:value-type="float">
            <text:p>199</text:p>
          </table:table-cell>
          <table:table-cell office:value-type="float" office:value="5881" calcext:value-type="float">
            <text:p>5881</text:p>
          </table:table-cell>
          <table:table-cell table:style-name="ce1" office:value-type="percentage" office:value="0.09" calcext:value-type="percentage">
            <text:p>9.00%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764" calcext:value-type="float">
            <text:p>764</text:p>
          </table:table-cell>
          <table:table-cell office:value-type="float" office:value="9" calcext:value-type="float">
            <text:p>9</text:p>
          </table:table-cell>
          <table:table-cell office:value-type="float" office:value="8956" calcext:value-type="float">
            <text:p>8956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5893" calcext:value-type="float">
            <text:p>5893</text:p>
          </table:table-cell>
          <table:table-cell table:style-name="ce1" office:value-type="percentage" office:value="0.09" calcext:value-type="percentage">
            <text:p>9.00%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829" calcext:value-type="float">
            <text:p>829</text:p>
          </table:table-cell>
          <table:table-cell office:value-type="float" office:value="10" calcext:value-type="float">
            <text:p>10</text:p>
          </table:table-cell>
          <table:table-cell office:value-type="float" office:value="9021" calcext:value-type="float">
            <text:p>9021</text:p>
          </table:table-cell>
          <table:table-cell table:number-columns-repeated="4"/>
          <table:table-cell office:value-type="float" office:value="201" calcext:value-type="float">
            <text:p>201</text:p>
          </table:table-cell>
          <table:table-cell office:value-type="float" office:value="6431" calcext:value-type="float">
            <text:p>6431</text:p>
          </table:table-cell>
          <table:table-cell table:style-name="ce1" office:value-type="percentage" office:value="0.1" calcext:value-type="percentage">
            <text:p>10.00%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887" calcext:value-type="float">
            <text:p>887</text:p>
          </table:table-cell>
          <table:table-cell office:value-type="float" office:value="10" calcext:value-type="float">
            <text:p>10</text:p>
          </table:table-cell>
          <table:table-cell office:value-type="float" office:value="9079" calcext:value-type="float">
            <text:p>9079</text:p>
          </table:table-cell>
          <table:table-cell table:number-columns-repeated="4"/>
          <table:table-cell office:value-type="float" office:value="202" calcext:value-type="float">
            <text:p>202</text:p>
          </table:table-cell>
          <table:table-cell office:value-type="float" office:value="6833" calcext:value-type="float">
            <text:p>6833</text:p>
          </table:table-cell>
          <table:table-cell table:style-name="ce1" office:value-type="percentage" office:value="0.1" calcext:value-type="percentage">
            <text:p>10.00%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957" calcext:value-type="float">
            <text:p>957</text:p>
          </table:table-cell>
          <table:table-cell office:value-type="float" office:value="11" calcext:value-type="float">
            <text:p>11</text:p>
          </table:table-cell>
          <table:table-cell office:value-type="float" office:value="9149" calcext:value-type="float">
            <text:p>9149</text:p>
          </table:table-cell>
          <table:table-cell table:number-columns-repeated="4"/>
          <table:table-cell office:value-type="float" office:value="203" calcext:value-type="float">
            <text:p>203</text:p>
          </table:table-cell>
          <table:table-cell office:value-type="float" office:value="7403" calcext:value-type="float">
            <text:p>7403</text:p>
          </table:table-cell>
          <table:table-cell table:style-name="ce1" office:value-type="percentage" office:value="0.11" calcext:value-type="percentage">
            <text:p>11.00%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997" calcext:value-type="float">
            <text:p>997</text:p>
          </table:table-cell>
          <table:table-cell office:value-type="float" office:value="12" calcext:value-type="float">
            <text:p>12</text:p>
          </table:table-cell>
          <table:table-cell office:value-type="float" office:value="9189" calcext:value-type="float">
            <text:p>9189</text:p>
          </table:table-cell>
          <table:table-cell table:number-columns-repeated="4"/>
          <table:table-cell office:value-type="float" office:value="204" calcext:value-type="float">
            <text:p>204</text:p>
          </table:table-cell>
          <table:table-cell office:value-type="float" office:value="7627" calcext:value-type="float">
            <text:p>7627</text:p>
          </table:table-cell>
          <table:table-cell table:style-name="ce1" office:value-type="percentage" office:value="0.12" calcext:value-type="percentage">
            <text:p>12.00%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1065" calcext:value-type="float">
            <text:p>1065</text:p>
          </table:table-cell>
          <table:table-cell office:value-type="float" office:value="13" calcext:value-type="float">
            <text:p>13</text:p>
          </table:table-cell>
          <table:table-cell office:value-type="float" office:value="9257" calcext:value-type="float">
            <text:p>9257</text:p>
          </table:table-cell>
          <table:table-cell table:number-columns-repeated="4"/>
          <table:table-cell office:value-type="float" office:value="205" calcext:value-type="float">
            <text:p>205</text:p>
          </table:table-cell>
          <table:table-cell office:value-type="float" office:value="8147" calcext:value-type="float">
            <text:p>8147</text:p>
          </table:table-cell>
          <table:table-cell table:style-name="ce1" office:value-type="percentage" office:value="0.13" calcext:value-type="percentage">
            <text:p>13.00%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120" calcext:value-type="float">
            <text:p>1120</text:p>
          </table:table-cell>
          <table:table-cell office:value-type="float" office:value="13" calcext:value-type="float">
            <text:p>13</text:p>
          </table:table-cell>
          <table:table-cell office:value-type="float" office:value="9312" calcext:value-type="float">
            <text:p>9312</text:p>
          </table:table-cell>
          <table:table-cell table:number-columns-repeated="4"/>
          <table:table-cell office:value-type="float" office:value="206" calcext:value-type="float">
            <text:p>206</text:p>
          </table:table-cell>
          <table:table-cell office:value-type="float" office:value="8673" calcext:value-type="float">
            <text:p>8673</text:p>
          </table:table-cell>
          <table:table-cell table:style-name="ce1" office:value-type="percentage" office:value="0.13" calcext:value-type="percentage">
            <text:p>13.00%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1196" calcext:value-type="float">
            <text:p>1196</text:p>
          </table:table-cell>
          <table:table-cell office:value-type="float" office:value="14" calcext:value-type="float">
            <text:p>14</text:p>
          </table:table-cell>
          <table:table-cell office:value-type="float" office:value="9388" calcext:value-type="float">
            <text:p>9388</text:p>
          </table:table-cell>
          <table:table-cell table:number-columns-repeated="4"/>
          <table:table-cell office:value-type="float" office:value="207" calcext:value-type="float">
            <text:p>207</text:p>
          </table:table-cell>
          <table:table-cell office:value-type="float" office:value="9279" calcext:value-type="float">
            <text:p>9279</text:p>
          </table:table-cell>
          <table:table-cell table:style-name="ce1" office:value-type="percentage" office:value="0.14" calcext:value-type="percentage">
            <text:p>14.00%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1228" calcext:value-type="float">
            <text:p>1228</text:p>
          </table:table-cell>
          <table:table-cell office:value-type="float" office:value="14" calcext:value-type="float">
            <text:p>14</text:p>
          </table:table-cell>
          <table:table-cell office:value-type="float" office:value="9420" calcext:value-type="float">
            <text:p>9420</text:p>
          </table:table-cell>
          <table:table-cell table:number-columns-repeated="4"/>
          <table:table-cell office:value-type="float" office:value="208" calcext:value-type="float">
            <text:p>208</text:p>
          </table:table-cell>
          <table:table-cell office:value-type="float" office:value="9429" calcext:value-type="float">
            <text:p>9429</text:p>
          </table:table-cell>
          <table:table-cell table:style-name="ce1" office:value-type="percentage" office:value="0.15" calcext:value-type="percentage">
            <text:p>15.00%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1293" calcext:value-type="float">
            <text:p>1293</text:p>
          </table:table-cell>
          <table:table-cell office:value-type="float" office:value="15" calcext:value-type="float">
            <text:p>15</text:p>
          </table:table-cell>
          <table:table-cell office:value-type="float" office:value="9485" calcext:value-type="float">
            <text:p>9485</text:p>
          </table:table-cell>
          <table:table-cell table:number-columns-repeated="4"/>
          <table:table-cell office:value-type="float" office:value="209" calcext:value-type="float">
            <text:p>209</text:p>
          </table:table-cell>
          <table:table-cell office:value-type="float" office:value="9999" calcext:value-type="float">
            <text:p>9999</text:p>
          </table:table-cell>
          <table:table-cell table:style-name="ce1" office:value-type="percentage" office:value="0.15" calcext:value-type="percentage">
            <text:p>15.00%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364" calcext:value-type="float">
            <text:p>1364</text:p>
          </table:table-cell>
          <table:table-cell office:value-type="float" office:value="16" calcext:value-type="float">
            <text:p>16</text:p>
          </table:table-cell>
          <table:table-cell office:value-type="float" office:value="9556" calcext:value-type="float">
            <text:p>9556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10381" calcext:value-type="float">
            <text:p>10381</text:p>
          </table:table-cell>
          <table:table-cell table:style-name="ce1" office:value-type="percentage" office:value="0.16" calcext:value-type="percentage">
            <text:p>16.00%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1439" calcext:value-type="float">
            <text:p>1439</text:p>
          </table:table-cell>
          <table:table-cell office:value-type="float" office:value="17" calcext:value-type="float">
            <text:p>17</text:p>
          </table:table-cell>
          <table:table-cell office:value-type="float" office:value="9631" calcext:value-type="float">
            <text:p>9631</text:p>
          </table:table-cell>
          <table:table-cell table:number-columns-repeated="4"/>
          <table:table-cell office:value-type="float" office:value="211" calcext:value-type="float">
            <text:p>211</text:p>
          </table:table-cell>
          <table:table-cell office:value-type="float" office:value="11057" calcext:value-type="float">
            <text:p>11057</text:p>
          </table:table-cell>
          <table:table-cell table:style-name="ce1" office:value-type="percentage" office:value="0.17" calcext:value-type="percentage">
            <text:p>17.00%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1478" calcext:value-type="float">
            <text:p>1478</text:p>
          </table:table-cell>
          <table:table-cell office:value-type="float" office:value="18" calcext:value-type="float">
            <text:p>18</text:p>
          </table:table-cell>
          <table:table-cell office:value-type="float" office:value="9670" calcext:value-type="float">
            <text:p>9670</text:p>
          </table:table-cell>
          <table:table-cell table:number-columns-repeated="4"/>
          <table:table-cell office:value-type="float" office:value="212" calcext:value-type="float">
            <text:p>212</text:p>
          </table:table-cell>
          <table:table-cell office:value-type="float" office:value="11275" calcext:value-type="float">
            <text:p>11275</text:p>
          </table:table-cell>
          <table:table-cell table:style-name="ce1" office:value-type="percentage" office:value="0.18" calcext:value-type="percentage">
            <text:p>18.00%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1560" calcext:value-type="float">
            <text:p>1560</text:p>
          </table:table-cell>
          <table:table-cell office:value-type="float" office:value="19" calcext:value-type="float">
            <text:p>19</text:p>
          </table:table-cell>
          <table:table-cell office:value-type="float" office:value="9752" calcext:value-type="float">
            <text:p>9752</text:p>
          </table:table-cell>
          <table:table-cell table:number-columns-repeated="4"/>
          <table:table-cell office:value-type="float" office:value="213" calcext:value-type="float">
            <text:p>213</text:p>
          </table:table-cell>
          <table:table-cell office:value-type="float" office:value="11921" calcext:value-type="float">
            <text:p>11921</text:p>
          </table:table-cell>
          <table:table-cell table:style-name="ce1" office:value-type="percentage" office:value="0.19" calcext:value-type="percentage">
            <text:p>19.00%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1618" calcext:value-type="float">
            <text:p>1618</text:p>
          </table:table-cell>
          <table:table-cell office:value-type="float" office:value="19" calcext:value-type="float">
            <text:p>19</text:p>
          </table:table-cell>
          <table:table-cell office:value-type="float" office:value="9810" calcext:value-type="float">
            <text:p>9810</text:p>
          </table:table-cell>
          <table:table-cell table:number-columns-repeated="4"/>
          <table:table-cell office:value-type="float" office:value="214" calcext:value-type="float">
            <text:p>214</text:p>
          </table:table-cell>
          <table:table-cell office:value-type="float" office:value="12419" calcext:value-type="float">
            <text:p>12419</text:p>
          </table:table-cell>
          <table:table-cell table:style-name="ce1" office:value-type="percentage" office:value="0.19" calcext:value-type="percentage">
            <text:p>19.00%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1699" calcext:value-type="float">
            <text:p>1699</text:p>
          </table:table-cell>
          <table:table-cell office:value-type="float" office:value="20" calcext:value-type="float">
            <text:p>20</text:p>
          </table:table-cell>
          <table:table-cell office:value-type="float" office:value="9891" calcext:value-type="float">
            <text:p>9891</text:p>
          </table:table-cell>
          <table:table-cell table:number-columns-repeated="4"/>
          <table:table-cell office:value-type="float" office:value="215" calcext:value-type="float">
            <text:p>215</text:p>
          </table:table-cell>
          <table:table-cell office:value-type="float" office:value="13035" calcext:value-type="float">
            <text:p>13035</text:p>
          </table:table-cell>
          <table:table-cell table:style-name="ce1" office:value-type="percentage" office:value="0.2" calcext:value-type="percentage">
            <text:p>20.00%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1694" calcext:value-type="float">
            <text:p>1694</text:p>
          </table:table-cell>
          <table:table-cell office:value-type="float" office:value="20" calcext:value-type="float">
            <text:p>20</text:p>
          </table:table-cell>
          <table:table-cell office:value-type="float" office:value="9886" calcext:value-type="float">
            <text:p>9886</text:p>
          </table:table-cell>
          <table:table-cell table:number-columns-repeated="4"/>
          <table:table-cell office:value-type="float" office:value="216" calcext:value-type="float">
            <text:p>216</text:p>
          </table:table-cell>
          <table:table-cell office:value-type="float" office:value="13069" calcext:value-type="float">
            <text:p>13069</text:p>
          </table:table-cell>
          <table:table-cell table:style-name="ce1" office:value-type="percentage" office:value="0.2" calcext:value-type="percentage">
            <text:p>20.00%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1784" calcext:value-type="float">
            <text:p>1784</text:p>
          </table:table-cell>
          <table:table-cell office:value-type="float" office:value="21" calcext:value-type="float">
            <text:p>21</text:p>
          </table:table-cell>
          <table:table-cell office:value-type="float" office:value="9976" calcext:value-type="float">
            <text:p>9976</text:p>
          </table:table-cell>
          <table:table-cell table:number-columns-repeated="4"/>
          <table:table-cell office:value-type="float" office:value="217" calcext:value-type="float">
            <text:p>217</text:p>
          </table:table-cell>
          <table:table-cell office:value-type="float" office:value="13711" calcext:value-type="float">
            <text:p>13711</text:p>
          </table:table-cell>
          <table:table-cell table:style-name="ce1" office:value-type="percentage" office:value="0.21" calcext:value-type="percentage">
            <text:p>21.00%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1848" calcext:value-type="float">
            <text:p>1848</text:p>
          </table:table-cell>
          <table:table-cell office:value-type="float" office:value="22" calcext:value-type="float">
            <text:p>22</text:p>
          </table:table-cell>
          <table:table-cell office:value-type="float" office:value="10040" calcext:value-type="float">
            <text:p>10040</text:p>
          </table:table-cell>
          <table:table-cell table:number-columns-repeated="4"/>
          <table:table-cell office:value-type="float" office:value="218" calcext:value-type="float">
            <text:p>218</text:p>
          </table:table-cell>
          <table:table-cell office:value-type="float" office:value="14217" calcext:value-type="float">
            <text:p>14217</text:p>
          </table:table-cell>
          <table:table-cell table:style-name="ce1" office:value-type="percentage" office:value="0.22" calcext:value-type="percentage">
            <text:p>22.00%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1931" calcext:value-type="float">
            <text:p>1931</text:p>
          </table:table-cell>
          <table:table-cell office:value-type="float" office:value="23" calcext:value-type="float">
            <text:p>23</text:p>
          </table:table-cell>
          <table:table-cell office:value-type="float" office:value="10123" calcext:value-type="float">
            <text:p>10123</text:p>
          </table:table-cell>
          <table:table-cell table:number-columns-repeated="4"/>
          <table:table-cell office:value-type="float" office:value="219" calcext:value-type="float">
            <text:p>219</text:p>
          </table:table-cell>
          <table:table-cell office:value-type="float" office:value="14901" calcext:value-type="float">
            <text:p>14901</text:p>
          </table:table-cell>
          <table:table-cell table:style-name="ce1" office:value-type="percentage" office:value="0.23" calcext:value-type="percentage">
            <text:p>23.00%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1980" calcext:value-type="float">
            <text:p>1980</text:p>
          </table:table-cell>
          <table:table-cell office:value-type="float" office:value="24" calcext:value-type="float">
            <text:p>24</text:p>
          </table:table-cell>
          <table:table-cell office:value-type="float" office:value="10172" calcext:value-type="float">
            <text:p>1017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5163" calcext:value-type="float">
            <text:p>15163</text:p>
          </table:table-cell>
          <table:table-cell table:style-name="ce1" office:value-type="percentage" office:value="0.24" calcext:value-type="percentage">
            <text:p>24.00%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2069" calcext:value-type="float">
            <text:p>2069</text:p>
          </table:table-cell>
          <table:table-cell office:value-type="float" office:value="25" calcext:value-type="float">
            <text:p>25</text:p>
          </table:table-cell>
          <table:table-cell office:value-type="float" office:value="10261" calcext:value-type="float">
            <text:p>10261</text:p>
          </table:table-cell>
          <table:table-cell table:number-columns-repeated="4"/>
          <table:table-cell office:value-type="float" office:value="221" calcext:value-type="float">
            <text:p>221</text:p>
          </table:table-cell>
          <table:table-cell office:value-type="float" office:value="15859" calcext:value-type="float">
            <text:p>15859</text:p>
          </table:table-cell>
          <table:table-cell table:style-name="ce1" office:value-type="percentage" office:value="0.25" calcext:value-type="percentage">
            <text:p>25.00%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2143" calcext:value-type="float">
            <text:p>2143</text:p>
          </table:table-cell>
          <table:table-cell office:value-type="float" office:value="26" calcext:value-type="float">
            <text:p>26</text:p>
          </table:table-cell>
          <table:table-cell office:value-type="float" office:value="10335" calcext:value-type="float">
            <text:p>10335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office:value-type="float" office:value="16337" calcext:value-type="float">
            <text:p>16337</text:p>
          </table:table-cell>
          <table:table-cell table:style-name="ce1" office:value-type="percentage" office:value="0.26" calcext:value-type="percentage">
            <text:p>26.00%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2244" calcext:value-type="float">
            <text:p>2244</text:p>
          </table:table-cell>
          <table:table-cell office:value-type="float" office:value="27" calcext:value-type="float">
            <text:p>27</text:p>
          </table:table-cell>
          <table:table-cell office:value-type="float" office:value="10436" calcext:value-type="float">
            <text:p>10436</text:p>
          </table:table-cell>
          <table:table-cell table:number-columns-repeated="4"/>
          <table:table-cell office:value-type="float" office:value="223" calcext:value-type="float">
            <text:p>223</text:p>
          </table:table-cell>
          <table:table-cell office:value-type="float" office:value="17091" calcext:value-type="float">
            <text:p>17091</text:p>
          </table:table-cell>
          <table:table-cell table:style-name="ce1" office:value-type="percentage" office:value="0.27" calcext:value-type="percentage">
            <text:p>27.00%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2258" calcext:value-type="float">
            <text:p>2258</text:p>
          </table:table-cell>
          <table:table-cell office:value-type="float" office:value="27" calcext:value-type="float">
            <text:p>27</text:p>
          </table:table-cell>
          <table:table-cell office:value-type="float" office:value="10450" calcext:value-type="float">
            <text:p>10450</text:p>
          </table:table-cell>
          <table:table-cell table:number-columns-repeated="4"/>
          <table:table-cell office:value-type="float" office:value="224" calcext:value-type="float">
            <text:p>224</text:p>
          </table:table-cell>
          <table:table-cell office:value-type="float" office:value="17305" calcext:value-type="float">
            <text:p>17305</text:p>
          </table:table-cell>
          <table:table-cell table:style-name="ce1" office:value-type="percentage" office:value="0.27" calcext:value-type="percentage">
            <text:p>27.00%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2350" calcext:value-type="float">
            <text:p>2350</text:p>
          </table:table-cell>
          <table:table-cell office:value-type="float" office:value="28" calcext:value-type="float">
            <text:p>28</text:p>
          </table:table-cell>
          <table:table-cell office:value-type="float" office:value="10542" calcext:value-type="float">
            <text:p>10542</text:p>
          </table:table-cell>
          <table:table-cell table:number-columns-repeated="4"/>
          <table:table-cell office:value-type="float" office:value="225" calcext:value-type="float">
            <text:p>225</text:p>
          </table:table-cell>
          <table:table-cell office:value-type="float" office:value="17973" calcext:value-type="float">
            <text:p>17973</text:p>
          </table:table-cell>
          <table:table-cell table:style-name="ce1" office:value-type="percentage" office:value="0.28" calcext:value-type="percentage">
            <text:p>28.00%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2425" calcext:value-type="float">
            <text:p>2425</text:p>
          </table:table-cell>
          <table:table-cell office:value-type="float" office:value="29" calcext:value-type="float">
            <text:p>29</text:p>
          </table:table-cell>
          <table:table-cell office:value-type="float" office:value="10617" calcext:value-type="float">
            <text:p>10617</text:p>
          </table:table-cell>
          <table:table-cell table:number-columns-repeated="4"/>
          <table:table-cell office:value-type="float" office:value="226" calcext:value-type="float">
            <text:p>226</text:p>
          </table:table-cell>
          <table:table-cell office:value-type="float" office:value="18533" calcext:value-type="float">
            <text:p>18533</text:p>
          </table:table-cell>
          <table:table-cell table:style-name="ce1" office:value-type="percentage" office:value="0.29" calcext:value-type="percentage">
            <text:p>29.00%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2532" calcext:value-type="float">
            <text:p>2532</text:p>
          </table:table-cell>
          <table:table-cell office:value-type="float" office:value="30" calcext:value-type="float">
            <text:p>30</text:p>
          </table:table-cell>
          <table:table-cell office:value-type="float" office:value="10724" calcext:value-type="float">
            <text:p>10724</text:p>
          </table:table-cell>
          <table:table-cell table:number-columns-repeated="4"/>
          <table:table-cell office:value-type="float" office:value="227" calcext:value-type="float">
            <text:p>227</text:p>
          </table:table-cell>
          <table:table-cell office:value-type="float" office:value="19279" calcext:value-type="float">
            <text:p>19279</text:p>
          </table:table-cell>
          <table:table-cell table:style-name="ce1" office:value-type="percentage" office:value="0.3" calcext:value-type="percentage">
            <text:p>30.00%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2559" calcext:value-type="float">
            <text:p>2559</text:p>
          </table:table-cell>
          <table:table-cell office:value-type="float" office:value="31" calcext:value-type="float">
            <text:p>31</text:p>
          </table:table-cell>
          <table:table-cell office:value-type="float" office:value="10751" calcext:value-type="float">
            <text:p>10751</text:p>
          </table:table-cell>
          <table:table-cell table:number-columns-repeated="4"/>
          <table:table-cell office:value-type="float" office:value="228" calcext:value-type="float">
            <text:p>228</text:p>
          </table:table-cell>
          <table:table-cell office:value-type="float" office:value="19633" calcext:value-type="float">
            <text:p>19633</text:p>
          </table:table-cell>
          <table:table-cell table:style-name="ce1" office:value-type="percentage" office:value="0.31" calcext:value-type="percentage">
            <text:p>31.00%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2676" calcext:value-type="float">
            <text:p>2676</text:p>
          </table:table-cell>
          <table:table-cell office:value-type="float" office:value="32" calcext:value-type="float">
            <text:p>32</text:p>
          </table:table-cell>
          <table:table-cell office:value-type="float" office:value="10868" calcext:value-type="float">
            <text:p>10868</text:p>
          </table:table-cell>
          <table:table-cell table:number-columns-repeated="4"/>
          <table:table-cell office:value-type="float" office:value="229" calcext:value-type="float">
            <text:p>229</text:p>
          </table:table-cell>
          <table:table-cell office:value-type="float" office:value="20505" calcext:value-type="float">
            <text:p>20505</text:p>
          </table:table-cell>
          <table:table-cell table:style-name="ce1" office:value-type="percentage" office:value="0.32" calcext:value-type="percentage">
            <text:p>32.00%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2741" calcext:value-type="float">
            <text:p>2741</text:p>
          </table:table-cell>
          <table:table-cell office:value-type="float" office:value="33" calcext:value-type="float">
            <text:p>33</text:p>
          </table:table-cell>
          <table:table-cell office:value-type="float" office:value="10933" calcext:value-type="float">
            <text:p>10933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21017" calcext:value-type="float">
            <text:p>21017</text:p>
          </table:table-cell>
          <table:table-cell table:style-name="ce1" office:value-type="percentage" office:value="0.33" calcext:value-type="percentage">
            <text:p>33.00%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2850" calcext:value-type="float">
            <text:p>2850</text:p>
          </table:table-cell>
          <table:table-cell office:value-type="float" office:value="34" calcext:value-type="float">
            <text:p>34</text:p>
          </table:table-cell>
          <table:table-cell office:value-type="float" office:value="11042" calcext:value-type="float">
            <text:p>11042</text:p>
          </table:table-cell>
          <table:table-cell table:number-columns-repeated="4"/>
          <table:table-cell office:value-type="float" office:value="231" calcext:value-type="float">
            <text:p>231</text:p>
          </table:table-cell>
          <table:table-cell office:value-type="float" office:value="21797" calcext:value-type="float">
            <text:p>21797</text:p>
          </table:table-cell>
          <table:table-cell table:style-name="ce1" office:value-type="percentage" office:value="0.34" calcext:value-type="percentage">
            <text:p>34.00%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2849" calcext:value-type="float">
            <text:p>2849</text:p>
          </table:table-cell>
          <table:table-cell office:value-type="float" office:value="34" calcext:value-type="float">
            <text:p>34</text:p>
          </table:table-cell>
          <table:table-cell office:value-type="float" office:value="11041" calcext:value-type="float">
            <text:p>11041</text:p>
          </table:table-cell>
          <table:table-cell table:number-columns-repeated="4"/>
          <table:table-cell office:value-type="float" office:value="232" calcext:value-type="float">
            <text:p>232</text:p>
          </table:table-cell>
          <table:table-cell office:value-type="float" office:value="21759" calcext:value-type="float">
            <text:p>21759</text:p>
          </table:table-cell>
          <table:table-cell table:style-name="ce1" office:value-type="percentage" office:value="0.34" calcext:value-type="percentage">
            <text:p>34.00%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2946" calcext:value-type="float">
            <text:p>2946</text:p>
          </table:table-cell>
          <table:table-cell office:value-type="float" office:value="35" calcext:value-type="float">
            <text:p>35</text:p>
          </table:table-cell>
          <table:table-cell office:value-type="float" office:value="11138" calcext:value-type="float">
            <text:p>11138</text:p>
          </table:table-cell>
          <table:table-cell table:number-columns-repeated="4"/>
          <table:table-cell office:value-type="float" office:value="233" calcext:value-type="float">
            <text:p>233</text:p>
          </table:table-cell>
          <table:table-cell office:value-type="float" office:value="22681" calcext:value-type="float">
            <text:p>22681</text:p>
          </table:table-cell>
          <table:table-cell table:style-name="ce1" office:value-type="percentage" office:value="0.36" calcext:value-type="percentage">
            <text:p>36.00%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3030" calcext:value-type="float">
            <text:p>3030</text:p>
          </table:table-cell>
          <table:table-cell office:value-type="float" office:value="36" calcext:value-type="float">
            <text:p>36</text:p>
          </table:table-cell>
          <table:table-cell office:value-type="float" office:value="11222" calcext:value-type="float">
            <text:p>11222</text:p>
          </table:table-cell>
          <table:table-cell table:number-columns-repeated="4"/>
          <table:table-cell office:value-type="float" office:value="234" calcext:value-type="float">
            <text:p>234</text:p>
          </table:table-cell>
          <table:table-cell office:value-type="float" office:value="23257" calcext:value-type="float">
            <text:p>23257</text:p>
          </table:table-cell>
          <table:table-cell table:style-name="ce1" office:value-type="percentage" office:value="0.37" calcext:value-type="percentage">
            <text:p>37.00%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3148" calcext:value-type="float">
            <text:p>3148</text:p>
          </table:table-cell>
          <table:table-cell office:value-type="float" office:value="38" calcext:value-type="float">
            <text:p>38</text:p>
          </table:table-cell>
          <table:table-cell office:value-type="float" office:value="11340" calcext:value-type="float">
            <text:p>11340</text:p>
          </table:table-cell>
          <table:table-cell table:number-columns-repeated="4"/>
          <table:table-cell office:value-type="float" office:value="235" calcext:value-type="float">
            <text:p>235</text:p>
          </table:table-cell>
          <table:table-cell office:value-type="float" office:value="24043" calcext:value-type="float">
            <text:p>24043</text:p>
          </table:table-cell>
          <table:table-cell table:style-name="ce1" office:value-type="percentage" office:value="0.38" calcext:value-type="percentage">
            <text:p>38.00%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3193" calcext:value-type="float">
            <text:p>3193</text:p>
          </table:table-cell>
          <table:table-cell office:value-type="float" office:value="38" calcext:value-type="float">
            <text:p>38</text:p>
          </table:table-cell>
          <table:table-cell office:value-type="float" office:value="11385" calcext:value-type="float">
            <text:p>11385</text:p>
          </table:table-cell>
          <table:table-cell table:number-columns-repeated="4"/>
          <table:table-cell office:value-type="float" office:value="236" calcext:value-type="float">
            <text:p>236</text:p>
          </table:table-cell>
          <table:table-cell office:value-type="float" office:value="24443" calcext:value-type="float">
            <text:p>24443</text:p>
          </table:table-cell>
          <table:table-cell table:style-name="ce1" office:value-type="percentage" office:value="0.39" calcext:value-type="percentage">
            <text:p>39.00%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3309" calcext:value-type="float">
            <text:p>3309</text:p>
          </table:table-cell>
          <table:table-cell office:value-type="float" office:value="40" calcext:value-type="float">
            <text:p>40</text:p>
          </table:table-cell>
          <table:table-cell office:value-type="float" office:value="11501" calcext:value-type="float">
            <text:p>11501</text:p>
          </table:table-cell>
          <table:table-cell table:number-columns-repeated="4"/>
          <table:table-cell office:value-type="float" office:value="237" calcext:value-type="float">
            <text:p>237</text:p>
          </table:table-cell>
          <table:table-cell office:value-type="float" office:value="25259" calcext:value-type="float">
            <text:p>25259</text:p>
          </table:table-cell>
          <table:table-cell table:style-name="ce1" office:value-type="percentage" office:value="0.4" calcext:value-type="percentage">
            <text:p>40.00%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3405" calcext:value-type="float">
            <text:p>3405</text:p>
          </table:table-cell>
          <table:table-cell office:value-type="float" office:value="41" calcext:value-type="float">
            <text:p>41</text:p>
          </table:table-cell>
          <table:table-cell office:value-type="float" office:value="11597" calcext:value-type="float">
            <text:p>11597</text:p>
          </table:table-cell>
          <table:table-cell table:number-columns-repeated="4"/>
          <table:table-cell office:value-type="float" office:value="238" calcext:value-type="float">
            <text:p>238</text:p>
          </table:table-cell>
          <table:table-cell office:value-type="float" office:value="26075" calcext:value-type="float">
            <text:p>26075</text:p>
          </table:table-cell>
          <table:table-cell table:style-name="ce1" office:value-type="percentage" office:value="0.41" calcext:value-type="percentage">
            <text:p>41.00%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3520" calcext:value-type="float">
            <text:p>3520</text:p>
          </table:table-cell>
          <table:table-cell office:value-type="float" office:value="42" calcext:value-type="float">
            <text:p>42</text:p>
          </table:table-cell>
          <table:table-cell office:value-type="float" office:value="11712" calcext:value-type="float">
            <text:p>11712</text:p>
          </table:table-cell>
          <table:table-cell table:number-columns-repeated="4"/>
          <table:table-cell office:value-type="float" office:value="239" calcext:value-type="float">
            <text:p>239</text:p>
          </table:table-cell>
          <table:table-cell office:value-type="float" office:value="26969" calcext:value-type="float">
            <text:p>26969</text:p>
          </table:table-cell>
          <table:table-cell table:style-name="ce1" office:value-type="percentage" office:value="0.43" calcext:value-type="percentage">
            <text:p>43.00%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3551" calcext:value-type="float">
            <text:p>3551</text:p>
          </table:table-cell>
          <table:table-cell office:value-type="float" office:value="43" calcext:value-type="float">
            <text:p>43</text:p>
          </table:table-cell>
          <table:table-cell office:value-type="float" office:value="11743" calcext:value-type="float">
            <text:p>11743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27117" calcext:value-type="float">
            <text:p>27117</text:p>
          </table:table-cell>
          <table:table-cell table:style-name="ce1" office:value-type="percentage" office:value="0.43" calcext:value-type="percentage">
            <text:p>43.00%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D3]" office:value-type="float" office:value="-46" calcext:value-type="float">
            <text:p>-46</text:p>
          </table:table-cell>
          <table:table-cell table:formula="of:=[.L3]*100" office:value-type="float" office:value="-46" calcext:value-type="float">
            <text:p>-4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-28985" calcext:value-type="float">
            <text:p>-28985</text:p>
          </table:table-cell>
          <table:table-cell table:formula="of:=7.612*[.C3]" office:value-type="float" office:value="-28986.496" calcext:value-type="float">
            <text:p>-28986.4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D4]" office:value-type="float" office:value="-46" calcext:value-type="float">
            <text:p>-46</text:p>
          </table:table-cell>
          <table:table-cell table:formula="of:=[.L4]*100" office:value-type="float" office:value="-46" calcext:value-type="float">
            <text:p>-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-28983" calcext:value-type="float">
            <text:p>-28983</text:p>
          </table:table-cell>
          <table:table-cell table:formula="of:=7.612*[.C4]" office:value-type="float" office:value="-28963.66" calcext:value-type="float">
            <text:p>-28963.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D5]" office:value-type="float" office:value="-46" calcext:value-type="float">
            <text:p>-46</text:p>
          </table:table-cell>
          <table:table-cell table:formula="of:=[.L5]*100" office:value-type="float" office:value="-46" calcext:value-type="float">
            <text:p>-4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-28811" calcext:value-type="float">
            <text:p>-28811</text:p>
          </table:table-cell>
          <table:table-cell table:formula="of:=7.612*[.C5]" office:value-type="float" office:value="-28765.748" calcext:value-type="float">
            <text:p>-28765.7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D6]" office:value-type="float" office:value="-45" calcext:value-type="float">
            <text:p>-45</text:p>
          </table:table-cell>
          <table:table-cell table:formula="of:=[.L6]*100" office:value-type="float" office:value="-45" calcext:value-type="float">
            <text:p>-4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-28595" calcext:value-type="float">
            <text:p>-28595</text:p>
          </table:table-cell>
          <table:table-cell table:formula="of:=7.612*[.C6]" office:value-type="float" office:value="-28560.224" calcext:value-type="float">
            <text:p>-28560.2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D7]" office:value-type="float" office:value="-45" calcext:value-type="float">
            <text:p>-45</text:p>
          </table:table-cell>
          <table:table-cell table:formula="of:=[.L7]*100" office:value-type="float" office:value="-45" calcext:value-type="float">
            <text:p>-4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-28445" calcext:value-type="float">
            <text:p>-28445</text:p>
          </table:table-cell>
          <table:table-cell table:formula="of:=7.612*[.C7]" office:value-type="float" office:value="-28377.536" calcext:value-type="float">
            <text:p>-28377.5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D8]" office:value-type="float" office:value="-45" calcext:value-type="float">
            <text:p>-45</text:p>
          </table:table-cell>
          <table:table-cell table:formula="of:=[.L8]*100" office:value-type="float" office:value="-45" calcext:value-type="float">
            <text:p>-4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28355" calcext:value-type="float">
            <text:p>-28355</text:p>
          </table:table-cell>
          <table:table-cell table:formula="of:=7.612*[.C8]" office:value-type="float" office:value="-28301.416" calcext:value-type="float">
            <text:p>-28301.4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D9]" office:value-type="float" office:value="-45" calcext:value-type="float">
            <text:p>-45</text:p>
          </table:table-cell>
          <table:table-cell table:formula="of:=[.L9]*100" office:value-type="float" office:value="-45" calcext:value-type="float">
            <text:p>-4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-28127" calcext:value-type="float">
            <text:p>-28127</text:p>
          </table:table-cell>
          <table:table-cell table:formula="of:=7.612*[.C9]" office:value-type="float" office:value="-28065.444" calcext:value-type="float">
            <text:p>-28065.4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D10]" office:value-type="float" office:value="-44" calcext:value-type="float">
            <text:p>-44</text:p>
          </table:table-cell>
          <table:table-cell table:formula="of:=[.L10]*100" office:value-type="float" office:value="-44" calcext:value-type="float">
            <text:p>-4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-27969" calcext:value-type="float">
            <text:p>-27969</text:p>
          </table:table-cell>
          <table:table-cell table:formula="of:=7.612*[.C10]" office:value-type="float" office:value="-27920.816" calcext:value-type="float">
            <text:p>-27920.8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D11]" office:value-type="float" office:value="-44" calcext:value-type="float">
            <text:p>-44</text:p>
          </table:table-cell>
          <table:table-cell table:formula="of:=[.L11]*100" office:value-type="float" office:value="-44" calcext:value-type="float">
            <text:p>-4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-27759" calcext:value-type="float">
            <text:p>-27759</text:p>
          </table:table-cell>
          <table:table-cell table:formula="of:=7.612*[.C11]" office:value-type="float" office:value="-27662.008" calcext:value-type="float">
            <text:p>-27662.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D12]" office:value-type="float" office:value="-44" calcext:value-type="float">
            <text:p>-44</text:p>
          </table:table-cell>
          <table:table-cell table:formula="of:=[.L12]*100" office:value-type="float" office:value="-44" calcext:value-type="float">
            <text:p>-4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-27785" calcext:value-type="float">
            <text:p>-27785</text:p>
          </table:table-cell>
          <table:table-cell table:formula="of:=7.612*[.C12]" office:value-type="float" office:value="-27722.904" calcext:value-type="float">
            <text:p>-27722.9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D13]" office:value-type="float" office:value="-44" calcext:value-type="float">
            <text:p>-44</text:p>
          </table:table-cell>
          <table:table-cell table:formula="of:=[.L13]*100" office:value-type="float" office:value="-44" calcext:value-type="float">
            <text:p>-4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-27549" calcext:value-type="float">
            <text:p>-27549</text:p>
          </table:table-cell>
          <table:table-cell table:formula="of:=7.612*[.C13]" office:value-type="float" office:value="-27509.768" calcext:value-type="float">
            <text:p>-27509.7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D14]" office:value-type="float" office:value="-43" calcext:value-type="float">
            <text:p>-43</text:p>
          </table:table-cell>
          <table:table-cell table:formula="of:=[.L14]*100" office:value-type="float" office:value="-43" calcext:value-type="float">
            <text:p>-43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-27395" calcext:value-type="float">
            <text:p>-27395</text:p>
          </table:table-cell>
          <table:table-cell table:formula="of:=7.612*[.C14]" office:value-type="float" office:value="-27365.14" calcext:value-type="float">
            <text:p>-27365.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D15]" office:value-type="float" office:value="-43" calcext:value-type="float">
            <text:p>-43</text:p>
          </table:table-cell>
          <table:table-cell table:formula="of:=[.L15]*100" office:value-type="float" office:value="-43" calcext:value-type="float">
            <text:p>-43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-27147" calcext:value-type="float">
            <text:p>-27147</text:p>
          </table:table-cell>
          <table:table-cell table:formula="of:=7.612*[.C15]" office:value-type="float" office:value="-27121.556" calcext:value-type="float">
            <text:p>-27121.5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D16]" office:value-type="float" office:value="-43" calcext:value-type="float">
            <text:p>-43</text:p>
          </table:table-cell>
          <table:table-cell table:formula="of:=[.L16]*100" office:value-type="float" office:value="-43" calcext:value-type="float">
            <text:p>-4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-27083" calcext:value-type="float">
            <text:p>-27083</text:p>
          </table:table-cell>
          <table:table-cell table:formula="of:=7.612*[.C16]" office:value-type="float" office:value="-27030.212" calcext:value-type="float">
            <text:p>-27030.2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D17]" office:value-type="float" office:value="-42" calcext:value-type="float">
            <text:p>-42</text:p>
          </table:table-cell>
          <table:table-cell table:formula="of:=[.L17]*100" office:value-type="float" office:value="-42" calcext:value-type="float">
            <text:p>-4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-26807" calcext:value-type="float">
            <text:p>-26807</text:p>
          </table:table-cell>
          <table:table-cell table:formula="of:=7.612*[.C17]" office:value-type="float" office:value="-26779.016" calcext:value-type="float">
            <text:p>-26779.0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D18]" office:value-type="float" office:value="-42" calcext:value-type="float">
            <text:p>-42</text:p>
          </table:table-cell>
          <table:table-cell table:formula="of:=[.L18]*100" office:value-type="float" office:value="-42" calcext:value-type="float">
            <text:p>-4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-26657" calcext:value-type="float">
            <text:p>-26657</text:p>
          </table:table-cell>
          <table:table-cell table:formula="of:=7.612*[.C18]" office:value-type="float" office:value="-26611.552" calcext:value-type="float">
            <text:p>-26611.5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D19]" office:value-type="float" office:value="-42" calcext:value-type="float">
            <text:p>-42</text:p>
          </table:table-cell>
          <table:table-cell table:formula="of:=[.L19]*100" office:value-type="float" office:value="-42" calcext:value-type="float">
            <text:p>-4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-26421" calcext:value-type="float">
            <text:p>-26421</text:p>
          </table:table-cell>
          <table:table-cell table:formula="of:=7.612*[.C19]" office:value-type="float" office:value="-26398.416" calcext:value-type="float">
            <text:p>-26398.4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D20]" office:value-type="float" office:value="-42" calcext:value-type="float">
            <text:p>-42</text:p>
          </table:table-cell>
          <table:table-cell table:formula="of:=[.L20]*100" office:value-type="float" office:value="-42" calcext:value-type="float">
            <text:p>-4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-26263" calcext:value-type="float">
            <text:p>-26263</text:p>
          </table:table-cell>
          <table:table-cell table:formula="of:=7.612*[.C20]" office:value-type="float" office:value="-26276.624" calcext:value-type="float">
            <text:p>-26276.6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D21]" office:value-type="float" office:value="-41" calcext:value-type="float">
            <text:p>-41</text:p>
          </table:table-cell>
          <table:table-cell table:formula="of:=[.L21]*100" office:value-type="float" office:value="-41" calcext:value-type="float">
            <text:p>-4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-26041" calcext:value-type="float">
            <text:p>-26041</text:p>
          </table:table-cell>
          <table:table-cell table:formula="of:=7.612*[.C21]" office:value-type="float" office:value="-26040.652" calcext:value-type="float">
            <text:p>-26040.6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D22]" office:value-type="float" office:value="-41" calcext:value-type="float">
            <text:p>-41</text:p>
          </table:table-cell>
          <table:table-cell table:formula="of:=[.L22]*100" office:value-type="float" office:value="-41" calcext:value-type="float">
            <text:p>-4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-25827" calcext:value-type="float">
            <text:p>-25827</text:p>
          </table:table-cell>
          <table:table-cell table:formula="of:=7.612*[.C22]" office:value-type="float" office:value="-25835.128" calcext:value-type="float">
            <text:p>-25835.1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D23]" office:value-type="float" office:value="-41" calcext:value-type="float">
            <text:p>-41</text:p>
          </table:table-cell>
          <table:table-cell table:formula="of:=[.L23]*100" office:value-type="float" office:value="-40" calcext:value-type="float">
            <text:p>-4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-25621" calcext:value-type="float">
            <text:p>-25621</text:p>
          </table:table-cell>
          <table:table-cell table:formula="of:=7.612*[.C23]" office:value-type="float" office:value="-25568.708" calcext:value-type="float">
            <text:p>-25568.7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[.D24]" office:value-type="float" office:value="-40" calcext:value-type="float">
            <text:p>-40</text:p>
          </table:table-cell>
          <table:table-cell table:formula="of:=[.L24]*100" office:value-type="float" office:value="-40" calcext:value-type="float">
            <text:p>-4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-25535" calcext:value-type="float">
            <text:p>-25535</text:p>
          </table:table-cell>
          <table:table-cell table:formula="of:=7.612*[.C24]" office:value-type="float" office:value="-25477.364" calcext:value-type="float">
            <text:p>-25477.3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.D25]" office:value-type="float" office:value="-40" calcext:value-type="float">
            <text:p>-40</text:p>
          </table:table-cell>
          <table:table-cell table:formula="of:=[.L25]*100" office:value-type="float" office:value="-40" calcext:value-type="float">
            <text:p>-4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-25285" calcext:value-type="float">
            <text:p>-25285</text:p>
          </table:table-cell>
          <table:table-cell table:formula="of:=7.612*[.C25]" office:value-type="float" office:value="-25233.78" calcext:value-type="float">
            <text:p>-25233.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D26]" office:value-type="float" office:value="-40" calcext:value-type="float">
            <text:p>-40</text:p>
          </table:table-cell>
          <table:table-cell table:formula="of:=[.L26]*100" office:value-type="float" office:value="-40" calcext:value-type="float">
            <text:p>-4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-25061" calcext:value-type="float">
            <text:p>-25061</text:p>
          </table:table-cell>
          <table:table-cell table:formula="of:=7.612*[.C26]" office:value-type="float" office:value="-25058.704" calcext:value-type="float">
            <text:p>-25058.7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.D27]" office:value-type="float" office:value="-39" calcext:value-type="float">
            <text:p>-39</text:p>
          </table:table-cell>
          <table:table-cell table:formula="of:=[.L27]*100" office:value-type="float" office:value="-39" calcext:value-type="float">
            <text:p>-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-24839" calcext:value-type="float">
            <text:p>-24839</text:p>
          </table:table-cell>
          <table:table-cell table:formula="of:=7.612*[.C27]" office:value-type="float" office:value="-24799.896" calcext:value-type="float">
            <text:p>-24799.8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D28]" office:value-type="float" office:value="-39" calcext:value-type="float">
            <text:p>-39</text:p>
          </table:table-cell>
          <table:table-cell table:formula="of:=[.L28]*100" office:value-type="float" office:value="-39" calcext:value-type="float">
            <text:p>-3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-24825" calcext:value-type="float">
            <text:p>-24825</text:p>
          </table:table-cell>
          <table:table-cell table:formula="of:=7.612*[.C28]" office:value-type="float" office:value="-24807.508" calcext:value-type="float">
            <text:p>-24807.5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D29]" office:value-type="float" office:value="-39" calcext:value-type="float">
            <text:p>-39</text:p>
          </table:table-cell>
          <table:table-cell table:formula="of:=[.L29]*100" office:value-type="float" office:value="-39" calcext:value-type="float">
            <text:p>-39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-24563" calcext:value-type="float">
            <text:p>-24563</text:p>
          </table:table-cell>
          <table:table-cell table:formula="of:=7.612*[.C29]" office:value-type="float" office:value="-24556.312" calcext:value-type="float">
            <text:p>-24556.3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D30]" office:value-type="float" office:value="-39" calcext:value-type="float">
            <text:p>-39</text:p>
          </table:table-cell>
          <table:table-cell table:formula="of:=[.L30]*100" office:value-type="float" office:value="-38" calcext:value-type="float">
            <text:p>-38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-24361" calcext:value-type="float">
            <text:p>-24361</text:p>
          </table:table-cell>
          <table:table-cell table:formula="of:=7.612*[.C30]" office:value-type="float" office:value="-24358.4" calcext:value-type="float">
            <text:p>-24358.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[.D31]" office:value-type="float" office:value="-38" calcext:value-type="float">
            <text:p>-38</text:p>
          </table:table-cell>
          <table:table-cell table:formula="of:=[.L31]*100" office:value-type="float" office:value="-38" calcext:value-type="float">
            <text:p>-3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-24119" calcext:value-type="float">
            <text:p>-24119</text:p>
          </table:table-cell>
          <table:table-cell table:formula="of:=7.612*[.C31]" office:value-type="float" office:value="-24091.98" calcext:value-type="float">
            <text:p>-24091.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D32]" office:value-type="float" office:value="-38" calcext:value-type="float">
            <text:p>-38</text:p>
          </table:table-cell>
          <table:table-cell table:formula="of:=[.L32]*100" office:value-type="float" office:value="-38" calcext:value-type="float">
            <text:p>-3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-23993" calcext:value-type="float">
            <text:p>-23993</text:p>
          </table:table-cell>
          <table:table-cell table:formula="of:=7.612*[.C32]" office:value-type="float" office:value="-23962.576" calcext:value-type="float">
            <text:p>-23962.5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D33]" office:value-type="float" office:value="-37" calcext:value-type="float">
            <text:p>-37</text:p>
          </table:table-cell>
          <table:table-cell table:formula="of:=[.L33]*100" office:value-type="float" office:value="-37" calcext:value-type="float">
            <text:p>-37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-23709" calcext:value-type="float">
            <text:p>-23709</text:p>
          </table:table-cell>
          <table:table-cell table:formula="of:=7.612*[.C33]" office:value-type="float" office:value="-23688.544" calcext:value-type="float">
            <text:p>-23688.5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[.D34]" office:value-type="float" office:value="-37" calcext:value-type="float">
            <text:p>-37</text:p>
          </table:table-cell>
          <table:table-cell table:formula="of:=[.L34]*100" office:value-type="float" office:value="-37" calcext:value-type="float">
            <text:p>-37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-23553" calcext:value-type="float">
            <text:p>-23553</text:p>
          </table:table-cell>
          <table:table-cell table:formula="of:=7.612*[.C34]" office:value-type="float" office:value="-23528.692" calcext:value-type="float">
            <text:p>-23528.6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D35]" office:value-type="float" office:value="-37" calcext:value-type="float">
            <text:p>-37</text:p>
          </table:table-cell>
          <table:table-cell table:formula="of:=[.L35]*100" office:value-type="float" office:value="-37" calcext:value-type="float">
            <text:p>-37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-23221" calcext:value-type="float">
            <text:p>-23221</text:p>
          </table:table-cell>
          <table:table-cell table:formula="of:=7.612*[.C35]" office:value-type="float" office:value="-23254.66" calcext:value-type="float">
            <text:p>-23254.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D36]" office:value-type="float" office:value="-37" calcext:value-type="float">
            <text:p>-37</text:p>
          </table:table-cell>
          <table:table-cell table:formula="of:=[.L36]*100" office:value-type="float" office:value="-36" calcext:value-type="float">
            <text:p>-36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-23111" calcext:value-type="float">
            <text:p>-23111</text:p>
          </table:table-cell>
          <table:table-cell table:formula="of:=7.612*[.C36]" office:value-type="float" office:value="-23087.196" calcext:value-type="float">
            <text:p>-23087.1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[.D37]" office:value-type="float" office:value="-36" calcext:value-type="float">
            <text:p>-36</text:p>
          </table:table-cell>
          <table:table-cell table:formula="of:=[.L37]*100" office:value-type="float" office:value="-36" calcext:value-type="float">
            <text:p>-36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-22833" calcext:value-type="float">
            <text:p>-22833</text:p>
          </table:table-cell>
          <table:table-cell table:formula="of:=7.612*[.C37]" office:value-type="float" office:value="-22782.716" calcext:value-type="float">
            <text:p>-22782.7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D38]" office:value-type="float" office:value="-36" calcext:value-type="float">
            <text:p>-36</text:p>
          </table:table-cell>
          <table:table-cell table:formula="of:=[.L38]*100" office:value-type="float" office:value="-36" calcext:value-type="float">
            <text:p>-36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-22605" calcext:value-type="float">
            <text:p>-22605</text:p>
          </table:table-cell>
          <table:table-cell table:formula="of:=7.612*[.C38]" office:value-type="float" office:value="-22592.416" calcext:value-type="float">
            <text:p>-22592.4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[.D39]" office:value-type="float" office:value="-35" calcext:value-type="float">
            <text:p>-35</text:p>
          </table:table-cell>
          <table:table-cell table:formula="of:=[.L39]*100" office:value-type="float" office:value="-35" calcext:value-type="float">
            <text:p>-3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-22343" calcext:value-type="float">
            <text:p>-22343</text:p>
          </table:table-cell>
          <table:table-cell table:formula="of:=7.612*[.C39]" office:value-type="float" office:value="-22318.384" calcext:value-type="float">
            <text:p>-22318.3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[.D40]" office:value-type="float" office:value="-35" calcext:value-type="float">
            <text:p>-35</text:p>
          </table:table-cell>
          <table:table-cell table:formula="of:=[.L40]*100" office:value-type="float" office:value="-35" calcext:value-type="float">
            <text:p>-35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-22159" calcext:value-type="float">
            <text:p>-22159</text:p>
          </table:table-cell>
          <table:table-cell table:formula="of:=7.612*[.C40]" office:value-type="float" office:value="-22204.204" calcext:value-type="float">
            <text:p>-22204.2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[.D41]" office:value-type="float" office:value="-35" calcext:value-type="float">
            <text:p>-35</text:p>
          </table:table-cell>
          <table:table-cell table:formula="of:=[.L41]*100" office:value-type="float" office:value="-35" calcext:value-type="float">
            <text:p>-35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-21917" calcext:value-type="float">
            <text:p>-21917</text:p>
          </table:table-cell>
          <table:table-cell table:formula="of:=7.612*[.C41]" office:value-type="float" office:value="-21884.5" calcext:value-type="float">
            <text:p>-21884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[.D42]" office:value-type="float" office:value="-34" calcext:value-type="float">
            <text:p>-34</text:p>
          </table:table-cell>
          <table:table-cell table:formula="of:=[.L42]*100" office:value-type="float" office:value="-34" calcext:value-type="float">
            <text:p>-3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-21697" calcext:value-type="float">
            <text:p>-21697</text:p>
          </table:table-cell>
          <table:table-cell table:formula="of:=7.612*[.C42]" office:value-type="float" office:value="-21663.752" calcext:value-type="float">
            <text:p>-21663.7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[.D43]" office:value-type="float" office:value="-34" calcext:value-type="float">
            <text:p>-34</text:p>
          </table:table-cell>
          <table:table-cell table:formula="of:=[.L43]*100" office:value-type="float" office:value="-34" calcext:value-type="float">
            <text:p>-3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-21395" calcext:value-type="float">
            <text:p>-21395</text:p>
          </table:table-cell>
          <table:table-cell table:formula="of:=7.612*[.C43]" office:value-type="float" office:value="-21374.496" calcext:value-type="float">
            <text:p>-21374.4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[.D44]" office:value-type="float" office:value="-34" calcext:value-type="float">
            <text:p>-34</text:p>
          </table:table-cell>
          <table:table-cell table:formula="of:=[.L44]*100" office:value-type="float" office:value="-34" calcext:value-type="float">
            <text:p>-3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-21359" calcext:value-type="float">
            <text:p>-21359</text:p>
          </table:table-cell>
          <table:table-cell table:formula="of:=7.612*[.C44]" office:value-type="float" office:value="-21374.496" calcext:value-type="float">
            <text:p>-21374.4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[.D45]" office:value-type="float" office:value="-33" calcext:value-type="float">
            <text:p>-33</text:p>
          </table:table-cell>
          <table:table-cell table:formula="of:=[.L45]*100" office:value-type="float" office:value="-33" calcext:value-type="float">
            <text:p>-3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-21087" calcext:value-type="float">
            <text:p>-21087</text:p>
          </table:table-cell>
          <table:table-cell table:formula="of:=7.612*[.C45]" office:value-type="float" office:value="-21024.344" calcext:value-type="float">
            <text:p>-21024.3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[.D46]" office:value-type="float" office:value="-33" calcext:value-type="float">
            <text:p>-33</text:p>
          </table:table-cell>
          <table:table-cell table:formula="of:=[.L46]*100" office:value-type="float" office:value="-33" calcext:value-type="float">
            <text:p>-3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-20877" calcext:value-type="float">
            <text:p>-20877</text:p>
          </table:table-cell>
          <table:table-cell table:formula="of:=7.612*[.C46]" office:value-type="float" office:value="-20856.88" calcext:value-type="float">
            <text:p>-20856.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[.D47]" office:value-type="float" office:value="-32" calcext:value-type="float">
            <text:p>-32</text:p>
          </table:table-cell>
          <table:table-cell table:formula="of:=[.L47]*100" office:value-type="float" office:value="-32" calcext:value-type="float">
            <text:p>-32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-20561" calcext:value-type="float">
            <text:p>-20561</text:p>
          </table:table-cell>
          <table:table-cell table:formula="of:=7.612*[.C47]" office:value-type="float" office:value="-20521.952" calcext:value-type="float">
            <text:p>-20521.9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D48]" office:value-type="float" office:value="-32" calcext:value-type="float">
            <text:p>-32</text:p>
          </table:table-cell>
          <table:table-cell table:formula="of:=[.L48]*100" office:value-type="float" office:value="-32" calcext:value-type="float">
            <text:p>-3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-20429" calcext:value-type="float">
            <text:p>-20429</text:p>
          </table:table-cell>
          <table:table-cell table:formula="of:=7.612*[.C48]" office:value-type="float" office:value="-20377.324" calcext:value-type="float">
            <text:p>-20377.3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[.D49]" office:value-type="float" office:value="-32" calcext:value-type="float">
            <text:p>-32</text:p>
          </table:table-cell>
          <table:table-cell table:formula="of:=[.L49]*100" office:value-type="float" office:value="-32" calcext:value-type="float">
            <text:p>-32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-20099" calcext:value-type="float">
            <text:p>-20099</text:p>
          </table:table-cell>
          <table:table-cell table:formula="of:=7.612*[.C49]" office:value-type="float" office:value="-20095.68" calcext:value-type="float">
            <text:p>-20095.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[.D50]" office:value-type="float" office:value="-31" calcext:value-type="float">
            <text:p>-31</text:p>
          </table:table-cell>
          <table:table-cell table:formula="of:=[.L50]*100" office:value-type="float" office:value="-31" calcext:value-type="float">
            <text:p>-3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-19821" calcext:value-type="float">
            <text:p>-19821</text:p>
          </table:table-cell>
          <table:table-cell table:formula="of:=7.612*[.C50]" office:value-type="float" office:value="-19814.036" calcext:value-type="float">
            <text:p>-19814.0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[.D51]" office:value-type="float" office:value="-31" calcext:value-type="float">
            <text:p>-31</text:p>
          </table:table-cell>
          <table:table-cell table:formula="of:=[.L51]*100" office:value-type="float" office:value="-31" calcext:value-type="float">
            <text:p>-31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-19479" calcext:value-type="float">
            <text:p>-19479</text:p>
          </table:table-cell>
          <table:table-cell table:formula="of:=7.612*[.C51]" office:value-type="float" office:value="-19479.108" calcext:value-type="float">
            <text:p>-19479.1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[.D52]" office:value-type="float" office:value="-30" calcext:value-type="float">
            <text:p>-30</text:p>
          </table:table-cell>
          <table:table-cell table:formula="of:=[.L52]*100" office:value-type="float" office:value="-30" calcext:value-type="float">
            <text:p>-3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-19371" calcext:value-type="float">
            <text:p>-19371</text:p>
          </table:table-cell>
          <table:table-cell table:formula="of:=7.612*[.C52]" office:value-type="float" office:value="-19288.808" calcext:value-type="float">
            <text:p>-19288.8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[.D53]" office:value-type="float" office:value="-30" calcext:value-type="float">
            <text:p>-30</text:p>
          </table:table-cell>
          <table:table-cell table:formula="of:=[.L53]*100" office:value-type="float" office:value="-30" calcext:value-type="float">
            <text:p>-3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-19021" calcext:value-type="float">
            <text:p>-19021</text:p>
          </table:table-cell>
          <table:table-cell table:formula="of:=7.612*[.C53]" office:value-type="float" office:value="-18984.328" calcext:value-type="float">
            <text:p>-18984.3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[.D54]" office:value-type="float" office:value="-30" calcext:value-type="float">
            <text:p>-30</text:p>
          </table:table-cell>
          <table:table-cell table:formula="of:=[.L54]*100" office:value-type="float" office:value="-30" calcext:value-type="float">
            <text:p>-30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-18765" calcext:value-type="float">
            <text:p>-18765</text:p>
          </table:table-cell>
          <table:table-cell table:formula="of:=7.612*[.C54]" office:value-type="float" office:value="-18748.356" calcext:value-type="float">
            <text:p>-18748.3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[.D55]" office:value-type="float" office:value="-29" calcext:value-type="float">
            <text:p>-29</text:p>
          </table:table-cell>
          <table:table-cell table:formula="of:=[.L55]*100" office:value-type="float" office:value="-29" calcext:value-type="float">
            <text:p>-29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-18423" calcext:value-type="float">
            <text:p>-18423</text:p>
          </table:table-cell>
          <table:table-cell table:formula="of:=7.612*[.C55]" office:value-type="float" office:value="-18382.98" calcext:value-type="float">
            <text:p>-18382.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[.D56]" office:value-type="float" office:value="-29" calcext:value-type="float">
            <text:p>-29</text:p>
          </table:table-cell>
          <table:table-cell table:formula="of:=[.L56]*100" office:value-type="float" office:value="-29" calcext:value-type="float">
            <text:p>-29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-18277" calcext:value-type="float">
            <text:p>-18277</text:p>
          </table:table-cell>
          <table:table-cell table:formula="of:=7.612*[.C56]" office:value-type="float" office:value="-18192.68" calcext:value-type="float">
            <text:p>-18192.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[.D57]" office:value-type="float" office:value="-28" calcext:value-type="float">
            <text:p>-28</text:p>
          </table:table-cell>
          <table:table-cell table:formula="of:=[.L57]*100" office:value-type="float" office:value="-28" calcext:value-type="float">
            <text:p>-28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-17921" calcext:value-type="float">
            <text:p>-17921</text:p>
          </table:table-cell>
          <table:table-cell table:formula="of:=7.612*[.C57]" office:value-type="float" office:value="-17880.588" calcext:value-type="float">
            <text:p>-17880.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D58]" office:value-type="float" office:value="-28" calcext:value-type="float">
            <text:p>-28</text:p>
          </table:table-cell>
          <table:table-cell table:formula="of:=[.L58]*100" office:value-type="float" office:value="-28" calcext:value-type="float">
            <text:p>-2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-17659" calcext:value-type="float">
            <text:p>-17659</text:p>
          </table:table-cell>
          <table:table-cell table:formula="of:=7.612*[.C58]" office:value-type="float" office:value="-17644.616" calcext:value-type="float">
            <text:p>-17644.6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[.D59]" office:value-type="float" office:value="-27" calcext:value-type="float">
            <text:p>-27</text:p>
          </table:table-cell>
          <table:table-cell table:formula="of:=[.L59]*100" office:value-type="float" office:value="-27" calcext:value-type="float">
            <text:p>-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-17249" calcext:value-type="float">
            <text:p>-17249</text:p>
          </table:table-cell>
          <table:table-cell table:formula="of:=7.612*[.C59]" office:value-type="float" office:value="-17279.24" calcext:value-type="float">
            <text:p>-17279.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[.D60]" office:value-type="float" office:value="-27" calcext:value-type="float">
            <text:p>-27</text:p>
          </table:table-cell>
          <table:table-cell table:formula="of:=[.L60]*100" office:value-type="float" office:value="-27" calcext:value-type="float">
            <text:p>-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-17329" calcext:value-type="float">
            <text:p>-17329</text:p>
          </table:table-cell>
          <table:table-cell table:formula="of:=7.612*[.C60]" office:value-type="float" office:value="-17286.852" calcext:value-type="float">
            <text:p>-17286.8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[.D61]" office:value-type="float" office:value="-27" calcext:value-type="float">
            <text:p>-27</text:p>
          </table:table-cell>
          <table:table-cell table:formula="of:=[.L61]*100" office:value-type="float" office:value="-27" calcext:value-type="float">
            <text:p>-27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-16947" calcext:value-type="float">
            <text:p>-16947</text:p>
          </table:table-cell>
          <table:table-cell table:formula="of:=7.612*[.C61]" office:value-type="float" office:value="-16936.7" calcext:value-type="float">
            <text:p>-16936.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[.D62]" office:value-type="float" office:value="-26" calcext:value-type="float">
            <text:p>-26</text:p>
          </table:table-cell>
          <table:table-cell table:formula="of:=[.L62]*100" office:value-type="float" office:value="-26" calcext:value-type="float">
            <text:p>-26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-16631" calcext:value-type="float">
            <text:p>-16631</text:p>
          </table:table-cell>
          <table:table-cell table:formula="of:=7.612*[.C62]" office:value-type="float" office:value="-16655.056" calcext:value-type="float">
            <text:p>-16655.0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[.D63]" office:value-type="float" office:value="-26" calcext:value-type="float">
            <text:p>-26</text:p>
          </table:table-cell>
          <table:table-cell table:formula="of:=[.L63]*100" office:value-type="float" office:value="-25" calcext:value-type="float">
            <text:p>-2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-16245" calcext:value-type="float">
            <text:p>-16245</text:p>
          </table:table-cell>
          <table:table-cell table:formula="of:=7.612*[.C63]" office:value-type="float" office:value="-16251.62" calcext:value-type="float">
            <text:p>-16251.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[.D64]" office:value-type="float" office:value="-25" calcext:value-type="float">
            <text:p>-25</text:p>
          </table:table-cell>
          <table:table-cell table:formula="of:=[.L64]*100" office:value-type="float" office:value="-25" calcext:value-type="float">
            <text:p>-25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-16067" calcext:value-type="float">
            <text:p>-16067</text:p>
          </table:table-cell>
          <table:table-cell table:formula="of:=7.612*[.C64]" office:value-type="float" office:value="-16114.604" calcext:value-type="float">
            <text:p>-16114.6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[.D65]" office:value-type="float" office:value="-25" calcext:value-type="float">
            <text:p>-25</text:p>
          </table:table-cell>
          <table:table-cell table:formula="of:=[.L65]*100" office:value-type="float" office:value="-25" calcext:value-type="float">
            <text:p>-25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-15675" calcext:value-type="float">
            <text:p>-15675</text:p>
          </table:table-cell>
          <table:table-cell table:formula="of:=7.612*[.C65]" office:value-type="float" office:value="-15703.556" calcext:value-type="float">
            <text:p>-15703.5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[.D66]" office:value-type="float" office:value="-24" calcext:value-type="float">
            <text:p>-24</text:p>
          </table:table-cell>
          <table:table-cell table:formula="of:=[.L66]*100" office:value-type="float" office:value="-24" calcext:value-type="float">
            <text:p>-24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-15413" calcext:value-type="float">
            <text:p>-15413</text:p>
          </table:table-cell>
          <table:table-cell table:formula="of:=7.612*[.C66]" office:value-type="float" office:value="-15429.524" calcext:value-type="float">
            <text:p>-15429.5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[.D67]" office:value-type="float" office:value="-24" calcext:value-type="float">
            <text:p>-24</text:p>
          </table:table-cell>
          <table:table-cell table:formula="of:=[.L67]*100" office:value-type="float" office:value="-24" calcext:value-type="float">
            <text:p>-24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-15023" calcext:value-type="float">
            <text:p>-15023</text:p>
          </table:table-cell>
          <table:table-cell table:formula="of:=7.612*[.C67]" office:value-type="float" office:value="-15026.088" calcext:value-type="float">
            <text:p>-15026.0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D68]" office:value-type="float" office:value="-23" calcext:value-type="float">
            <text:p>-23</text:p>
          </table:table-cell>
          <table:table-cell table:formula="of:=[.L68]*100" office:value-type="float" office:value="-23" calcext:value-type="float">
            <text:p>-23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-14835" calcext:value-type="float">
            <text:p>-14835</text:p>
          </table:table-cell>
          <table:table-cell table:formula="of:=7.612*[.C68]" office:value-type="float" office:value="-14851.012" calcext:value-type="float">
            <text:p>-14851.0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[.D69]" office:value-type="float" office:value="-23" calcext:value-type="float">
            <text:p>-23</text:p>
          </table:table-cell>
          <table:table-cell table:formula="of:=[.L69]*100" office:value-type="float" office:value="-23" calcext:value-type="float">
            <text:p>-23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-14449" calcext:value-type="float">
            <text:p>-14449</text:p>
          </table:table-cell>
          <table:table-cell table:formula="of:=7.612*[.C69]" office:value-type="float" office:value="-14462.8" calcext:value-type="float">
            <text:p>-14462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[.D70]" office:value-type="float" office:value="-22" calcext:value-type="float">
            <text:p>-22</text:p>
          </table:table-cell>
          <table:table-cell table:formula="of:=[.L70]*100" office:value-type="float" office:value="-22" calcext:value-type="float">
            <text:p>-2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-14117" calcext:value-type="float">
            <text:p>-14117</text:p>
          </table:table-cell>
          <table:table-cell table:formula="of:=7.612*[.C70]" office:value-type="float" office:value="-14165.932" calcext:value-type="float">
            <text:p>-14165.9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[.D71]" office:value-type="float" office:value="-22" calcext:value-type="float">
            <text:p>-22</text:p>
          </table:table-cell>
          <table:table-cell table:formula="of:=[.L71]*100" office:value-type="float" office:value="-21" calcext:value-type="float">
            <text:p>-21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-13717" calcext:value-type="float">
            <text:p>-13717</text:p>
          </table:table-cell>
          <table:table-cell table:formula="of:=7.612*[.C71]" office:value-type="float" office:value="-13724.436" calcext:value-type="float">
            <text:p>-13724.4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[.D72]" office:value-type="float" office:value="-21" calcext:value-type="float">
            <text:p>-21</text:p>
          </table:table-cell>
          <table:table-cell table:formula="of:=[.L72]*100" office:value-type="float" office:value="-21" calcext:value-type="float">
            <text:p>-21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-13469" calcext:value-type="float">
            <text:p>-13469</text:p>
          </table:table-cell>
          <table:table-cell table:formula="of:=7.612*[.C72]" office:value-type="float" office:value="-13579.808" calcext:value-type="float">
            <text:p>-13579.8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[.D73]" office:value-type="float" office:value="-21" calcext:value-type="float">
            <text:p>-21</text:p>
          </table:table-cell>
          <table:table-cell table:formula="of:=[.L73]*100" office:value-type="float" office:value="-21" calcext:value-type="float">
            <text:p>-21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-13129" calcext:value-type="float">
            <text:p>-13129</text:p>
          </table:table-cell>
          <table:table-cell table:formula="of:=7.612*[.C73]" office:value-type="float" office:value="-13145.924" calcext:value-type="float">
            <text:p>-13145.9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[.D74]" office:value-type="float" office:value="-20" calcext:value-type="float">
            <text:p>-20</text:p>
          </table:table-cell>
          <table:table-cell table:formula="of:=[.L74]*100" office:value-type="float" office:value="-20" calcext:value-type="float">
            <text:p>-2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-12797" calcext:value-type="float">
            <text:p>-12797</text:p>
          </table:table-cell>
          <table:table-cell table:formula="of:=7.612*[.C74]" office:value-type="float" office:value="-12803.384" calcext:value-type="float">
            <text:p>-12803.3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[.D75]" office:value-type="float" office:value="-19" calcext:value-type="float">
            <text:p>-19</text:p>
          </table:table-cell>
          <table:table-cell table:formula="of:=[.L75]*100" office:value-type="float" office:value="-19" calcext:value-type="float">
            <text:p>-19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-12349" calcext:value-type="float">
            <text:p>-12349</text:p>
          </table:table-cell>
          <table:table-cell table:formula="of:=7.612*[.C75]" office:value-type="float" office:value="-12361.888" calcext:value-type="float">
            <text:p>-12361.8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[.D76]" office:value-type="float" office:value="-19" calcext:value-type="float">
            <text:p>-19</text:p>
          </table:table-cell>
          <table:table-cell table:formula="of:=[.L76]*100" office:value-type="float" office:value="-19" calcext:value-type="float">
            <text:p>-19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-12377" calcext:value-type="float">
            <text:p>-12377</text:p>
          </table:table-cell>
          <table:table-cell table:formula="of:=7.612*[.C76]" office:value-type="float" office:value="-12346.664" calcext:value-type="float">
            <text:p>-12346.6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[.D77]" office:value-type="float" office:value="-19" calcext:value-type="float">
            <text:p>-19</text:p>
          </table:table-cell>
          <table:table-cell table:formula="of:=[.L77]*100" office:value-type="float" office:value="-19" calcext:value-type="float">
            <text:p>-1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-11875" calcext:value-type="float">
            <text:p>-11875</text:p>
          </table:table-cell>
          <table:table-cell table:formula="of:=7.612*[.C77]" office:value-type="float" office:value="-11889.944" calcext:value-type="float">
            <text:p>-11889.9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[.D78]" office:value-type="float" office:value="-18" calcext:value-type="float">
            <text:p>-18</text:p>
          </table:table-cell>
          <table:table-cell table:formula="of:=[.L78]*100" office:value-type="float" office:value="-18" calcext:value-type="float">
            <text:p>-1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-11563" calcext:value-type="float">
            <text:p>-11563</text:p>
          </table:table-cell>
          <table:table-cell table:formula="of:=7.612*[.C78]" office:value-type="float" office:value="-11577.852" calcext:value-type="float">
            <text:p>-11577.8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[.D79]" office:value-type="float" office:value="-17" calcext:value-type="float">
            <text:p>-17</text:p>
          </table:table-cell>
          <table:table-cell table:formula="of:=[.L79]*100" office:value-type="float" office:value="-17" calcext:value-type="float">
            <text:p>-17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-11087" calcext:value-type="float">
            <text:p>-11087</text:p>
          </table:table-cell>
          <table:table-cell table:formula="of:=7.612*[.C79]" office:value-type="float" office:value="-11083.072" calcext:value-type="float">
            <text:p>-11083.0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[.D80]" office:value-type="float" office:value="-17" calcext:value-type="float">
            <text:p>-17</text:p>
          </table:table-cell>
          <table:table-cell table:formula="of:=[.L80]*100" office:value-type="float" office:value="-17" calcext:value-type="float">
            <text:p>-17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-10879" calcext:value-type="float">
            <text:p>-10879</text:p>
          </table:table-cell>
          <table:table-cell table:formula="of:=7.612*[.C80]" office:value-type="float" office:value="-10915.608" calcext:value-type="float">
            <text:p>-10915.6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[.D81]" office:value-type="float" office:value="-16" calcext:value-type="float">
            <text:p>-16</text:p>
          </table:table-cell>
          <table:table-cell table:formula="of:=[.L81]*100" office:value-type="float" office:value="-16" calcext:value-type="float">
            <text:p>-1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-10391" calcext:value-type="float">
            <text:p>-10391</text:p>
          </table:table-cell>
          <table:table-cell table:formula="of:=7.612*[.C81]" office:value-type="float" office:value="-10451.276" calcext:value-type="float">
            <text:p>-10451.2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[.D82]" office:value-type="float" office:value="-16" calcext:value-type="float">
            <text:p>-16</text:p>
          </table:table-cell>
          <table:table-cell table:formula="of:=[.L82]*100" office:value-type="float" office:value="-16" calcext:value-type="float">
            <text:p>-16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-10025" calcext:value-type="float">
            <text:p>-10025</text:p>
          </table:table-cell>
          <table:table-cell table:formula="of:=7.612*[.C82]" office:value-type="float" office:value="-10093.512" calcext:value-type="float">
            <text:p>-10093.5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[.D83]" office:value-type="float" office:value="-15" calcext:value-type="float">
            <text:p>-15</text:p>
          </table:table-cell>
          <table:table-cell table:formula="of:=[.L83]*100" office:value-type="float" office:value="-15" calcext:value-type="float">
            <text:p>-15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-9567" calcext:value-type="float">
            <text:p>-9567</text:p>
          </table:table-cell>
          <table:table-cell table:formula="of:=7.612*[.C83]" office:value-type="float" office:value="-9575.896" calcext:value-type="float">
            <text:p>-9575.8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[.D84]" office:value-type="float" office:value="-15" calcext:value-type="float">
            <text:p>-15</text:p>
          </table:table-cell>
          <table:table-cell table:formula="of:=[.L84]*100" office:value-type="float" office:value="-15" calcext:value-type="float">
            <text:p>-15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-9391" calcext:value-type="float">
            <text:p>-9391</text:p>
          </table:table-cell>
          <table:table-cell table:formula="of:=7.612*[.C84]" office:value-type="float" office:value="-9385.596" calcext:value-type="float">
            <text:p>-9385.5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[.D85]" office:value-type="float" office:value="-14" calcext:value-type="float">
            <text:p>-14</text:p>
          </table:table-cell>
          <table:table-cell table:formula="of:=[.L85]*100" office:value-type="float" office:value="-14" calcext:value-type="float">
            <text:p>-14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-8863" calcext:value-type="float">
            <text:p>-8863</text:p>
          </table:table-cell>
          <table:table-cell table:formula="of:=7.612*[.C85]" office:value-type="float" office:value="-8936.488" calcext:value-type="float">
            <text:p>-8936.4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[.D86]" office:value-type="float" office:value="-13" calcext:value-type="float">
            <text:p>-13</text:p>
          </table:table-cell>
          <table:table-cell table:formula="of:=[.L86]*100" office:value-type="float" office:value="-13" calcext:value-type="float">
            <text:p>-13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-8471" calcext:value-type="float">
            <text:p>-8471</text:p>
          </table:table-cell>
          <table:table-cell table:formula="of:=7.612*[.C86]" office:value-type="float" office:value="-8533.052" calcext:value-type="float">
            <text:p>-8533.0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[.D87]" office:value-type="float" office:value="-12" calcext:value-type="float">
            <text:p>-12</text:p>
          </table:table-cell>
          <table:table-cell table:formula="of:=[.L87]*100" office:value-type="float" office:value="-12" calcext:value-type="float">
            <text:p>-12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-7961" calcext:value-type="float">
            <text:p>-7961</text:p>
          </table:table-cell>
          <table:table-cell table:formula="of:=7.612*[.C87]" office:value-type="float" office:value="-7992.6" calcext:value-type="float">
            <text:p>-7992.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D88]" office:value-type="float" office:value="-12" calcext:value-type="float">
            <text:p>-12</text:p>
          </table:table-cell>
          <table:table-cell table:formula="of:=[.L88]*100" office:value-type="float" office:value="-12" calcext:value-type="float">
            <text:p>-1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-7747" calcext:value-type="float">
            <text:p>-7747</text:p>
          </table:table-cell>
          <table:table-cell table:formula="of:=7.612*[.C88]" office:value-type="float" office:value="-7764.24" calcext:value-type="float">
            <text:p>-7764.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formula="of:=[.D89]" office:value-type="float" office:value="-11" calcext:value-type="float">
            <text:p>-11</text:p>
          </table:table-cell>
          <table:table-cell table:formula="of:=[.L89]*100" office:value-type="float" office:value="-11" calcext:value-type="float">
            <text:p>-1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-7203" calcext:value-type="float">
            <text:p>-7203</text:p>
          </table:table-cell>
          <table:table-cell table:formula="of:=7.612*[.C89]" office:value-type="float" office:value="-7185.728" calcext:value-type="float">
            <text:p>-7185.7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formula="of:=[.D90]" office:value-type="float" office:value="-10" calcext:value-type="float">
            <text:p>-10</text:p>
          </table:table-cell>
          <table:table-cell table:formula="of:=[.L90]*100" office:value-type="float" office:value="-10" calcext:value-type="float">
            <text:p>-10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-6831" calcext:value-type="float">
            <text:p>-6831</text:p>
          </table:table-cell>
          <table:table-cell table:formula="of:=7.612*[.C90]" office:value-type="float" office:value="-6805.128" calcext:value-type="float">
            <text:p>-6805.1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formula="of:=[.D91]" office:value-type="float" office:value="-10" calcext:value-type="float">
            <text:p>-10</text:p>
          </table:table-cell>
          <table:table-cell table:formula="of:=[.L91]*100" office:value-type="float" office:value="-9" calcext:value-type="float">
            <text:p>-9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-6193" calcext:value-type="float">
            <text:p>-6193</text:p>
          </table:table-cell>
          <table:table-cell table:formula="of:=7.612*[.C91]" office:value-type="float" office:value="-6295.124" calcext:value-type="float">
            <text:p>-6295.1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formula="of:=[.D92]" office:value-type="float" office:value="-10" calcext:value-type="float">
            <text:p>-10</text:p>
          </table:table-cell>
          <table:table-cell table:formula="of:=[.L92]*100" office:value-type="float" office:value="-9" calcext:value-type="float">
            <text:p>-9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-6233" calcext:value-type="float">
            <text:p>-6233</text:p>
          </table:table-cell>
          <table:table-cell table:formula="of:=7.612*[.C92]" office:value-type="float" office:value="-6279.9" calcext:value-type="float">
            <text:p>-6279.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formula="of:=[.D93]" office:value-type="float" office:value="-9" calcext:value-type="float">
            <text:p>-9</text:p>
          </table:table-cell>
          <table:table-cell table:formula="of:=[.L93]*100" office:value-type="float" office:value="-9" calcext:value-type="float">
            <text:p>-9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-5627" calcext:value-type="float">
            <text:p>-5627</text:p>
          </table:table-cell>
          <table:table-cell table:formula="of:=7.612*[.C93]" office:value-type="float" office:value="-5754.672" calcext:value-type="float">
            <text:p>-5754.6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formula="of:=[.D94]" office:value-type="float" office:value="-8" calcext:value-type="float">
            <text:p>-8</text:p>
          </table:table-cell>
          <table:table-cell table:formula="of:=[.L94]*100" office:value-type="float" office:value="-8" calcext:value-type="float">
            <text:p>-8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-5223" calcext:value-type="float">
            <text:p>-5223</text:p>
          </table:table-cell>
          <table:table-cell table:formula="of:=7.612*[.C94]" office:value-type="float" office:value="-5297.952" calcext:value-type="float">
            <text:p>-5297.9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formula="of:=[.D95]" office:value-type="float" office:value="-7" calcext:value-type="float">
            <text:p>-7</text:p>
          </table:table-cell>
          <table:table-cell table:formula="of:=[.L95]*100" office:value-type="float" office:value="-7" calcext:value-type="float">
            <text:p>-7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-4675" calcext:value-type="float">
            <text:p>-4675</text:p>
          </table:table-cell>
          <table:table-cell table:formula="of:=7.612*[.C95]" office:value-type="float" office:value="-4650.932" calcext:value-type="float">
            <text:p>-4650.9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formula="of:=[.D96]" office:value-type="float" office:value="-7" calcext:value-type="float">
            <text:p>-7</text:p>
          </table:table-cell>
          <table:table-cell table:formula="of:=[.L96]*100" office:value-type="float" office:value="-7" calcext:value-type="float">
            <text:p>-7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-4425" calcext:value-type="float">
            <text:p>-4425</text:p>
          </table:table-cell>
          <table:table-cell table:formula="of:=7.612*[.C96]" office:value-type="float" office:value="-4460.632" calcext:value-type="float">
            <text:p>-4460.6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formula="of:=[.D97]" office:value-type="float" office:value="-6" calcext:value-type="float">
            <text:p>-6</text:p>
          </table:table-cell>
          <table:table-cell table:formula="of:=[.L97]*100" office:value-type="float" office:value="-6" calcext:value-type="float">
            <text:p>-6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-3813" calcext:value-type="float">
            <text:p>-3813</text:p>
          </table:table-cell>
          <table:table-cell table:formula="of:=7.612*[.C97]" office:value-type="float" office:value="-3859.284" calcext:value-type="float">
            <text:p>-3859.2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[.D98]" office:value-type="float" office:value="-5" calcext:value-type="float">
            <text:p>-5</text:p>
          </table:table-cell>
          <table:table-cell table:formula="of:=[.L98]*100" office:value-type="float" office:value="-5" calcext:value-type="float">
            <text:p>-5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-3333" calcext:value-type="float">
            <text:p>-3333</text:p>
          </table:table-cell>
          <table:table-cell table:formula="of:=7.612*[.C98]" office:value-type="float" office:value="-3387.34" calcext:value-type="float">
            <text:p>-3387.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formula="of:=[.D99]" office:value-type="float" office:value="-4" calcext:value-type="float">
            <text:p>-4</text:p>
          </table:table-cell>
          <table:table-cell table:formula="of:=[.L99]*100" office:value-type="float" office:value="-4" calcext:value-type="float">
            <text:p>-4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-2641" calcext:value-type="float">
            <text:p>-2641</text:p>
          </table:table-cell>
          <table:table-cell table:formula="of:=7.612*[.C99]" office:value-type="float" office:value="-2755.544" calcext:value-type="float">
            <text:p>-2755.5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[.D100]" office:value-type="float" office:value="-4" calcext:value-type="float">
            <text:p>-4</text:p>
          </table:table-cell>
          <table:table-cell table:formula="of:=[.L100]*100" office:value-type="float" office:value="-4" calcext:value-type="float">
            <text:p>-4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-2517" calcext:value-type="float">
            <text:p>-2517</text:p>
          </table:table-cell>
          <table:table-cell table:formula="of:=7.612*[.C100]" office:value-type="float" office:value="-2633.752" calcext:value-type="float">
            <text:p>-2633.7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formula="of:=[.D101]" office:value-type="float" office:value="-3" calcext:value-type="float">
            <text:p>-3</text:p>
          </table:table-cell>
          <table:table-cell table:formula="of:=[.L101]*100" office:value-type="float" office:value="-3" calcext:value-type="float">
            <text:p>-3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-1885" calcext:value-type="float">
            <text:p>-1885</text:p>
          </table:table-cell>
          <table:table-cell table:formula="of:=7.612*[.C101]" office:value-type="float" office:value="-1956.284" calcext:value-type="float">
            <text:p>-1956.2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formula="of:=[.D102]" office:value-type="float" office:value="-2" calcext:value-type="float">
            <text:p>-2</text:p>
          </table:table-cell>
          <table:table-cell table:formula="of:=[.L102]*100" office:value-type="float" office:value="-2" calcext:value-type="float">
            <text:p>-2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-1441" calcext:value-type="float">
            <text:p>-1441</text:p>
          </table:table-cell>
          <table:table-cell table:formula="of:=7.612*[.C102]" office:value-type="float" office:value="-1499.564" calcext:value-type="float">
            <text:p>-1499.5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[.D103]" office:value-type="float" office:value="-1" calcext:value-type="float">
            <text:p>-1</text:p>
          </table:table-cell>
          <table:table-cell table:formula="of:=[.L103]*100" office:value-type="float" office:value="-1" calcext:value-type="float">
            <text:p>-1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-783" calcext:value-type="float">
            <text:p>-783</text:p>
          </table:table-cell>
          <table:table-cell table:formula="of:=7.612*[.C103]" office:value-type="float" office:value="-837.32" calcext:value-type="float">
            <text:p>-837.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formula="of:=[.D104]" office:value-type="float" office:value="0" calcext:value-type="float">
            <text:p>0</text:p>
          </table:table-cell>
          <table:table-cell table:formula="of:=[.L104]*100" office:value-type="float" office:value="0" calcext:value-type="float">
            <text:p>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-411" calcext:value-type="float">
            <text:p>-411</text:p>
          </table:table-cell>
          <table:table-cell table:formula="of:=7.612*[.C104]" office:value-type="float" office:value="-517.616" calcext:value-type="float">
            <text:p>-517.6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formula="of:=[.D105]" office:value-type="float" office:value="0" calcext:value-type="float">
            <text:p>0</text:p>
          </table:table-cell>
          <table:table-cell table:formula="of:=[.L105]*100" office:value-type="float" office:value="0" calcext:value-type="float">
            <text:p>0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75" calcext:value-type="float">
            <text:p>175</text:p>
          </table:table-cell>
          <table:table-cell table:formula="of:=7.612*[.C105]" office:value-type="float" office:value="182.688" calcext:value-type="float">
            <text:p>182.6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formula="of:=[.D106]" office:value-type="float" office:value="1" calcext:value-type="float">
            <text:p>1</text:p>
          </table:table-cell>
          <table:table-cell table:formula="of:=[.L106]*100" office:value-type="float" office:value="1" calcext:value-type="float">
            <text:p>1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741" calcext:value-type="float">
            <text:p>741</text:p>
          </table:table-cell>
          <table:table-cell table:formula="of:=7.612*[.C106]" office:value-type="float" office:value="700.304" calcext:value-type="float">
            <text:p>700.3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formula="of:=[.D107]" office:value-type="float" office:value="2" calcext:value-type="float">
            <text:p>2</text:p>
          </table:table-cell>
          <table:table-cell table:formula="of:=[.L107]*100" office:value-type="float" office:value="2" calcext:value-type="float">
            <text:p>2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1451" calcext:value-type="float">
            <text:p>1451</text:p>
          </table:table-cell>
          <table:table-cell table:formula="of:=7.612*[.C107]" office:value-type="float" office:value="1392.996" calcext:value-type="float">
            <text:p>1392.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[.D108]" office:value-type="float" office:value="2" calcext:value-type="float">
            <text:p>2</text:p>
          </table:table-cell>
          <table:table-cell table:formula="of:=[.L108]*100" office:value-type="float" office:value="2" calcext:value-type="float">
            <text:p>2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403" calcext:value-type="float">
            <text:p>1403</text:p>
          </table:table-cell>
          <table:table-cell table:formula="of:=7.612*[.C108]" office:value-type="float" office:value="1309.264" calcext:value-type="float">
            <text:p>1309.2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formula="of:=[.D109]" office:value-type="float" office:value="3" calcext:value-type="float">
            <text:p>3</text:p>
          </table:table-cell>
          <table:table-cell table:formula="of:=[.L109]*100" office:value-type="float" office:value="3" calcext:value-type="float">
            <text:p>3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2131" calcext:value-type="float">
            <text:p>2131</text:p>
          </table:table-cell>
          <table:table-cell table:formula="of:=7.612*[.C109]" office:value-type="float" office:value="2108.524" calcext:value-type="float">
            <text:p>2108.5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formula="of:=[.D110]" office:value-type="float" office:value="4" calcext:value-type="float">
            <text:p>4</text:p>
          </table:table-cell>
          <table:table-cell table:formula="of:=[.L110]*100" office:value-type="float" office:value="4" calcext:value-type="float">
            <text:p>4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815" calcext:value-type="float">
            <text:p>2815</text:p>
          </table:table-cell>
          <table:table-cell table:formula="of:=7.612*[.C110]" office:value-type="float" office:value="2709.872" calcext:value-type="float">
            <text:p>2709.8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[.D111]" office:value-type="float" office:value="5" calcext:value-type="float">
            <text:p>5</text:p>
          </table:table-cell>
          <table:table-cell table:formula="of:=[.L111]*100" office:value-type="float" office:value="5" calcext:value-type="float">
            <text:p>5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3485" calcext:value-type="float">
            <text:p>3485</text:p>
          </table:table-cell>
          <table:table-cell table:formula="of:=7.612*[.C111]" office:value-type="float" office:value="3417.788" calcext:value-type="float">
            <text:p>3417.7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formula="of:=[.D112]" office:value-type="float" office:value="5" calcext:value-type="float">
            <text:p>5</text:p>
          </table:table-cell>
          <table:table-cell table:formula="of:=[.L112]*100" office:value-type="float" office:value="6" calcext:value-type="float">
            <text:p>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3807" calcext:value-type="float">
            <text:p>3807</text:p>
          </table:table-cell>
          <table:table-cell table:formula="of:=7.612*[.C112]" office:value-type="float" office:value="3729.88" calcext:value-type="float">
            <text:p>3729.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[.D113]" office:value-type="float" office:value="7" calcext:value-type="float">
            <text:p>7</text:p>
          </table:table-cell>
          <table:table-cell table:formula="of:=[.L113]*100" office:value-type="float" office:value="7" calcext:value-type="float">
            <text:p>7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615" calcext:value-type="float">
            <text:p>4615</text:p>
          </table:table-cell>
          <table:table-cell table:formula="of:=7.612*[.C113]" office:value-type="float" office:value="4551.976" calcext:value-type="float">
            <text:p>4551.9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formula="of:=[.D114]" office:value-type="float" office:value="8" calcext:value-type="float">
            <text:p>8</text:p>
          </table:table-cell>
          <table:table-cell table:formula="of:=[.L114]*100" office:value-type="float" office:value="8" calcext:value-type="float">
            <text:p>8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5263" calcext:value-type="float">
            <text:p>5263</text:p>
          </table:table-cell>
          <table:table-cell table:formula="of:=7.612*[.C114]" office:value-type="float" office:value="5191.384" calcext:value-type="float">
            <text:p>5191.3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formula="of:=[.D115]" office:value-type="float" office:value="9" calcext:value-type="float">
            <text:p>9</text:p>
          </table:table-cell>
          <table:table-cell table:formula="of:=[.L115]*100" office:value-type="float" office:value="9" calcext:value-type="float">
            <text:p>9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6031" calcext:value-type="float">
            <text:p>6031</text:p>
          </table:table-cell>
          <table:table-cell table:formula="of:=7.612*[.C115]" office:value-type="float" office:value="5937.36" calcext:value-type="float">
            <text:p>5937.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[.D116]" office:value-type="float" office:value="-23" calcext:value-type="float">
            <text:p>-23</text:p>
          </table:table-cell>
          <table:table-cell table:formula="of:=[.L116]*100" office:value-type="float" office:value="-23" calcext:value-type="float">
            <text:p>-23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-14627" calcext:value-type="float">
            <text:p>-14627</text:p>
          </table:table-cell>
          <table:table-cell table:formula="of:=7.612*[.C116]" office:value-type="float" office:value="-14630.264" calcext:value-type="float">
            <text:p>-14630.2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formula="of:=[.D117]" office:value-type="float" office:value="-23" calcext:value-type="float">
            <text:p>-23</text:p>
          </table:table-cell>
          <table:table-cell table:formula="of:=[.L117]*100" office:value-type="float" office:value="-22" calcext:value-type="float">
            <text:p>-22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-14317" calcext:value-type="float">
            <text:p>-14317</text:p>
          </table:table-cell>
          <table:table-cell table:formula="of:=7.612*[.C117]" office:value-type="float" office:value="-14363.844" calcext:value-type="float">
            <text:p>-14363.8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formula="of:=[.D118]" office:value-type="float" office:value="-22" calcext:value-type="float">
            <text:p>-22</text:p>
          </table:table-cell>
          <table:table-cell table:formula="of:=[.L118]*100" office:value-type="float" office:value="-22" calcext:value-type="float">
            <text:p>-22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-14097" calcext:value-type="float">
            <text:p>-14097</text:p>
          </table:table-cell>
          <table:table-cell table:formula="of:=7.612*[.C118]" office:value-type="float" office:value="-14158.32" calcext:value-type="float">
            <text:p>-14158.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formula="of:=[.D119]" office:value-type="float" office:value="-22" calcext:value-type="float">
            <text:p>-22</text:p>
          </table:table-cell>
          <table:table-cell table:formula="of:=[.L119]*100" office:value-type="float" office:value="-22" calcext:value-type="float">
            <text:p>-22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-13819" calcext:value-type="float">
            <text:p>-13819</text:p>
          </table:table-cell>
          <table:table-cell table:formula="of:=7.612*[.C119]" office:value-type="float" office:value="-13876.676" calcext:value-type="float">
            <text:p>-13876.6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formula="of:=[.D120]" office:value-type="float" office:value="-22" calcext:value-type="float">
            <text:p>-22</text:p>
          </table:table-cell>
          <table:table-cell table:formula="of:=[.L120]*100" office:value-type="float" office:value="-22" calcext:value-type="float">
            <text:p>-22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-13783" calcext:value-type="float">
            <text:p>-13783</text:p>
          </table:table-cell>
          <table:table-cell table:formula="of:=7.612*[.C120]" office:value-type="float" office:value="-13747.272" calcext:value-type="float">
            <text:p>-13747.2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formula="of:=[.D121]" office:value-type="float" office:value="-21" calcext:value-type="float">
            <text:p>-21</text:p>
          </table:table-cell>
          <table:table-cell table:formula="of:=[.L121]*100" office:value-type="float" office:value="-21" calcext:value-type="float">
            <text:p>-21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-13471" calcext:value-type="float">
            <text:p>-13471</text:p>
          </table:table-cell>
          <table:table-cell table:formula="of:=7.612*[.C121]" office:value-type="float" office:value="-13496.076" calcext:value-type="float">
            <text:p>-13496.0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formula="of:=[.D122]" office:value-type="float" office:value="-21" calcext:value-type="float">
            <text:p>-21</text:p>
          </table:table-cell>
          <table:table-cell table:formula="of:=[.L122]*100" office:value-type="float" office:value="-21" calcext:value-type="float">
            <text:p>-2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-13263" calcext:value-type="float">
            <text:p>-13263</text:p>
          </table:table-cell>
          <table:table-cell table:formula="of:=7.612*[.C122]" office:value-type="float" office:value="-13260.104" calcext:value-type="float">
            <text:p>-13260.1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formula="of:=[.D123]" office:value-type="float" office:value="-20" calcext:value-type="float">
            <text:p>-20</text:p>
          </table:table-cell>
          <table:table-cell table:formula="of:=[.L123]*100" office:value-type="float" office:value="-20" calcext:value-type="float">
            <text:p>-20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-13019" calcext:value-type="float">
            <text:p>-13019</text:p>
          </table:table-cell>
          <table:table-cell table:formula="of:=7.612*[.C123]" office:value-type="float" office:value="-13008.908" calcext:value-type="float">
            <text:p>-13008.9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[.D124]" office:value-type="float" office:value="-20" calcext:value-type="float">
            <text:p>-20</text:p>
          </table:table-cell>
          <table:table-cell table:formula="of:=[.L124]*100" office:value-type="float" office:value="-20" calcext:value-type="float">
            <text:p>-20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-12949" calcext:value-type="float">
            <text:p>-12949</text:p>
          </table:table-cell>
          <table:table-cell table:formula="of:=7.612*[.C124]" office:value-type="float" office:value="-13016.52" calcext:value-type="float">
            <text:p>-13016.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formula="of:=[.D125]" office:value-type="float" office:value="-20" calcext:value-type="float">
            <text:p>-20</text:p>
          </table:table-cell>
          <table:table-cell table:formula="of:=[.L125]*100" office:value-type="float" office:value="-20" calcext:value-type="float">
            <text:p>-20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-12761" calcext:value-type="float">
            <text:p>-12761</text:p>
          </table:table-cell>
          <table:table-cell table:formula="of:=7.612*[.C125]" office:value-type="float" office:value="-12742.488" calcext:value-type="float">
            <text:p>-12742.4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formula="of:=[.D126]" office:value-type="float" office:value="-20" calcext:value-type="float">
            <text:p>-20</text:p>
          </table:table-cell>
          <table:table-cell table:formula="of:=[.L126]*100" office:value-type="float" office:value="-20" calcext:value-type="float">
            <text:p>-2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-12563" calcext:value-type="float">
            <text:p>-12563</text:p>
          </table:table-cell>
          <table:table-cell table:formula="of:=7.612*[.C126]" office:value-type="float" office:value="-12514.128" calcext:value-type="float">
            <text:p>-12514.1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formula="of:=[.D127]" office:value-type="float" office:value="-19" calcext:value-type="float">
            <text:p>-19</text:p>
          </table:table-cell>
          <table:table-cell table:formula="of:=[.L127]*100" office:value-type="float" office:value="-19" calcext:value-type="float">
            <text:p>-19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-12269" calcext:value-type="float">
            <text:p>-12269</text:p>
          </table:table-cell>
          <table:table-cell table:formula="of:=7.612*[.C127]" office:value-type="float" office:value="-12262.932" calcext:value-type="float">
            <text:p>-12262.9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[.D128]" office:value-type="float" office:value="-19" calcext:value-type="float">
            <text:p>-19</text:p>
          </table:table-cell>
          <table:table-cell table:formula="of:=[.L128]*100" office:value-type="float" office:value="-19" calcext:value-type="float">
            <text:p>-19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-12131" calcext:value-type="float">
            <text:p>-12131</text:p>
          </table:table-cell>
          <table:table-cell table:formula="of:=7.612*[.C128]" office:value-type="float" office:value="-12118.304" calcext:value-type="float">
            <text:p>-12118.3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formula="of:=[.D129]" office:value-type="float" office:value="-18" calcext:value-type="float">
            <text:p>-18</text:p>
          </table:table-cell>
          <table:table-cell table:formula="of:=[.L129]*100" office:value-type="float" office:value="-18" calcext:value-type="float">
            <text:p>-18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-11831" calcext:value-type="float">
            <text:p>-11831</text:p>
          </table:table-cell>
          <table:table-cell table:formula="of:=7.612*[.C129]" office:value-type="float" office:value="-11806.212" calcext:value-type="float">
            <text:p>-11806.2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formula="of:=[.D130]" office:value-type="float" office:value="-18" calcext:value-type="float">
            <text:p>-18</text:p>
          </table:table-cell>
          <table:table-cell table:formula="of:=[.L130]*100" office:value-type="float" office:value="-18" calcext:value-type="float">
            <text:p>-18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-11591" calcext:value-type="float">
            <text:p>-11591</text:p>
          </table:table-cell>
          <table:table-cell table:formula="of:=7.612*[.C130]" office:value-type="float" office:value="-11585.464" calcext:value-type="float">
            <text:p>-11585.4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formula="of:=[.D131]" office:value-type="float" office:value="-18" calcext:value-type="float">
            <text:p>-18</text:p>
          </table:table-cell>
          <table:table-cell table:formula="of:=[.L131]*100" office:value-type="float" office:value="-18" calcext:value-type="float">
            <text:p>-18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-11321" calcext:value-type="float">
            <text:p>-11321</text:p>
          </table:table-cell>
          <table:table-cell table:formula="of:=7.612*[.C131]" office:value-type="float" office:value="-11303.82" calcext:value-type="float">
            <text:p>-11303.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formula="of:=[.D132]" office:value-type="float" office:value="-18" calcext:value-type="float">
            <text:p>-18</text:p>
          </table:table-cell>
          <table:table-cell table:formula="of:=[.L132]*100" office:value-type="float" office:value="-18" calcext:value-type="float">
            <text:p>-18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-11257" calcext:value-type="float">
            <text:p>-11257</text:p>
          </table:table-cell>
          <table:table-cell table:formula="of:=7.612*[.C132]" office:value-type="float" office:value="-11258.148" calcext:value-type="float">
            <text:p>-11258.1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formula="of:=[.D133]" office:value-type="float" office:value="-17" calcext:value-type="float">
            <text:p>-17</text:p>
          </table:table-cell>
          <table:table-cell table:formula="of:=[.L133]*100" office:value-type="float" office:value="-17" calcext:value-type="float">
            <text:p>-17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-10931" calcext:value-type="float">
            <text:p>-10931</text:p>
          </table:table-cell>
          <table:table-cell table:formula="of:=7.612*[.C133]" office:value-type="float" office:value="-10976.504" calcext:value-type="float">
            <text:p>-10976.5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formula="of:=[.D134]" office:value-type="float" office:value="-17" calcext:value-type="float">
            <text:p>-17</text:p>
          </table:table-cell>
          <table:table-cell table:formula="of:=[.L134]*100" office:value-type="float" office:value="-17" calcext:value-type="float">
            <text:p>-17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-10681" calcext:value-type="float">
            <text:p>-10681</text:p>
          </table:table-cell>
          <table:table-cell table:formula="of:=7.612*[.C134]" office:value-type="float" office:value="-10702.472" calcext:value-type="float">
            <text:p>-10702.4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formula="of:=[.D135]" office:value-type="float" office:value="-16" calcext:value-type="float">
            <text:p>-16</text:p>
          </table:table-cell>
          <table:table-cell table:formula="of:=[.L135]*100" office:value-type="float" office:value="-16" calcext:value-type="float">
            <text:p>-16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-10407" calcext:value-type="float">
            <text:p>-10407</text:p>
          </table:table-cell>
          <table:table-cell table:formula="of:=7.612*[.C135]" office:value-type="float" office:value="-10367.544" calcext:value-type="float">
            <text:p>-10367.5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formula="of:=[.D136]" office:value-type="float" office:value="-16" calcext:value-type="float">
            <text:p>-16</text:p>
          </table:table-cell>
          <table:table-cell table:formula="of:=[.L136]*100" office:value-type="float" office:value="-16" calcext:value-type="float">
            <text:p>-16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-10243" calcext:value-type="float">
            <text:p>-10243</text:p>
          </table:table-cell>
          <table:table-cell table:formula="of:=7.612*[.C136]" office:value-type="float" office:value="-10260.976" calcext:value-type="float">
            <text:p>-10260.9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formula="of:=[.D137]" office:value-type="float" office:value="-16" calcext:value-type="float">
            <text:p>-16</text:p>
          </table:table-cell>
          <table:table-cell table:formula="of:=[.L137]*100" office:value-type="float" office:value="-15" calcext:value-type="float">
            <text:p>-15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-9971" calcext:value-type="float">
            <text:p>-9971</text:p>
          </table:table-cell>
          <table:table-cell table:formula="of:=7.612*[.C137]" office:value-type="float" office:value="-9979.332" calcext:value-type="float">
            <text:p>-9979.3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[.D138]" office:value-type="float" office:value="-15" calcext:value-type="float">
            <text:p>-15</text:p>
          </table:table-cell>
          <table:table-cell table:formula="of:=[.L138]*100" office:value-type="float" office:value="-15" calcext:value-type="float">
            <text:p>-1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-9685" calcext:value-type="float">
            <text:p>-9685</text:p>
          </table:table-cell>
          <table:table-cell table:formula="of:=7.612*[.C138]" office:value-type="float" office:value="-9712.912" calcext:value-type="float">
            <text:p>-9712.9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formula="of:=[.D139]" office:value-type="float" office:value="-15" calcext:value-type="float">
            <text:p>-15</text:p>
          </table:table-cell>
          <table:table-cell table:formula="of:=[.L139]*100" office:value-type="float" office:value="-15" calcext:value-type="float">
            <text:p>-15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-9401" calcext:value-type="float">
            <text:p>-9401</text:p>
          </table:table-cell>
          <table:table-cell table:formula="of:=7.612*[.C139]" office:value-type="float" office:value="-9423.656" calcext:value-type="float">
            <text:p>-9423.6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formula="of:=[.D140]" office:value-type="float" office:value="-15" calcext:value-type="float">
            <text:p>-15</text:p>
          </table:table-cell>
          <table:table-cell table:formula="of:=[.L140]*100" office:value-type="float" office:value="-15" calcext:value-type="float">
            <text:p>-15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-9391" calcext:value-type="float">
            <text:p>-9391</text:p>
          </table:table-cell>
          <table:table-cell table:formula="of:=7.612*[.C140]" office:value-type="float" office:value="-9393.208" calcext:value-type="float">
            <text:p>-9393.2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formula="of:=[.D141]" office:value-type="float" office:value="-14" calcext:value-type="float">
            <text:p>-14</text:p>
          </table:table-cell>
          <table:table-cell table:formula="of:=[.L141]*100" office:value-type="float" office:value="-14" calcext:value-type="float">
            <text:p>-14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-9111" calcext:value-type="float">
            <text:p>-9111</text:p>
          </table:table-cell>
          <table:table-cell table:formula="of:=7.612*[.C141]" office:value-type="float" office:value="-9119.176" calcext:value-type="float">
            <text:p>-9119.1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formula="of:=[.D142]" office:value-type="float" office:value="-14" calcext:value-type="float">
            <text:p>-14</text:p>
          </table:table-cell>
          <table:table-cell table:formula="of:=[.L142]*100" office:value-type="float" office:value="-14" calcext:value-type="float">
            <text:p>-14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-8833" calcext:value-type="float">
            <text:p>-8833</text:p>
          </table:table-cell>
          <table:table-cell table:formula="of:=7.612*[.C142]" office:value-type="float" office:value="-8867.98" calcext:value-type="float">
            <text:p>-8867.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formula="of:=[.D143]" office:value-type="float" office:value="-13" calcext:value-type="float">
            <text:p>-13</text:p>
          </table:table-cell>
          <table:table-cell table:formula="of:=[.L143]*100" office:value-type="float" office:value="-13" calcext:value-type="float">
            <text:p>-13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-8495" calcext:value-type="float">
            <text:p>-8495</text:p>
          </table:table-cell>
          <table:table-cell table:formula="of:=7.612*[.C143]" office:value-type="float" office:value="-8517.828" calcext:value-type="float">
            <text:p>-8517.8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formula="of:=[.D144]" office:value-type="float" office:value="-13" calcext:value-type="float">
            <text:p>-13</text:p>
          </table:table-cell>
          <table:table-cell table:formula="of:=[.L144]*100" office:value-type="float" office:value="-13" calcext:value-type="float">
            <text:p>-13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-8351" calcext:value-type="float">
            <text:p>-8351</text:p>
          </table:table-cell>
          <table:table-cell table:formula="of:=7.612*[.C144]" office:value-type="float" office:value="-8388.424" calcext:value-type="float">
            <text:p>-8388.4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formula="of:=[.D145]" office:value-type="float" office:value="-12" calcext:value-type="float">
            <text:p>-12</text:p>
          </table:table-cell>
          <table:table-cell table:formula="of:=[.L145]*100" office:value-type="float" office:value="-12" calcext:value-type="float">
            <text:p>-12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-8013" calcext:value-type="float">
            <text:p>-8013</text:p>
          </table:table-cell>
          <table:table-cell table:formula="of:=7.612*[.C145]" office:value-type="float" office:value="-8007.824" calcext:value-type="float">
            <text:p>-8007.8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formula="of:=[.D146]" office:value-type="float" office:value="-12" calcext:value-type="float">
            <text:p>-12</text:p>
          </table:table-cell>
          <table:table-cell table:formula="of:=[.L146]*100" office:value-type="float" office:value="-12" calcext:value-type="float">
            <text:p>-12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-7751" calcext:value-type="float">
            <text:p>-7751</text:p>
          </table:table-cell>
          <table:table-cell table:formula="of:=7.612*[.C146]" office:value-type="float" office:value="-7779.464" calcext:value-type="float">
            <text:p>-7779.4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formula="of:=[.D147]" office:value-type="float" office:value="-11" calcext:value-type="float">
            <text:p>-11</text:p>
          </table:table-cell>
          <table:table-cell table:formula="of:=[.L147]*100" office:value-type="float" office:value="-11" calcext:value-type="float">
            <text:p>-11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-7387" calcext:value-type="float">
            <text:p>-7387</text:p>
          </table:table-cell>
          <table:table-cell table:formula="of:=7.612*[.C147]" office:value-type="float" office:value="-7414.088" calcext:value-type="float">
            <text:p>-7414.0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[.D148]" office:value-type="float" office:value="-11" calcext:value-type="float">
            <text:p>-11</text:p>
          </table:table-cell>
          <table:table-cell table:formula="of:=[.L148]*100" office:value-type="float" office:value="-11" calcext:value-type="float">
            <text:p>-11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-7217" calcext:value-type="float">
            <text:p>-7217</text:p>
          </table:table-cell>
          <table:table-cell table:formula="of:=7.612*[.C148]" office:value-type="float" office:value="-7277.072" calcext:value-type="float">
            <text:p>-7277.0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formula="of:=[.D149]" office:value-type="float" office:value="-11" calcext:value-type="float">
            <text:p>-11</text:p>
          </table:table-cell>
          <table:table-cell table:formula="of:=[.L149]*100" office:value-type="float" office:value="-11" calcext:value-type="float">
            <text:p>-11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-6911" calcext:value-type="float">
            <text:p>-6911</text:p>
          </table:table-cell>
          <table:table-cell table:formula="of:=7.612*[.C149]" office:value-type="float" office:value="-6957.368" calcext:value-type="float">
            <text:p>-6957.3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formula="of:=[.D150]" office:value-type="float" office:value="-10" calcext:value-type="float">
            <text:p>-10</text:p>
          </table:table-cell>
          <table:table-cell table:formula="of:=[.L150]*100" office:value-type="float" office:value="-10" calcext:value-type="float">
            <text:p>-1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-6637" calcext:value-type="float">
            <text:p>-6637</text:p>
          </table:table-cell>
          <table:table-cell table:formula="of:=7.612*[.C150]" office:value-type="float" office:value="-6660.5" calcext:value-type="float">
            <text:p>-666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formula="of:=[.D151]" office:value-type="float" office:value="-10" calcext:value-type="float">
            <text:p>-10</text:p>
          </table:table-cell>
          <table:table-cell table:formula="of:=[.L151]*100" office:value-type="float" office:value="-10" calcext:value-type="float">
            <text:p>-1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-6315" calcext:value-type="float">
            <text:p>-6315</text:p>
          </table:table-cell>
          <table:table-cell table:formula="of:=7.612*[.C151]" office:value-type="float" office:value="-6287.512" calcext:value-type="float">
            <text:p>-6287.5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formula="of:=[.D152]" office:value-type="float" office:value="-9" calcext:value-type="float">
            <text:p>-9</text:p>
          </table:table-cell>
          <table:table-cell table:formula="of:=[.L152]*100" office:value-type="float" office:value="-9" calcext:value-type="float">
            <text:p>-9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-6117" calcext:value-type="float">
            <text:p>-6117</text:p>
          </table:table-cell>
          <table:table-cell table:formula="of:=7.612*[.C152]" office:value-type="float" office:value="-6173.332" calcext:value-type="float">
            <text:p>-6173.3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formula="of:=[.D153]" office:value-type="float" office:value="-9" calcext:value-type="float">
            <text:p>-9</text:p>
          </table:table-cell>
          <table:table-cell table:formula="of:=[.L153]*100" office:value-type="float" office:value="-9" calcext:value-type="float">
            <text:p>-9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-5769" calcext:value-type="float">
            <text:p>-5769</text:p>
          </table:table-cell>
          <table:table-cell table:formula="of:=7.612*[.C153]" office:value-type="float" office:value="-5777.508" calcext:value-type="float">
            <text:p>-5777.5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formula="of:=[.D154]" office:value-type="float" office:value="-8" calcext:value-type="float">
            <text:p>-8</text:p>
          </table:table-cell>
          <table:table-cell table:formula="of:=[.L154]*100" office:value-type="float" office:value="-8" calcext:value-type="float">
            <text:p>-8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-5483" calcext:value-type="float">
            <text:p>-5483</text:p>
          </table:table-cell>
          <table:table-cell table:formula="of:=7.612*[.C154]" office:value-type="float" office:value="-5465.416" calcext:value-type="float">
            <text:p>-5465.4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formula="of:=[.D155]" office:value-type="float" office:value="-8" calcext:value-type="float">
            <text:p>-8</text:p>
          </table:table-cell>
          <table:table-cell table:formula="of:=[.L155]*100" office:value-type="float" office:value="-8" calcext:value-type="float">
            <text:p>-8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-5115" calcext:value-type="float">
            <text:p>-5115</text:p>
          </table:table-cell>
          <table:table-cell table:formula="of:=7.612*[.C155]" office:value-type="float" office:value="-5100.04" calcext:value-type="float">
            <text:p>-5100.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formula="of:=[.D156]" office:value-type="float" office:value="-8" calcext:value-type="float">
            <text:p>-8</text:p>
          </table:table-cell>
          <table:table-cell table:formula="of:=[.L156]*100" office:value-type="float" office:value="-8" calcext:value-type="float">
            <text:p>-8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-5101" calcext:value-type="float">
            <text:p>-5101</text:p>
          </table:table-cell>
          <table:table-cell table:formula="of:=7.612*[.C156]" office:value-type="float" office:value="-5115.264" calcext:value-type="float">
            <text:p>-5115.2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formula="of:=[.D157]" office:value-type="float" office:value="-7" calcext:value-type="float">
            <text:p>-7</text:p>
          </table:table-cell>
          <table:table-cell table:formula="of:=[.L157]*100" office:value-type="float" office:value="-7" calcext:value-type="float">
            <text:p>-7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-4769" calcext:value-type="float">
            <text:p>-4769</text:p>
          </table:table-cell>
          <table:table-cell table:formula="of:=7.612*[.C157]" office:value-type="float" office:value="-4765.112" calcext:value-type="float">
            <text:p>-4765.1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[.D158]" office:value-type="float" office:value="-7" calcext:value-type="float">
            <text:p>-7</text:p>
          </table:table-cell>
          <table:table-cell table:formula="of:=[.L158]*100" office:value-type="float" office:value="-7" calcext:value-type="float">
            <text:p>-7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-4479" calcext:value-type="float">
            <text:p>-4479</text:p>
          </table:table-cell>
          <table:table-cell table:formula="of:=7.612*[.C158]" office:value-type="float" office:value="-4491.08" calcext:value-type="float">
            <text:p>-4491.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formula="of:=[.D159]" office:value-type="float" office:value="-6" calcext:value-type="float">
            <text:p>-6</text:p>
          </table:table-cell>
          <table:table-cell table:formula="of:=[.L159]*100" office:value-type="float" office:value="-6" calcext:value-type="float">
            <text:p>-6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-4041" calcext:value-type="float">
            <text:p>-4041</text:p>
          </table:table-cell>
          <table:table-cell table:formula="of:=7.612*[.C159]" office:value-type="float" office:value="-4102.868" calcext:value-type="float">
            <text:p>-4102.8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formula="of:=[.D160]" office:value-type="float" office:value="-6" calcext:value-type="float">
            <text:p>-6</text:p>
          </table:table-cell>
          <table:table-cell table:formula="of:=[.L160]*100" office:value-type="float" office:value="-6" calcext:value-type="float">
            <text:p>-6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-3891" calcext:value-type="float">
            <text:p>-3891</text:p>
          </table:table-cell>
          <table:table-cell table:formula="of:=7.612*[.C160]" office:value-type="float" office:value="-3935.404" calcext:value-type="float">
            <text:p>-3935.4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formula="of:=[.D161]" office:value-type="float" office:value="-5" calcext:value-type="float">
            <text:p>-5</text:p>
          </table:table-cell>
          <table:table-cell table:formula="of:=[.L161]*100" office:value-type="float" office:value="-5" calcext:value-type="float">
            <text:p>-5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-3519" calcext:value-type="float">
            <text:p>-3519</text:p>
          </table:table-cell>
          <table:table-cell table:formula="of:=7.612*[.C161]" office:value-type="float" office:value="-3577.64" calcext:value-type="float">
            <text:p>-3577.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formula="of:=[.D162]" office:value-type="float" office:value="-5" calcext:value-type="float">
            <text:p>-5</text:p>
          </table:table-cell>
          <table:table-cell table:formula="of:=[.L162]*100" office:value-type="float" office:value="-5" calcext:value-type="float">
            <text:p>-5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-3209" calcext:value-type="float">
            <text:p>-3209</text:p>
          </table:table-cell>
          <table:table-cell table:formula="of:=7.612*[.C162]" office:value-type="float" office:value="-3189.428" calcext:value-type="float">
            <text:p>-3189.4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formula="of:=[.D163]" office:value-type="float" office:value="-4" calcext:value-type="float">
            <text:p>-4</text:p>
          </table:table-cell>
          <table:table-cell table:formula="of:=[.L163]*100" office:value-type="float" office:value="-4" calcext:value-type="float">
            <text:p>-4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-2797" calcext:value-type="float">
            <text:p>-2797</text:p>
          </table:table-cell>
          <table:table-cell table:formula="of:=7.612*[.C163]" office:value-type="float" office:value="-2816.44" calcext:value-type="float">
            <text:p>-2816.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formula="of:=[.D164]" office:value-type="float" office:value="-4" calcext:value-type="float">
            <text:p>-4</text:p>
          </table:table-cell>
          <table:table-cell table:formula="of:=[.L164]*100" office:value-type="float" office:value="-4" calcext:value-type="float">
            <text:p>-4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-2553" calcext:value-type="float">
            <text:p>-2553</text:p>
          </table:table-cell>
          <table:table-cell table:formula="of:=7.612*[.C164]" office:value-type="float" office:value="-2671.812" calcext:value-type="float">
            <text:p>-2671.8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formula="of:=[.D165]" office:value-type="float" office:value="-3" calcext:value-type="float">
            <text:p>-3</text:p>
          </table:table-cell>
          <table:table-cell table:formula="of:=[.L165]*100" office:value-type="float" office:value="-3" calcext:value-type="float">
            <text:p>-3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-2205" calcext:value-type="float">
            <text:p>-2205</text:p>
          </table:table-cell>
          <table:table-cell table:formula="of:=7.612*[.C165]" office:value-type="float" office:value="-2237.928" calcext:value-type="float">
            <text:p>-2237.9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formula="of:=[.D166]" office:value-type="float" office:value="-2" calcext:value-type="float">
            <text:p>-2</text:p>
          </table:table-cell>
          <table:table-cell table:formula="of:=[.L166]*100" office:value-type="float" office:value="-3" calcext:value-type="float">
            <text:p>-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-1909" calcext:value-type="float">
            <text:p>-1909</text:p>
          </table:table-cell>
          <table:table-cell table:formula="of:=7.612*[.C166]" office:value-type="float" office:value="-1864.94" calcext:value-type="float">
            <text:p>-1864.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formula="of:=[.D167]" office:value-type="float" office:value="-2" calcext:value-type="float">
            <text:p>-2</text:p>
          </table:table-cell>
          <table:table-cell table:formula="of:=[.L167]*100" office:value-type="float" office:value="-2" calcext:value-type="float">
            <text:p>-2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-1461" calcext:value-type="float">
            <text:p>-1461</text:p>
          </table:table-cell>
          <table:table-cell table:formula="of:=7.612*[.C167]" office:value-type="float" office:value="-1522.4" calcext:value-type="float">
            <text:p>-1522.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[.D168]" office:value-type="float" office:value="-2" calcext:value-type="float">
            <text:p>-2</text:p>
          </table:table-cell>
          <table:table-cell table:formula="of:=[.L168]*100" office:value-type="float" office:value="-2" calcext:value-type="float">
            <text:p>-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-1309" calcext:value-type="float">
            <text:p>-1309</text:p>
          </table:table-cell>
          <table:table-cell table:formula="of:=7.612*[.C168]" office:value-type="float" office:value="-1301.652" calcext:value-type="float">
            <text:p>-1301.6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formula="of:=[.D169]" office:value-type="float" office:value="-1" calcext:value-type="float">
            <text:p>-1</text:p>
          </table:table-cell>
          <table:table-cell table:formula="of:=[.L169]*100" office:value-type="float" office:value="-1" calcext:value-type="float">
            <text:p>-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-885" calcext:value-type="float">
            <text:p>-885</text:p>
          </table:table-cell>
          <table:table-cell table:formula="of:=7.612*[.C169]" office:value-type="float" office:value="-905.828" calcext:value-type="float">
            <text:p>-905.8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formula="of:=[.D170]" office:value-type="float" office:value="0" calcext:value-type="float">
            <text:p>0</text:p>
          </table:table-cell>
          <table:table-cell table:formula="of:=[.L170]*100" office:value-type="float" office:value="0" calcext:value-type="float">
            <text:p>0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-507" calcext:value-type="float">
            <text:p>-507</text:p>
          </table:table-cell>
          <table:table-cell table:formula="of:=7.612*[.C170]" office:value-type="float" office:value="-601.348" calcext:value-type="float">
            <text:p>-601.3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formula="of:=[.D171]" office:value-type="float" office:value="0" calcext:value-type="float">
            <text:p>0</text:p>
          </table:table-cell>
          <table:table-cell table:formula="of:=[.L171]*100" office:value-type="float" office:value="0" calcext:value-type="float">
            <text:p>0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-43" calcext:value-type="float">
            <text:p>-43</text:p>
          </table:table-cell>
          <table:table-cell table:formula="of:=7.612*[.C171]" office:value-type="float" office:value="-129.404" calcext:value-type="float">
            <text:p>-129.4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formula="of:=[.D172]" office:value-type="float" office:value="0" calcext:value-type="float">
            <text:p>0</text:p>
          </table:table-cell>
          <table:table-cell table:formula="of:=[.L172]*100" office:value-type="float" office:value="0" calcext:value-type="float">
            <text:p>0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-41" calcext:value-type="float">
            <text:p>-41</text:p>
          </table:table-cell>
          <table:table-cell table:formula="of:=7.612*[.C172]" office:value-type="float" office:value="-159.852" calcext:value-type="float">
            <text:p>-159.8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formula="of:=[.D173]" office:value-type="float" office:value="0" calcext:value-type="float">
            <text:p>0</text:p>
          </table:table-cell>
          <table:table-cell table:formula="of:=[.L173]*100" office:value-type="float" office:value="0" calcext:value-type="float">
            <text:p>0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403" calcext:value-type="float">
            <text:p>403</text:p>
          </table:table-cell>
          <table:table-cell table:formula="of:=7.612*[.C173]" office:value-type="float" office:value="281.644" calcext:value-type="float">
            <text:p>281.6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formula="of:=[.D174]" office:value-type="float" office:value="1" calcext:value-type="float">
            <text:p>1</text:p>
          </table:table-cell>
          <table:table-cell table:formula="of:=[.L174]*100" office:value-type="float" office:value="1" calcext:value-type="float">
            <text:p>1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683" calcext:value-type="float">
            <text:p>683</text:p>
          </table:table-cell>
          <table:table-cell table:formula="of:=7.612*[.C174]" office:value-type="float" office:value="624.184" calcext:value-type="float">
            <text:p>624.1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formula="of:=[.D175]" office:value-type="float" office:value="1" calcext:value-type="float">
            <text:p>1</text:p>
          </table:table-cell>
          <table:table-cell table:formula="of:=[.L175]*100" office:value-type="float" office:value="1" calcext:value-type="float">
            <text:p>1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1203" calcext:value-type="float">
            <text:p>1203</text:p>
          </table:table-cell>
          <table:table-cell table:formula="of:=7.612*[.C175]" office:value-type="float" office:value="1096.128" calcext:value-type="float">
            <text:p>1096.1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formula="of:=[.D176]" office:value-type="float" office:value="2" calcext:value-type="float">
            <text:p>2</text:p>
          </table:table-cell>
          <table:table-cell table:formula="of:=[.L176]*100" office:value-type="float" office:value="2" calcext:value-type="float">
            <text:p>2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1409" calcext:value-type="float">
            <text:p>1409</text:p>
          </table:table-cell>
          <table:table-cell table:formula="of:=7.612*[.C176]" office:value-type="float" office:value="1294.04" calcext:value-type="float">
            <text:p>1294.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formula="of:=[.D177]" office:value-type="float" office:value="2" calcext:value-type="float">
            <text:p>2</text:p>
          </table:table-cell>
          <table:table-cell table:formula="of:=[.L177]*100" office:value-type="float" office:value="2" calcext:value-type="float">
            <text:p>2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1851" calcext:value-type="float">
            <text:p>1851</text:p>
          </table:table-cell>
          <table:table-cell table:formula="of:=7.612*[.C177]" office:value-type="float" office:value="1773.596" calcext:value-type="float">
            <text:p>1773.5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[.D178]" office:value-type="float" office:value="3" calcext:value-type="float">
            <text:p>3</text:p>
          </table:table-cell>
          <table:table-cell table:formula="of:=[.L178]*100" office:value-type="float" office:value="3" calcext:value-type="float">
            <text:p>3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2177" calcext:value-type="float">
            <text:p>2177</text:p>
          </table:table-cell>
          <table:table-cell table:formula="of:=7.612*[.C178]" office:value-type="float" office:value="2146.584" calcext:value-type="float">
            <text:p>2146.5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formula="of:=[.D179]" office:value-type="float" office:value="4" calcext:value-type="float">
            <text:p>4</text:p>
          </table:table-cell>
          <table:table-cell table:formula="of:=[.L179]*100" office:value-type="float" office:value="4" calcext:value-type="float">
            <text:p>4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2657" calcext:value-type="float">
            <text:p>2657</text:p>
          </table:table-cell>
          <table:table-cell table:formula="of:=7.612*[.C179]" office:value-type="float" office:value="2618.528" calcext:value-type="float">
            <text:p>2618.5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formula="of:=[.D180]" office:value-type="float" office:value="4" calcext:value-type="float">
            <text:p>4</text:p>
          </table:table-cell>
          <table:table-cell table:formula="of:=[.L180]*100" office:value-type="float" office:value="4" calcext:value-type="float">
            <text:p>4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2863" calcext:value-type="float">
            <text:p>2863</text:p>
          </table:table-cell>
          <table:table-cell table:formula="of:=7.612*[.C180]" office:value-type="float" office:value="2785.992" calcext:value-type="float">
            <text:p>2785.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formula="of:=[.D181]" office:value-type="float" office:value="5" calcext:value-type="float">
            <text:p>5</text:p>
          </table:table-cell>
          <table:table-cell table:formula="of:=[.L181]*100" office:value-type="float" office:value="5" calcext:value-type="float">
            <text:p>5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39" calcext:value-type="float">
            <text:p>3339</text:p>
          </table:table-cell>
          <table:table-cell table:formula="of:=7.612*[.C181]" office:value-type="float" office:value="3318.832" calcext:value-type="float">
            <text:p>3318.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formula="of:=[.D182]" office:value-type="float" office:value="5" calcext:value-type="float">
            <text:p>5</text:p>
          </table:table-cell>
          <table:table-cell table:formula="of:=[.L182]*100" office:value-type="float" office:value="5" calcext:value-type="float">
            <text:p>5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3723" calcext:value-type="float">
            <text:p>3723</text:p>
          </table:table-cell>
          <table:table-cell table:formula="of:=7.612*[.C182]" office:value-type="float" office:value="3630.924" calcext:value-type="float">
            <text:p>3630.9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[.D183]" office:value-type="float" office:value="6" calcext:value-type="float">
            <text:p>6</text:p>
          </table:table-cell>
          <table:table-cell table:formula="of:=[.L183]*100"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215" calcext:value-type="float">
            <text:p>4215</text:p>
          </table:table-cell>
          <table:table-cell table:formula="of:=7.612*[.C183]" office:value-type="float" office:value="4201.824" calcext:value-type="float">
            <text:p>4201.8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formula="of:=[.D184]" office:value-type="float" office:value="7" calcext:value-type="float">
            <text:p>7</text:p>
          </table:table-cell>
          <table:table-cell table:formula="of:=[.L184]*100" office:value-type="float" office:value="7" calcext:value-type="float">
            <text:p>7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4503" calcext:value-type="float">
            <text:p>4503</text:p>
          </table:table-cell>
          <table:table-cell table:formula="of:=7.612*[.C184]" office:value-type="float" office:value="4399.736" calcext:value-type="float">
            <text:p>4399.7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formula="of:=[.D185]" office:value-type="float" office:value="7" calcext:value-type="float">
            <text:p>7</text:p>
          </table:table-cell>
          <table:table-cell table:formula="of:=[.L185]*100" office:value-type="float" office:value="8" calcext:value-type="float">
            <text:p>8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5003" calcext:value-type="float">
            <text:p>5003</text:p>
          </table:table-cell>
          <table:table-cell table:formula="of:=7.612*[.C185]" office:value-type="float" office:value="4902.128" calcext:value-type="float">
            <text:p>4902.1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formula="of:=[.D186]" office:value-type="float" office:value="8" calcext:value-type="float">
            <text:p>8</text:p>
          </table:table-cell>
          <table:table-cell table:formula="of:=[.L186]*100" office:value-type="float" office:value="8" calcext:value-type="float">
            <text:p>8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5333" calcext:value-type="float">
            <text:p>5333</text:p>
          </table:table-cell>
          <table:table-cell table:formula="of:=7.612*[.C186]" office:value-type="float" office:value="5282.728" calcext:value-type="float">
            <text:p>5282.7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formula="of:=[.D187]" office:value-type="float" office:value="9" calcext:value-type="float">
            <text:p>9</text:p>
          </table:table-cell>
          <table:table-cell table:formula="of:=[.L187]*100" office:value-type="float" office:value="9" calcext:value-type="float">
            <text:p>9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5881" calcext:value-type="float">
            <text:p>5881</text:p>
          </table:table-cell>
          <table:table-cell table:formula="of:=7.612*[.C187]" office:value-type="float" office:value="5815.568" calcext:value-type="float">
            <text:p>5815.5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D188]" office:value-type="float" office:value="9" calcext:value-type="float">
            <text:p>9</text:p>
          </table:table-cell>
          <table:table-cell table:formula="of:=[.L188]*100" office:value-type="float" office:value="9" calcext:value-type="float">
            <text:p>9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893" calcext:value-type="float">
            <text:p>5893</text:p>
          </table:table-cell>
          <table:table-cell table:formula="of:=7.612*[.C188]" office:value-type="float" office:value="5815.568" calcext:value-type="float">
            <text:p>5815.5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formula="of:=[.D189]" office:value-type="float" office:value="10" calcext:value-type="float">
            <text:p>10</text:p>
          </table:table-cell>
          <table:table-cell table:formula="of:=[.L189]*100" office:value-type="float" office:value="10" calcext:value-type="float">
            <text:p>1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431" calcext:value-type="float">
            <text:p>6431</text:p>
          </table:table-cell>
          <table:table-cell table:formula="of:=7.612*[.C189]" office:value-type="float" office:value="6310.348" calcext:value-type="float">
            <text:p>6310.3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formula="of:=[.D190]" office:value-type="float" office:value="10" calcext:value-type="float">
            <text:p>10</text:p>
          </table:table-cell>
          <table:table-cell table:formula="of:=[.L190]*100" office:value-type="float" office:value="10" calcext:value-type="float">
            <text:p>1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6833" calcext:value-type="float">
            <text:p>6833</text:p>
          </table:table-cell>
          <table:table-cell table:formula="of:=7.612*[.C190]" office:value-type="float" office:value="6751.844" calcext:value-type="float">
            <text:p>6751.8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[.D191]" office:value-type="float" office:value="11" calcext:value-type="float">
            <text:p>11</text:p>
          </table:table-cell>
          <table:table-cell table:formula="of:=[.L191]*100" office:value-type="float" office:value="11" calcext:value-type="float">
            <text:p>1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7403" calcext:value-type="float">
            <text:p>7403</text:p>
          </table:table-cell>
          <table:table-cell table:formula="of:=7.612*[.C191]" office:value-type="float" office:value="7284.684" calcext:value-type="float">
            <text:p>7284.6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formula="of:=[.D192]" office:value-type="float" office:value="12" calcext:value-type="float">
            <text:p>12</text:p>
          </table:table-cell>
          <table:table-cell table:formula="of:=[.L192]*100" office:value-type="float" office:value="12" calcext:value-type="float">
            <text:p>12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7627" calcext:value-type="float">
            <text:p>7627</text:p>
          </table:table-cell>
          <table:table-cell table:formula="of:=7.612*[.C192]" office:value-type="float" office:value="7589.164" calcext:value-type="float">
            <text:p>7589.1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formula="of:=[.D193]" office:value-type="float" office:value="13" calcext:value-type="float">
            <text:p>13</text:p>
          </table:table-cell>
          <table:table-cell table:formula="of:=[.L193]*100" office:value-type="float" office:value="13" calcext:value-type="float">
            <text:p>13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8147" calcext:value-type="float">
            <text:p>8147</text:p>
          </table:table-cell>
          <table:table-cell table:formula="of:=7.612*[.C193]" office:value-type="float" office:value="8106.78" calcext:value-type="float">
            <text:p>8106.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formula="of:=[.D194]" office:value-type="float" office:value="13" calcext:value-type="float">
            <text:p>13</text:p>
          </table:table-cell>
          <table:table-cell table:formula="of:=[.L194]*100" office:value-type="float" office:value="13" calcext:value-type="float">
            <text:p>13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8673" calcext:value-type="float">
            <text:p>8673</text:p>
          </table:table-cell>
          <table:table-cell table:formula="of:=7.612*[.C194]" office:value-type="float" office:value="8525.44" calcext:value-type="float">
            <text:p>8525.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formula="of:=[.D195]" office:value-type="float" office:value="14" calcext:value-type="float">
            <text:p>14</text:p>
          </table:table-cell>
          <table:table-cell table:formula="of:=[.L195]*100" office:value-type="float" office:value="14" calcext:value-type="float">
            <text:p>14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office:value-type="float" office:value="9279" calcext:value-type="float">
            <text:p>9279</text:p>
          </table:table-cell>
          <table:table-cell table:formula="of:=7.612*[.C195]" office:value-type="float" office:value="9103.952" calcext:value-type="float">
            <text:p>9103.9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formula="of:=[.D196]" office:value-type="float" office:value="14" calcext:value-type="float">
            <text:p>14</text:p>
          </table:table-cell>
          <table:table-cell table:formula="of:=[.L196]*100" office:value-type="float" office:value="15" calcext:value-type="float">
            <text:p>15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9429" calcext:value-type="float">
            <text:p>9429</text:p>
          </table:table-cell>
          <table:table-cell table:formula="of:=7.612*[.C196]" office:value-type="float" office:value="9347.536" calcext:value-type="float">
            <text:p>9347.5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formula="of:=[.D197]" office:value-type="float" office:value="15" calcext:value-type="float">
            <text:p>15</text:p>
          </table:table-cell>
          <table:table-cell table:formula="of:=[.L197]*100" office:value-type="float" office:value="15" calcext:value-type="float">
            <text:p>15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9999" calcext:value-type="float">
            <text:p>9999</text:p>
          </table:table-cell>
          <table:table-cell table:formula="of:=7.612*[.C197]" office:value-type="float" office:value="9842.316" calcext:value-type="float">
            <text:p>9842.3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formula="of:=[.D198]" office:value-type="float" office:value="16" calcext:value-type="float">
            <text:p>16</text:p>
          </table:table-cell>
          <table:table-cell table:formula="of:=[.L198]*100" office:value-type="float" office:value="16" calcext:value-type="float">
            <text:p>16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10381" calcext:value-type="float">
            <text:p>10381</text:p>
          </table:table-cell>
          <table:table-cell table:formula="of:=7.612*[.C198]" office:value-type="float" office:value="10382.768" calcext:value-type="float">
            <text:p>10382.7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formula="of:=[.D199]" office:value-type="float" office:value="17" calcext:value-type="float">
            <text:p>17</text:p>
          </table:table-cell>
          <table:table-cell table:formula="of:=[.L199]*100" office:value-type="float" office:value="17" calcext:value-type="float">
            <text:p>17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11057" calcext:value-type="float">
            <text:p>11057</text:p>
          </table:table-cell>
          <table:table-cell table:formula="of:=7.612*[.C199]" office:value-type="float" office:value="10953.668" calcext:value-type="float">
            <text:p>10953.6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formula="of:=[.D200]" office:value-type="float" office:value="18" calcext:value-type="float">
            <text:p>18</text:p>
          </table:table-cell>
          <table:table-cell table:formula="of:=[.L200]*100" office:value-type="float" office:value="18" calcext:value-type="float">
            <text:p>18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11275" calcext:value-type="float">
            <text:p>11275</text:p>
          </table:table-cell>
          <table:table-cell table:formula="of:=7.612*[.C200]" office:value-type="float" office:value="11250.536" calcext:value-type="float">
            <text:p>11250.5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formula="of:=[.D201]" office:value-type="float" office:value="19" calcext:value-type="float">
            <text:p>19</text:p>
          </table:table-cell>
          <table:table-cell table:formula="of:=[.L201]*100" office:value-type="float" office:value="19" calcext:value-type="float">
            <text:p>19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11921" calcext:value-type="float">
            <text:p>11921</text:p>
          </table:table-cell>
          <table:table-cell table:formula="of:=7.612*[.C201]" office:value-type="float" office:value="11874.72" calcext:value-type="float">
            <text:p>11874.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formula="of:=[.D202]" office:value-type="float" office:value="19" calcext:value-type="float">
            <text:p>19</text:p>
          </table:table-cell>
          <table:table-cell table:formula="of:=[.L202]*100" office:value-type="float" office:value="19" calcext:value-type="float">
            <text:p>19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12419" calcext:value-type="float">
            <text:p>12419</text:p>
          </table:table-cell>
          <table:table-cell table:formula="of:=7.612*[.C202]" office:value-type="float" office:value="12316.216" calcext:value-type="float">
            <text:p>12316.2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formula="of:=[.D203]" office:value-type="float" office:value="20" calcext:value-type="float">
            <text:p>20</text:p>
          </table:table-cell>
          <table:table-cell table:formula="of:=[.L203]*100" office:value-type="float" office:value="20" calcext:value-type="float">
            <text:p>20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13035" calcext:value-type="float">
            <text:p>13035</text:p>
          </table:table-cell>
          <table:table-cell table:formula="of:=7.612*[.C203]" office:value-type="float" office:value="12932.788" calcext:value-type="float">
            <text:p>12932.7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formula="of:=[.D204]" office:value-type="float" office:value="20" calcext:value-type="float">
            <text:p>20</text:p>
          </table:table-cell>
          <table:table-cell table:formula="of:=[.L204]*100" office:value-type="float" office:value="20" calcext:value-type="float">
            <text:p>20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13069" calcext:value-type="float">
            <text:p>13069</text:p>
          </table:table-cell>
          <table:table-cell table:formula="of:=7.612*[.C204]" office:value-type="float" office:value="12894.728" calcext:value-type="float">
            <text:p>12894.7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formula="of:=[.D205]" office:value-type="float" office:value="21" calcext:value-type="float">
            <text:p>21</text:p>
          </table:table-cell>
          <table:table-cell table:formula="of:=[.L205]*100" office:value-type="float" office:value="21" calcext:value-type="float">
            <text:p>21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float" office:value="13711" calcext:value-type="float">
            <text:p>13711</text:p>
          </table:table-cell>
          <table:table-cell table:formula="of:=7.612*[.C205]" office:value-type="float" office:value="13579.808" calcext:value-type="float">
            <text:p>13579.8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formula="of:=[.D206]" office:value-type="float" office:value="22" calcext:value-type="float">
            <text:p>22</text:p>
          </table:table-cell>
          <table:table-cell table:formula="of:=[.L206]*100" office:value-type="float" office:value="22" calcext:value-type="float">
            <text:p>2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14217" calcext:value-type="float">
            <text:p>14217</text:p>
          </table:table-cell>
          <table:table-cell table:formula="of:=7.612*[.C206]" office:value-type="float" office:value="14066.976" calcext:value-type="float">
            <text:p>14066.9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formula="of:=[.D207]" office:value-type="float" office:value="23" calcext:value-type="float">
            <text:p>23</text:p>
          </table:table-cell>
          <table:table-cell table:formula="of:=[.L207]*100" office:value-type="float" office:value="23" calcext:value-type="float">
            <text:p>23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float" office:value="14901" calcext:value-type="float">
            <text:p>14901</text:p>
          </table:table-cell>
          <table:table-cell table:formula="of:=7.612*[.C207]" office:value-type="float" office:value="14698.772" calcext:value-type="float">
            <text:p>14698.7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formula="of:=[.D208]" office:value-type="float" office:value="24" calcext:value-type="float">
            <text:p>24</text:p>
          </table:table-cell>
          <table:table-cell table:formula="of:=[.L208]*100" office:value-type="float" office:value="24" calcext:value-type="float">
            <text:p>2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5163" calcext:value-type="float">
            <text:p>15163</text:p>
          </table:table-cell>
          <table:table-cell table:formula="of:=7.612*[.C208]" office:value-type="float" office:value="15071.76" calcext:value-type="float">
            <text:p>15071.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formula="of:=[.D209]" office:value-type="float" office:value="25" calcext:value-type="float">
            <text:p>25</text:p>
          </table:table-cell>
          <table:table-cell table:formula="of:=[.L209]*100" office:value-type="float" office:value="25" calcext:value-type="float">
            <text:p>25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15859" calcext:value-type="float">
            <text:p>15859</text:p>
          </table:table-cell>
          <table:table-cell table:formula="of:=7.612*[.C209]" office:value-type="float" office:value="15749.228" calcext:value-type="float">
            <text:p>15749.2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formula="of:=[.D210]" office:value-type="float" office:value="26" calcext:value-type="float">
            <text:p>26</text:p>
          </table:table-cell>
          <table:table-cell table:formula="of:=[.L210]*100" office:value-type="float" office:value="26" calcext:value-type="float">
            <text:p>26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float" office:value="16337" calcext:value-type="float">
            <text:p>16337</text:p>
          </table:table-cell>
          <table:table-cell table:formula="of:=7.612*[.C210]" office:value-type="float" office:value="16312.516" calcext:value-type="float">
            <text:p>16312.5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formula="of:=[.D211]" office:value-type="float" office:value="27" calcext:value-type="float">
            <text:p>27</text:p>
          </table:table-cell>
          <table:table-cell table:formula="of:=[.L211]*100" office:value-type="float" office:value="27" calcext:value-type="float">
            <text:p>27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17091" calcext:value-type="float">
            <text:p>17091</text:p>
          </table:table-cell>
          <table:table-cell table:formula="of:=7.612*[.C211]" office:value-type="float" office:value="17081.328" calcext:value-type="float">
            <text:p>17081.3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formula="of:=[.D212]" office:value-type="float" office:value="27" calcext:value-type="float">
            <text:p>27</text:p>
          </table:table-cell>
          <table:table-cell table:formula="of:=[.L212]*100" office:value-type="float" office:value="27" calcext:value-type="float">
            <text:p>27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17305" calcext:value-type="float">
            <text:p>17305</text:p>
          </table:table-cell>
          <table:table-cell table:formula="of:=7.612*[.C212]" office:value-type="float" office:value="17187.896" calcext:value-type="float">
            <text:p>17187.8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formula="of:=[.D213]" office:value-type="float" office:value="28" calcext:value-type="float">
            <text:p>28</text:p>
          </table:table-cell>
          <table:table-cell table:formula="of:=[.L213]*100" office:value-type="float" office:value="28" calcext:value-type="float">
            <text:p>28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7973" calcext:value-type="float">
            <text:p>17973</text:p>
          </table:table-cell>
          <table:table-cell table:formula="of:=7.612*[.C213]" office:value-type="float" office:value="17888.2" calcext:value-type="float">
            <text:p>17888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formula="of:=[.D214]" office:value-type="float" office:value="29" calcext:value-type="float">
            <text:p>29</text:p>
          </table:table-cell>
          <table:table-cell table:formula="of:=[.L214]*100" office:value-type="float" office:value="29" calcext:value-type="float">
            <text:p>29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office:value-type="float" office:value="18533" calcext:value-type="float">
            <text:p>18533</text:p>
          </table:table-cell>
          <table:table-cell table:formula="of:=7.612*[.C214]" office:value-type="float" office:value="18459.1" calcext:value-type="float">
            <text:p>18459.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formula="of:=[.D215]" office:value-type="float" office:value="30" calcext:value-type="float">
            <text:p>30</text:p>
          </table:table-cell>
          <table:table-cell table:formula="of:=[.L215]*100" office:value-type="float" office:value="30" calcext:value-type="float">
            <text:p>30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office:value-type="float" office:value="19279" calcext:value-type="float">
            <text:p>19279</text:p>
          </table:table-cell>
          <table:table-cell table:formula="of:=7.612*[.C215]" office:value-type="float" office:value="19273.584" calcext:value-type="float">
            <text:p>19273.5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formula="of:=[.D216]" office:value-type="float" office:value="31" calcext:value-type="float">
            <text:p>31</text:p>
          </table:table-cell>
          <table:table-cell table:formula="of:=[.L216]*100" office:value-type="float" office:value="31" calcext:value-type="float">
            <text:p>31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19633" calcext:value-type="float">
            <text:p>19633</text:p>
          </table:table-cell>
          <table:table-cell table:formula="of:=7.612*[.C216]" office:value-type="float" office:value="19479.108" calcext:value-type="float">
            <text:p>19479.1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formula="of:=[.D217]" office:value-type="float" office:value="32" calcext:value-type="float">
            <text:p>32</text:p>
          </table:table-cell>
          <table:table-cell table:formula="of:=[.L217]*100" office:value-type="float" office:value="32" calcext:value-type="float">
            <text:p>32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office:value-type="float" office:value="20505" calcext:value-type="float">
            <text:p>20505</text:p>
          </table:table-cell>
          <table:table-cell table:formula="of:=7.612*[.C217]" office:value-type="float" office:value="20369.712" calcext:value-type="float">
            <text:p>20369.7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formula="of:=[.D218]" office:value-type="float" office:value="33" calcext:value-type="float">
            <text:p>33</text:p>
          </table:table-cell>
          <table:table-cell table:formula="of:=[.L218]*100" office:value-type="float" office:value="33" calcext:value-type="float">
            <text:p>33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21017" calcext:value-type="float">
            <text:p>21017</text:p>
          </table:table-cell>
          <table:table-cell table:formula="of:=7.612*[.C218]" office:value-type="float" office:value="20864.492" calcext:value-type="float">
            <text:p>20864.4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formula="of:=[.D219]" office:value-type="float" office:value="34" calcext:value-type="float">
            <text:p>34</text:p>
          </table:table-cell>
          <table:table-cell table:formula="of:=[.L219]*100" office:value-type="float" office:value="34" calcext:value-type="float">
            <text:p>34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21797" calcext:value-type="float">
            <text:p>21797</text:p>
          </table:table-cell>
          <table:table-cell table:formula="of:=7.612*[.C219]" office:value-type="float" office:value="21694.2" calcext:value-type="float">
            <text:p>21694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formula="of:=[.D220]" office:value-type="float" office:value="34" calcext:value-type="float">
            <text:p>34</text:p>
          </table:table-cell>
          <table:table-cell table:formula="of:=[.L220]*100" office:value-type="float" office:value="34" calcext:value-type="float">
            <text:p>34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float" office:value="21759" calcext:value-type="float">
            <text:p>21759</text:p>
          </table:table-cell>
          <table:table-cell table:formula="of:=7.612*[.C220]" office:value-type="float" office:value="21686.588" calcext:value-type="float">
            <text:p>21686.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formula="of:=[.D221]" office:value-type="float" office:value="35" calcext:value-type="float">
            <text:p>35</text:p>
          </table:table-cell>
          <table:table-cell table:formula="of:=[.L221]*100" office:value-type="float" office:value="36" calcext:value-type="float">
            <text:p>3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22681" calcext:value-type="float">
            <text:p>22681</text:p>
          </table:table-cell>
          <table:table-cell table:formula="of:=7.612*[.C221]" office:value-type="float" office:value="22424.952" calcext:value-type="float">
            <text:p>22424.9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formula="of:=[.D222]" office:value-type="float" office:value="36" calcext:value-type="float">
            <text:p>36</text:p>
          </table:table-cell>
          <table:table-cell table:formula="of:=[.L222]*100" office:value-type="float" office:value="37" calcext:value-type="float">
            <text:p>37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23257" calcext:value-type="float">
            <text:p>23257</text:p>
          </table:table-cell>
          <table:table-cell table:formula="of:=7.612*[.C222]" office:value-type="float" office:value="23064.36" calcext:value-type="float">
            <text:p>23064.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formula="of:=[.D223]" office:value-type="float" office:value="38" calcext:value-type="float">
            <text:p>38</text:p>
          </table:table-cell>
          <table:table-cell table:formula="of:=[.L223]*100" office:value-type="float" office:value="38" calcext:value-type="float">
            <text:p>3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float" office:value="24043" calcext:value-type="float">
            <text:p>24043</text:p>
          </table:table-cell>
          <table:table-cell table:formula="of:=7.612*[.C223]" office:value-type="float" office:value="23962.576" calcext:value-type="float">
            <text:p>23962.5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formula="of:=[.D224]" office:value-type="float" office:value="38" calcext:value-type="float">
            <text:p>38</text:p>
          </table:table-cell>
          <table:table-cell table:formula="of:=[.L224]*100" office:value-type="float" office:value="39" calcext:value-type="float">
            <text:p>39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float" office:value="24443" calcext:value-type="float">
            <text:p>24443</text:p>
          </table:table-cell>
          <table:table-cell table:formula="of:=7.612*[.C224]" office:value-type="float" office:value="24305.116" calcext:value-type="float">
            <text:p>24305.1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formula="of:=[.D225]" office:value-type="float" office:value="40" calcext:value-type="float">
            <text:p>40</text:p>
          </table:table-cell>
          <table:table-cell table:formula="of:=[.L225]*100" office:value-type="float" office:value="40" calcext:value-type="float">
            <text:p>40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office:value-type="float" office:value="25259" calcext:value-type="float">
            <text:p>25259</text:p>
          </table:table-cell>
          <table:table-cell table:formula="of:=7.612*[.C225]" office:value-type="float" office:value="25188.108" calcext:value-type="float">
            <text:p>25188.1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formula="of:=[.D226]" office:value-type="float" office:value="41" calcext:value-type="float">
            <text:p>41</text:p>
          </table:table-cell>
          <table:table-cell table:formula="of:=[.L226]*100" office:value-type="float" office:value="41" calcext:value-type="float">
            <text:p>4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26075" calcext:value-type="float">
            <text:p>26075</text:p>
          </table:table-cell>
          <table:table-cell table:formula="of:=7.612*[.C226]" office:value-type="float" office:value="25918.86" calcext:value-type="float">
            <text:p>25918.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formula="of:=[.D227]" office:value-type="float" office:value="42" calcext:value-type="float">
            <text:p>42</text:p>
          </table:table-cell>
          <table:table-cell table:formula="of:=[.L227]*100" office:value-type="float" office:value="43" calcext:value-type="float">
            <text:p>43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26969" calcext:value-type="float">
            <text:p>26969</text:p>
          </table:table-cell>
          <table:table-cell table:formula="of:=7.612*[.C227]" office:value-type="float" office:value="26794.24" calcext:value-type="float">
            <text:p>26794.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[.D228]" office:value-type="float" office:value="43" calcext:value-type="float">
            <text:p>43</text:p>
          </table:table-cell>
          <table:table-cell table:formula="of:=[.L228]*100" office:value-type="float" office:value="43" calcext:value-type="float">
            <text:p>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27117" calcext:value-type="float">
            <text:p>27117</text:p>
          </table:table-cell>
          <table:table-cell table:formula="of:=7.612*[.C228]" office:value-type="float" office:value="27030.212" calcext:value-type="float">
            <text:p>27030.21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1T17:24:46.874000000</meta:creation-date>
    <meta:generator>LibreOffice/6.2.8.2$Windows_X86_64 LibreOffice_project/f82ddfca21ebc1e222a662a32b25c0c9d20169ee</meta:generator>
    <dc:date>2021-11-11T17:34:49.233000000</dc:date>
    <meta:editing-duration>PT10M2S</meta:editing-duration>
    <meta:editing-cycles>1</meta:editing-cycles>
    <meta:document-statistic meta:table-count="1" meta:cell-count="29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dash" draw:stroke-dash="Fine_20_Dashed" svg:stroke-width="0.04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48cm" svg:y="3.952cm" style:legend-expansion="high" chart:style-name="ch2"/>
        <chart:plot-area chart:style-name="ch3" table:cell-range-address="Sheet1.G232:Sheet1.I457" svg:x="0.32cm" svg:y="0.18cm" svg:width="11.708cm" svg:height="8.64cm">
          <chartooo:coordinate-region svg:x="1.603cm" svg:y="0.379cm" svg:width="10.14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32:Sheet1.H457" chart:class="chart:scatter">
            <chart:domain table:cell-range-address="Sheet1.G232:Sheet1.G457"/>
            <chart:data-point chart:repeated="226"/>
          </chart:series>
          <chart:series chart:style-name="ch7" chart:values-cell-range-address="Sheet1.I232:Sheet1.I457" chart:class="chart:scatter">
            <chart:data-point chart:repeated="2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1.G232:Sheet1.G457</svg:desc>
                </draw:g>
              </table:table-cell>
              <table:table-cell office:value-type="float" office:value="-28985">
                <text:p>-28985</text:p>
                <draw:g>
                  <svg:desc>Sheet1.H232:Sheet1.H457</svg:desc>
                </draw:g>
              </table:table-cell>
              <table:table-cell office:value-type="float" office:value="-28986.496">
                <text:p>-28986.496</text:p>
                <draw:g>
                  <svg:desc>Sheet1.I232:Sheet1.I4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-28983">
                <text:p>-28983</text:p>
              </table:table-cell>
              <table:table-cell office:value-type="float" office:value="-28963.66">
                <text:p>-28963.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-28811">
                <text:p>-28811</text:p>
              </table:table-cell>
              <table:table-cell office:value-type="float" office:value="-28765.748">
                <text:p>-28765.7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-28595">
                <text:p>-28595</text:p>
              </table:table-cell>
              <table:table-cell office:value-type="float" office:value="-28560.224">
                <text:p>-28560.2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-28445">
                <text:p>-28445</text:p>
              </table:table-cell>
              <table:table-cell office:value-type="float" office:value="-28377.536">
                <text:p>-28377.5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-28355">
                <text:p>-28355</text:p>
              </table:table-cell>
              <table:table-cell office:value-type="float" office:value="-28301.416">
                <text:p>-28301.4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-28127">
                <text:p>-28127</text:p>
              </table:table-cell>
              <table:table-cell office:value-type="float" office:value="-28065.444">
                <text:p>-28065.4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-27969">
                <text:p>-27969</text:p>
              </table:table-cell>
              <table:table-cell office:value-type="float" office:value="-27920.816">
                <text:p>-27920.8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-27759">
                <text:p>-27759</text:p>
              </table:table-cell>
              <table:table-cell office:value-type="float" office:value="-27662.008">
                <text:p>-27662.0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-27785">
                <text:p>-27785</text:p>
              </table:table-cell>
              <table:table-cell office:value-type="float" office:value="-27722.904">
                <text:p>-27722.9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-27549">
                <text:p>-27549</text:p>
              </table:table-cell>
              <table:table-cell office:value-type="float" office:value="-27509.768">
                <text:p>-27509.7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-27395">
                <text:p>-27395</text:p>
              </table:table-cell>
              <table:table-cell office:value-type="float" office:value="-27365.14">
                <text:p>-27365.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-27147">
                <text:p>-27147</text:p>
              </table:table-cell>
              <table:table-cell office:value-type="float" office:value="-27121.556">
                <text:p>-27121.5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-27083">
                <text:p>-27083</text:p>
              </table:table-cell>
              <table:table-cell office:value-type="float" office:value="-27030.212">
                <text:p>-27030.2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26807">
                <text:p>-26807</text:p>
              </table:table-cell>
              <table:table-cell office:value-type="float" office:value="-26779.016">
                <text:p>-26779.0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-26657">
                <text:p>-26657</text:p>
              </table:table-cell>
              <table:table-cell office:value-type="float" office:value="-26611.552">
                <text:p>-26611.5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-26421">
                <text:p>-26421</text:p>
              </table:table-cell>
              <table:table-cell office:value-type="float" office:value="-26398.416">
                <text:p>-26398.4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-26263">
                <text:p>-26263</text:p>
              </table:table-cell>
              <table:table-cell office:value-type="float" office:value="-26276.624">
                <text:p>-26276.6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-26041">
                <text:p>-26041</text:p>
              </table:table-cell>
              <table:table-cell office:value-type="float" office:value="-26040.652">
                <text:p>-26040.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-25827">
                <text:p>-25827</text:p>
              </table:table-cell>
              <table:table-cell office:value-type="float" office:value="-25835.128">
                <text:p>-25835.1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-25621">
                <text:p>-25621</text:p>
              </table:table-cell>
              <table:table-cell office:value-type="float" office:value="-25568.708">
                <text:p>-25568.7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-25535">
                <text:p>-25535</text:p>
              </table:table-cell>
              <table:table-cell office:value-type="float" office:value="-25477.364">
                <text:p>-25477.3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-25285">
                <text:p>-25285</text:p>
              </table:table-cell>
              <table:table-cell office:value-type="float" office:value="-25233.78">
                <text:p>-25233.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-25061">
                <text:p>-25061</text:p>
              </table:table-cell>
              <table:table-cell office:value-type="float" office:value="-25058.704">
                <text:p>-25058.7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-24839">
                <text:p>-24839</text:p>
              </table:table-cell>
              <table:table-cell office:value-type="float" office:value="-24799.896">
                <text:p>-24799.8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-24825">
                <text:p>-24825</text:p>
              </table:table-cell>
              <table:table-cell office:value-type="float" office:value="-24807.508">
                <text:p>-24807.5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-24563">
                <text:p>-24563</text:p>
              </table:table-cell>
              <table:table-cell office:value-type="float" office:value="-24556.312">
                <text:p>-24556.3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-24361">
                <text:p>-24361</text:p>
              </table:table-cell>
              <table:table-cell office:value-type="float" office:value="-24358.4">
                <text:p>-24358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-24119">
                <text:p>-24119</text:p>
              </table:table-cell>
              <table:table-cell office:value-type="float" office:value="-24091.98">
                <text:p>-24091.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-23993">
                <text:p>-23993</text:p>
              </table:table-cell>
              <table:table-cell office:value-type="float" office:value="-23962.576">
                <text:p>-23962.5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-23709">
                <text:p>-23709</text:p>
              </table:table-cell>
              <table:table-cell office:value-type="float" office:value="-23688.544">
                <text:p>-23688.5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-23553">
                <text:p>-23553</text:p>
              </table:table-cell>
              <table:table-cell office:value-type="float" office:value="-23528.692">
                <text:p>-23528.6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-23221">
                <text:p>-23221</text:p>
              </table:table-cell>
              <table:table-cell office:value-type="float" office:value="-23254.66">
                <text:p>-23254.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-23111">
                <text:p>-23111</text:p>
              </table:table-cell>
              <table:table-cell office:value-type="float" office:value="-23087.196">
                <text:p>-23087.1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-22833">
                <text:p>-22833</text:p>
              </table:table-cell>
              <table:table-cell office:value-type="float" office:value="-22782.716">
                <text:p>-22782.7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-22605">
                <text:p>-22605</text:p>
              </table:table-cell>
              <table:table-cell office:value-type="float" office:value="-22592.416">
                <text:p>-22592.4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-22343">
                <text:p>-22343</text:p>
              </table:table-cell>
              <table:table-cell office:value-type="float" office:value="-22318.384">
                <text:p>-22318.3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-22159">
                <text:p>-22159</text:p>
              </table:table-cell>
              <table:table-cell office:value-type="float" office:value="-22204.204">
                <text:p>-22204.2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">
                <text:p>53</text:p>
              </table:table-cell>
              <table:table-cell office:value-type="float" office:value="-21917">
                <text:p>-21917</text:p>
              </table:table-cell>
              <table:table-cell office:value-type="float" office:value="-21884.5">
                <text:p>-21884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-21697">
                <text:p>-21697</text:p>
              </table:table-cell>
              <table:table-cell office:value-type="float" office:value="-21663.752">
                <text:p>-21663.7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">
                <text:p>55</text:p>
              </table:table-cell>
              <table:table-cell office:value-type="float" office:value="-21395">
                <text:p>-21395</text:p>
              </table:table-cell>
              <table:table-cell office:value-type="float" office:value="-21374.496">
                <text:p>-21374.4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-21359">
                <text:p>-21359</text:p>
              </table:table-cell>
              <table:table-cell office:value-type="float" office:value="-21374.496">
                <text:p>-21374.4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">
                <text:p>57</text:p>
              </table:table-cell>
              <table:table-cell office:value-type="float" office:value="-21087">
                <text:p>-21087</text:p>
              </table:table-cell>
              <table:table-cell office:value-type="float" office:value="-21024.344">
                <text:p>-21024.3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">
                <text:p>58</text:p>
              </table:table-cell>
              <table:table-cell office:value-type="float" office:value="-20877">
                <text:p>-20877</text:p>
              </table:table-cell>
              <table:table-cell office:value-type="float" office:value="-20856.88">
                <text:p>-20856.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">
                <text:p>59</text:p>
              </table:table-cell>
              <table:table-cell office:value-type="float" office:value="-20561">
                <text:p>-20561</text:p>
              </table:table-cell>
              <table:table-cell office:value-type="float" office:value="-20521.952">
                <text:p>-20521.9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-20429">
                <text:p>-20429</text:p>
              </table:table-cell>
              <table:table-cell office:value-type="float" office:value="-20377.324">
                <text:p>-20377.3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">
                <text:p>61</text:p>
              </table:table-cell>
              <table:table-cell office:value-type="float" office:value="-20099">
                <text:p>-20099</text:p>
              </table:table-cell>
              <table:table-cell office:value-type="float" office:value="-20095.68">
                <text:p>-20095.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-19821">
                <text:p>-19821</text:p>
              </table:table-cell>
              <table:table-cell office:value-type="float" office:value="-19814.036">
                <text:p>-19814.0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">
                <text:p>63</text:p>
              </table:table-cell>
              <table:table-cell office:value-type="float" office:value="-19479">
                <text:p>-19479</text:p>
              </table:table-cell>
              <table:table-cell office:value-type="float" office:value="-19479.108">
                <text:p>-19479.1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-19371">
                <text:p>-19371</text:p>
              </table:table-cell>
              <table:table-cell office:value-type="float" office:value="-19288.808">
                <text:p>-19288.8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-19021">
                <text:p>-19021</text:p>
              </table:table-cell>
              <table:table-cell office:value-type="float" office:value="-18984.328">
                <text:p>-18984.3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-18765">
                <text:p>-18765</text:p>
              </table:table-cell>
              <table:table-cell office:value-type="float" office:value="-18748.356">
                <text:p>-18748.3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-18423">
                <text:p>-18423</text:p>
              </table:table-cell>
              <table:table-cell office:value-type="float" office:value="-18382.98">
                <text:p>-18382.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-18277">
                <text:p>-18277</text:p>
              </table:table-cell>
              <table:table-cell office:value-type="float" office:value="-18192.68">
                <text:p>-18192.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-17921">
                <text:p>-17921</text:p>
              </table:table-cell>
              <table:table-cell office:value-type="float" office:value="-17880.588">
                <text:p>-17880.5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-17659">
                <text:p>-17659</text:p>
              </table:table-cell>
              <table:table-cell office:value-type="float" office:value="-17644.616">
                <text:p>-17644.6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-17249">
                <text:p>-17249</text:p>
              </table:table-cell>
              <table:table-cell office:value-type="float" office:value="-17279.24">
                <text:p>-17279.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">
                <text:p>72</text:p>
              </table:table-cell>
              <table:table-cell office:value-type="float" office:value="-17329">
                <text:p>-17329</text:p>
              </table:table-cell>
              <table:table-cell office:value-type="float" office:value="-17286.852">
                <text:p>-17286.8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">
                <text:p>73</text:p>
              </table:table-cell>
              <table:table-cell office:value-type="float" office:value="-16947">
                <text:p>-16947</text:p>
              </table:table-cell>
              <table:table-cell office:value-type="float" office:value="-16936.7">
                <text:p>-16936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">
                <text:p>74</text:p>
              </table:table-cell>
              <table:table-cell office:value-type="float" office:value="-16631">
                <text:p>-16631</text:p>
              </table:table-cell>
              <table:table-cell office:value-type="float" office:value="-16655.056">
                <text:p>-16655.0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">
                <text:p>75</text:p>
              </table:table-cell>
              <table:table-cell office:value-type="float" office:value="-16245">
                <text:p>-16245</text:p>
              </table:table-cell>
              <table:table-cell office:value-type="float" office:value="-16251.62">
                <text:p>-16251.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-16067">
                <text:p>-16067</text:p>
              </table:table-cell>
              <table:table-cell office:value-type="float" office:value="-16114.604">
                <text:p>-16114.6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">
                <text:p>77</text:p>
              </table:table-cell>
              <table:table-cell office:value-type="float" office:value="-15675">
                <text:p>-15675</text:p>
              </table:table-cell>
              <table:table-cell office:value-type="float" office:value="-15703.556">
                <text:p>-15703.5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-15413">
                <text:p>-15413</text:p>
              </table:table-cell>
              <table:table-cell office:value-type="float" office:value="-15429.524">
                <text:p>-15429.5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">
                <text:p>79</text:p>
              </table:table-cell>
              <table:table-cell office:value-type="float" office:value="-15023">
                <text:p>-15023</text:p>
              </table:table-cell>
              <table:table-cell office:value-type="float" office:value="-15026.088">
                <text:p>-15026.0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-14835">
                <text:p>-14835</text:p>
              </table:table-cell>
              <table:table-cell office:value-type="float" office:value="-14851.012">
                <text:p>-14851.0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">
                <text:p>81</text:p>
              </table:table-cell>
              <table:table-cell office:value-type="float" office:value="-14449">
                <text:p>-14449</text:p>
              </table:table-cell>
              <table:table-cell office:value-type="float" office:value="-14462.8">
                <text:p>-14462.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-14117">
                <text:p>-14117</text:p>
              </table:table-cell>
              <table:table-cell office:value-type="float" office:value="-14165.932">
                <text:p>-14165.9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">
                <text:p>83</text:p>
              </table:table-cell>
              <table:table-cell office:value-type="float" office:value="-13717">
                <text:p>-13717</text:p>
              </table:table-cell>
              <table:table-cell office:value-type="float" office:value="-13724.436">
                <text:p>-13724.4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">
                <text:p>84</text:p>
              </table:table-cell>
              <table:table-cell office:value-type="float" office:value="-13469">
                <text:p>-13469</text:p>
              </table:table-cell>
              <table:table-cell office:value-type="float" office:value="-13579.808">
                <text:p>-13579.8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5">
                <text:p>85</text:p>
              </table:table-cell>
              <table:table-cell office:value-type="float" office:value="-13129">
                <text:p>-13129</text:p>
              </table:table-cell>
              <table:table-cell office:value-type="float" office:value="-13145.924">
                <text:p>-13145.9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">
                <text:p>86</text:p>
              </table:table-cell>
              <table:table-cell office:value-type="float" office:value="-12797">
                <text:p>-12797</text:p>
              </table:table-cell>
              <table:table-cell office:value-type="float" office:value="-12803.384">
                <text:p>-12803.3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">
                <text:p>87</text:p>
              </table:table-cell>
              <table:table-cell office:value-type="float" office:value="-12349">
                <text:p>-12349</text:p>
              </table:table-cell>
              <table:table-cell office:value-type="float" office:value="-12361.888">
                <text:p>-12361.8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">
                <text:p>88</text:p>
              </table:table-cell>
              <table:table-cell office:value-type="float" office:value="-12377">
                <text:p>-12377</text:p>
              </table:table-cell>
              <table:table-cell office:value-type="float" office:value="-12346.664">
                <text:p>-12346.6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9">
                <text:p>89</text:p>
              </table:table-cell>
              <table:table-cell office:value-type="float" office:value="-11875">
                <text:p>-11875</text:p>
              </table:table-cell>
              <table:table-cell office:value-type="float" office:value="-11889.944">
                <text:p>-11889.9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-11563">
                <text:p>-11563</text:p>
              </table:table-cell>
              <table:table-cell office:value-type="float" office:value="-11577.852">
                <text:p>-11577.8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">
                <text:p>91</text:p>
              </table:table-cell>
              <table:table-cell office:value-type="float" office:value="-11087">
                <text:p>-11087</text:p>
              </table:table-cell>
              <table:table-cell office:value-type="float" office:value="-11083.072">
                <text:p>-11083.0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">
                <text:p>92</text:p>
              </table:table-cell>
              <table:table-cell office:value-type="float" office:value="-10879">
                <text:p>-10879</text:p>
              </table:table-cell>
              <table:table-cell office:value-type="float" office:value="-10915.608">
                <text:p>-10915.6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3">
                <text:p>93</text:p>
              </table:table-cell>
              <table:table-cell office:value-type="float" office:value="-10391">
                <text:p>-10391</text:p>
              </table:table-cell>
              <table:table-cell office:value-type="float" office:value="-10451.276">
                <text:p>-10451.2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4">
                <text:p>94</text:p>
              </table:table-cell>
              <table:table-cell office:value-type="float" office:value="-10025">
                <text:p>-10025</text:p>
              </table:table-cell>
              <table:table-cell office:value-type="float" office:value="-10093.512">
                <text:p>-10093.5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">
                <text:p>95</text:p>
              </table:table-cell>
              <table:table-cell office:value-type="float" office:value="-9567">
                <text:p>-9567</text:p>
              </table:table-cell>
              <table:table-cell office:value-type="float" office:value="-9575.896">
                <text:p>-9575.8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">
                <text:p>96</text:p>
              </table:table-cell>
              <table:table-cell office:value-type="float" office:value="-9391">
                <text:p>-9391</text:p>
              </table:table-cell>
              <table:table-cell office:value-type="float" office:value="-9385.596">
                <text:p>-9385.5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">
                <text:p>97</text:p>
              </table:table-cell>
              <table:table-cell office:value-type="float" office:value="-8863">
                <text:p>-8863</text:p>
              </table:table-cell>
              <table:table-cell office:value-type="float" office:value="-8936.488">
                <text:p>-8936.4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">
                <text:p>98</text:p>
              </table:table-cell>
              <table:table-cell office:value-type="float" office:value="-8471">
                <text:p>-8471</text:p>
              </table:table-cell>
              <table:table-cell office:value-type="float" office:value="-8533.052">
                <text:p>-8533.0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">
                <text:p>99</text:p>
              </table:table-cell>
              <table:table-cell office:value-type="float" office:value="-7961">
                <text:p>-7961</text:p>
              </table:table-cell>
              <table:table-cell office:value-type="float" office:value="-7992.6">
                <text:p>-7992.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-7747">
                <text:p>-7747</text:p>
              </table:table-cell>
              <table:table-cell office:value-type="float" office:value="-7764.24">
                <text:p>-7764.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">
                <text:p>101</text:p>
              </table:table-cell>
              <table:table-cell office:value-type="float" office:value="-7203">
                <text:p>-7203</text:p>
              </table:table-cell>
              <table:table-cell office:value-type="float" office:value="-7185.728">
                <text:p>-7185.7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">
                <text:p>102</text:p>
              </table:table-cell>
              <table:table-cell office:value-type="float" office:value="-6831">
                <text:p>-6831</text:p>
              </table:table-cell>
              <table:table-cell office:value-type="float" office:value="-6805.128">
                <text:p>-6805.1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">
                <text:p>103</text:p>
              </table:table-cell>
              <table:table-cell office:value-type="float" office:value="-6193">
                <text:p>-6193</text:p>
              </table:table-cell>
              <table:table-cell office:value-type="float" office:value="-6295.124">
                <text:p>-6295.1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">
                <text:p>104</text:p>
              </table:table-cell>
              <table:table-cell office:value-type="float" office:value="-6233">
                <text:p>-6233</text:p>
              </table:table-cell>
              <table:table-cell office:value-type="float" office:value="-6279.9">
                <text:p>-6279.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">
                <text:p>105</text:p>
              </table:table-cell>
              <table:table-cell office:value-type="float" office:value="-5627">
                <text:p>-5627</text:p>
              </table:table-cell>
              <table:table-cell office:value-type="float" office:value="-5754.672">
                <text:p>-5754.6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6">
                <text:p>106</text:p>
              </table:table-cell>
              <table:table-cell office:value-type="float" office:value="-5223">
                <text:p>-5223</text:p>
              </table:table-cell>
              <table:table-cell office:value-type="float" office:value="-5297.952">
                <text:p>-5297.9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7">
                <text:p>107</text:p>
              </table:table-cell>
              <table:table-cell office:value-type="float" office:value="-4675">
                <text:p>-4675</text:p>
              </table:table-cell>
              <table:table-cell office:value-type="float" office:value="-4650.932">
                <text:p>-4650.9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">
                <text:p>108</text:p>
              </table:table-cell>
              <table:table-cell office:value-type="float" office:value="-4425">
                <text:p>-4425</text:p>
              </table:table-cell>
              <table:table-cell office:value-type="float" office:value="-4460.632">
                <text:p>-4460.6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9">
                <text:p>109</text:p>
              </table:table-cell>
              <table:table-cell office:value-type="float" office:value="-3813">
                <text:p>-3813</text:p>
              </table:table-cell>
              <table:table-cell office:value-type="float" office:value="-3859.284">
                <text:p>-3859.2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0">
                <text:p>110</text:p>
              </table:table-cell>
              <table:table-cell office:value-type="float" office:value="-3333">
                <text:p>-3333</text:p>
              </table:table-cell>
              <table:table-cell office:value-type="float" office:value="-3387.34">
                <text:p>-3387.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1">
                <text:p>111</text:p>
              </table:table-cell>
              <table:table-cell office:value-type="float" office:value="-2641">
                <text:p>-2641</text:p>
              </table:table-cell>
              <table:table-cell office:value-type="float" office:value="-2755.544">
                <text:p>-2755.5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">
                <text:p>112</text:p>
              </table:table-cell>
              <table:table-cell office:value-type="float" office:value="-2517">
                <text:p>-2517</text:p>
              </table:table-cell>
              <table:table-cell office:value-type="float" office:value="-2633.752">
                <text:p>-2633.7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3">
                <text:p>113</text:p>
              </table:table-cell>
              <table:table-cell office:value-type="float" office:value="-1885">
                <text:p>-1885</text:p>
              </table:table-cell>
              <table:table-cell office:value-type="float" office:value="-1956.284">
                <text:p>-1956.2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4">
                <text:p>114</text:p>
              </table:table-cell>
              <table:table-cell office:value-type="float" office:value="-1441">
                <text:p>-1441</text:p>
              </table:table-cell>
              <table:table-cell office:value-type="float" office:value="-1499.564">
                <text:p>-1499.5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5">
                <text:p>115</text:p>
              </table:table-cell>
              <table:table-cell office:value-type="float" office:value="-783">
                <text:p>-783</text:p>
              </table:table-cell>
              <table:table-cell office:value-type="float" office:value="-837.32">
                <text:p>-837.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6">
                <text:p>116</text:p>
              </table:table-cell>
              <table:table-cell office:value-type="float" office:value="-411">
                <text:p>-411</text:p>
              </table:table-cell>
              <table:table-cell office:value-type="float" office:value="-517.616">
                <text:p>-517.6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7">
                <text:p>117</text:p>
              </table:table-cell>
              <table:table-cell office:value-type="float" office:value="175">
                <text:p>175</text:p>
              </table:table-cell>
              <table:table-cell office:value-type="float" office:value="182.688">
                <text:p>182.6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8">
                <text:p>118</text:p>
              </table:table-cell>
              <table:table-cell office:value-type="float" office:value="741">
                <text:p>741</text:p>
              </table:table-cell>
              <table:table-cell office:value-type="float" office:value="700.304">
                <text:p>700.3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9">
                <text:p>119</text:p>
              </table:table-cell>
              <table:table-cell office:value-type="float" office:value="1451">
                <text:p>1451</text:p>
              </table:table-cell>
              <table:table-cell office:value-type="float" office:value="1392.996">
                <text:p>1392.9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0">
                <text:p>120</text:p>
              </table:table-cell>
              <table:table-cell office:value-type="float" office:value="1403">
                <text:p>1403</text:p>
              </table:table-cell>
              <table:table-cell office:value-type="float" office:value="1309.264">
                <text:p>1309.2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1">
                <text:p>121</text:p>
              </table:table-cell>
              <table:table-cell office:value-type="float" office:value="2131">
                <text:p>2131</text:p>
              </table:table-cell>
              <table:table-cell office:value-type="float" office:value="2108.524">
                <text:p>2108.5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">
                <text:p>122</text:p>
              </table:table-cell>
              <table:table-cell office:value-type="float" office:value="2815">
                <text:p>2815</text:p>
              </table:table-cell>
              <table:table-cell office:value-type="float" office:value="2709.872">
                <text:p>2709.8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">
                <text:p>123</text:p>
              </table:table-cell>
              <table:table-cell office:value-type="float" office:value="3485">
                <text:p>3485</text:p>
              </table:table-cell>
              <table:table-cell office:value-type="float" office:value="3417.788">
                <text:p>3417.7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">
                <text:p>124</text:p>
              </table:table-cell>
              <table:table-cell office:value-type="float" office:value="3807">
                <text:p>3807</text:p>
              </table:table-cell>
              <table:table-cell office:value-type="float" office:value="3729.88">
                <text:p>3729.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">
                <text:p>125</text:p>
              </table:table-cell>
              <table:table-cell office:value-type="float" office:value="4615">
                <text:p>4615</text:p>
              </table:table-cell>
              <table:table-cell office:value-type="float" office:value="4551.976">
                <text:p>4551.9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6">
                <text:p>126</text:p>
              </table:table-cell>
              <table:table-cell office:value-type="float" office:value="5263">
                <text:p>5263</text:p>
              </table:table-cell>
              <table:table-cell office:value-type="float" office:value="5191.384">
                <text:p>5191.3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">
                <text:p>127</text:p>
              </table:table-cell>
              <table:table-cell office:value-type="float" office:value="6031">
                <text:p>6031</text:p>
              </table:table-cell>
              <table:table-cell office:value-type="float" office:value="5937.36">
                <text:p>5937.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">
                <text:p>128</text:p>
              </table:table-cell>
              <table:table-cell office:value-type="float" office:value="-14627">
                <text:p>-14627</text:p>
              </table:table-cell>
              <table:table-cell office:value-type="float" office:value="-14630.264">
                <text:p>-14630.2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9">
                <text:p>129</text:p>
              </table:table-cell>
              <table:table-cell office:value-type="float" office:value="-14317">
                <text:p>-14317</text:p>
              </table:table-cell>
              <table:table-cell office:value-type="float" office:value="-14363.844">
                <text:p>-14363.8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0">
                <text:p>130</text:p>
              </table:table-cell>
              <table:table-cell office:value-type="float" office:value="-14097">
                <text:p>-14097</text:p>
              </table:table-cell>
              <table:table-cell office:value-type="float" office:value="-14158.32">
                <text:p>-14158.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1">
                <text:p>131</text:p>
              </table:table-cell>
              <table:table-cell office:value-type="float" office:value="-13819">
                <text:p>-13819</text:p>
              </table:table-cell>
              <table:table-cell office:value-type="float" office:value="-13876.676">
                <text:p>-13876.6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2">
                <text:p>132</text:p>
              </table:table-cell>
              <table:table-cell office:value-type="float" office:value="-13783">
                <text:p>-13783</text:p>
              </table:table-cell>
              <table:table-cell office:value-type="float" office:value="-13747.272">
                <text:p>-13747.2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3">
                <text:p>133</text:p>
              </table:table-cell>
              <table:table-cell office:value-type="float" office:value="-13471">
                <text:p>-13471</text:p>
              </table:table-cell>
              <table:table-cell office:value-type="float" office:value="-13496.076">
                <text:p>-13496.0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4">
                <text:p>134</text:p>
              </table:table-cell>
              <table:table-cell office:value-type="float" office:value="-13263">
                <text:p>-13263</text:p>
              </table:table-cell>
              <table:table-cell office:value-type="float" office:value="-13260.104">
                <text:p>-13260.1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5">
                <text:p>135</text:p>
              </table:table-cell>
              <table:table-cell office:value-type="float" office:value="-13019">
                <text:p>-13019</text:p>
              </table:table-cell>
              <table:table-cell office:value-type="float" office:value="-13008.908">
                <text:p>-13008.9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6">
                <text:p>136</text:p>
              </table:table-cell>
              <table:table-cell office:value-type="float" office:value="-12949">
                <text:p>-12949</text:p>
              </table:table-cell>
              <table:table-cell office:value-type="float" office:value="-13016.52">
                <text:p>-13016.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7">
                <text:p>137</text:p>
              </table:table-cell>
              <table:table-cell office:value-type="float" office:value="-12761">
                <text:p>-12761</text:p>
              </table:table-cell>
              <table:table-cell office:value-type="float" office:value="-12742.488">
                <text:p>-12742.4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8">
                <text:p>138</text:p>
              </table:table-cell>
              <table:table-cell office:value-type="float" office:value="-12563">
                <text:p>-12563</text:p>
              </table:table-cell>
              <table:table-cell office:value-type="float" office:value="-12514.128">
                <text:p>-12514.1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9">
                <text:p>139</text:p>
              </table:table-cell>
              <table:table-cell office:value-type="float" office:value="-12269">
                <text:p>-12269</text:p>
              </table:table-cell>
              <table:table-cell office:value-type="float" office:value="-12262.932">
                <text:p>-12262.9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0">
                <text:p>140</text:p>
              </table:table-cell>
              <table:table-cell office:value-type="float" office:value="-12131">
                <text:p>-12131</text:p>
              </table:table-cell>
              <table:table-cell office:value-type="float" office:value="-12118.304">
                <text:p>-12118.3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1">
                <text:p>141</text:p>
              </table:table-cell>
              <table:table-cell office:value-type="float" office:value="-11831">
                <text:p>-11831</text:p>
              </table:table-cell>
              <table:table-cell office:value-type="float" office:value="-11806.212">
                <text:p>-11806.2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2">
                <text:p>142</text:p>
              </table:table-cell>
              <table:table-cell office:value-type="float" office:value="-11591">
                <text:p>-11591</text:p>
              </table:table-cell>
              <table:table-cell office:value-type="float" office:value="-11585.464">
                <text:p>-11585.4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3">
                <text:p>143</text:p>
              </table:table-cell>
              <table:table-cell office:value-type="float" office:value="-11321">
                <text:p>-11321</text:p>
              </table:table-cell>
              <table:table-cell office:value-type="float" office:value="-11303.82">
                <text:p>-11303.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4">
                <text:p>144</text:p>
              </table:table-cell>
              <table:table-cell office:value-type="float" office:value="-11257">
                <text:p>-11257</text:p>
              </table:table-cell>
              <table:table-cell office:value-type="float" office:value="-11258.148">
                <text:p>-11258.1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5">
                <text:p>145</text:p>
              </table:table-cell>
              <table:table-cell office:value-type="float" office:value="-10931">
                <text:p>-10931</text:p>
              </table:table-cell>
              <table:table-cell office:value-type="float" office:value="-10976.504">
                <text:p>-10976.5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">
                <text:p>146</text:p>
              </table:table-cell>
              <table:table-cell office:value-type="float" office:value="-10681">
                <text:p>-10681</text:p>
              </table:table-cell>
              <table:table-cell office:value-type="float" office:value="-10702.472">
                <text:p>-10702.4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">
                <text:p>147</text:p>
              </table:table-cell>
              <table:table-cell office:value-type="float" office:value="-10407">
                <text:p>-10407</text:p>
              </table:table-cell>
              <table:table-cell office:value-type="float" office:value="-10367.544">
                <text:p>-10367.5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8">
                <text:p>148</text:p>
              </table:table-cell>
              <table:table-cell office:value-type="float" office:value="-10243">
                <text:p>-10243</text:p>
              </table:table-cell>
              <table:table-cell office:value-type="float" office:value="-10260.976">
                <text:p>-10260.9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9">
                <text:p>149</text:p>
              </table:table-cell>
              <table:table-cell office:value-type="float" office:value="-9971">
                <text:p>-9971</text:p>
              </table:table-cell>
              <table:table-cell office:value-type="float" office:value="-9979.332">
                <text:p>-9979.3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0">
                <text:p>150</text:p>
              </table:table-cell>
              <table:table-cell office:value-type="float" office:value="-9685">
                <text:p>-9685</text:p>
              </table:table-cell>
              <table:table-cell office:value-type="float" office:value="-9712.912">
                <text:p>-9712.9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1">
                <text:p>151</text:p>
              </table:table-cell>
              <table:table-cell office:value-type="float" office:value="-9401">
                <text:p>-9401</text:p>
              </table:table-cell>
              <table:table-cell office:value-type="float" office:value="-9423.656">
                <text:p>-9423.6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2">
                <text:p>152</text:p>
              </table:table-cell>
              <table:table-cell office:value-type="float" office:value="-9391">
                <text:p>-9391</text:p>
              </table:table-cell>
              <table:table-cell office:value-type="float" office:value="-9393.208">
                <text:p>-9393.2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3">
                <text:p>153</text:p>
              </table:table-cell>
              <table:table-cell office:value-type="float" office:value="-9111">
                <text:p>-9111</text:p>
              </table:table-cell>
              <table:table-cell office:value-type="float" office:value="-9119.176">
                <text:p>-9119.1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4">
                <text:p>154</text:p>
              </table:table-cell>
              <table:table-cell office:value-type="float" office:value="-8833">
                <text:p>-8833</text:p>
              </table:table-cell>
              <table:table-cell office:value-type="float" office:value="-8867.98">
                <text:p>-8867.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5">
                <text:p>155</text:p>
              </table:table-cell>
              <table:table-cell office:value-type="float" office:value="-8495">
                <text:p>-8495</text:p>
              </table:table-cell>
              <table:table-cell office:value-type="float" office:value="-8517.828">
                <text:p>-8517.8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6">
                <text:p>156</text:p>
              </table:table-cell>
              <table:table-cell office:value-type="float" office:value="-8351">
                <text:p>-8351</text:p>
              </table:table-cell>
              <table:table-cell office:value-type="float" office:value="-8388.424">
                <text:p>-8388.4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7">
                <text:p>157</text:p>
              </table:table-cell>
              <table:table-cell office:value-type="float" office:value="-8013">
                <text:p>-8013</text:p>
              </table:table-cell>
              <table:table-cell office:value-type="float" office:value="-8007.824">
                <text:p>-8007.8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8">
                <text:p>158</text:p>
              </table:table-cell>
              <table:table-cell office:value-type="float" office:value="-7751">
                <text:p>-7751</text:p>
              </table:table-cell>
              <table:table-cell office:value-type="float" office:value="-7779.464">
                <text:p>-7779.4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9">
                <text:p>159</text:p>
              </table:table-cell>
              <table:table-cell office:value-type="float" office:value="-7387">
                <text:p>-7387</text:p>
              </table:table-cell>
              <table:table-cell office:value-type="float" office:value="-7414.088">
                <text:p>-7414.0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0">
                <text:p>160</text:p>
              </table:table-cell>
              <table:table-cell office:value-type="float" office:value="-7217">
                <text:p>-7217</text:p>
              </table:table-cell>
              <table:table-cell office:value-type="float" office:value="-7277.072">
                <text:p>-7277.0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1">
                <text:p>161</text:p>
              </table:table-cell>
              <table:table-cell office:value-type="float" office:value="-6911">
                <text:p>-6911</text:p>
              </table:table-cell>
              <table:table-cell office:value-type="float" office:value="-6957.368">
                <text:p>-6957.3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2">
                <text:p>162</text:p>
              </table:table-cell>
              <table:table-cell office:value-type="float" office:value="-6637">
                <text:p>-6637</text:p>
              </table:table-cell>
              <table:table-cell office:value-type="float" office:value="-6660.5">
                <text:p>-6660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3">
                <text:p>163</text:p>
              </table:table-cell>
              <table:table-cell office:value-type="float" office:value="-6315">
                <text:p>-6315</text:p>
              </table:table-cell>
              <table:table-cell office:value-type="float" office:value="-6287.512">
                <text:p>-6287.5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4">
                <text:p>164</text:p>
              </table:table-cell>
              <table:table-cell office:value-type="float" office:value="-6117">
                <text:p>-6117</text:p>
              </table:table-cell>
              <table:table-cell office:value-type="float" office:value="-6173.332">
                <text:p>-6173.3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5">
                <text:p>165</text:p>
              </table:table-cell>
              <table:table-cell office:value-type="float" office:value="-5769">
                <text:p>-5769</text:p>
              </table:table-cell>
              <table:table-cell office:value-type="float" office:value="-5777.508">
                <text:p>-5777.5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-5483">
                <text:p>-5483</text:p>
              </table:table-cell>
              <table:table-cell office:value-type="float" office:value="-5465.416">
                <text:p>-5465.4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7">
                <text:p>167</text:p>
              </table:table-cell>
              <table:table-cell office:value-type="float" office:value="-5115">
                <text:p>-5115</text:p>
              </table:table-cell>
              <table:table-cell office:value-type="float" office:value="-5100.04">
                <text:p>-5100.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8">
                <text:p>168</text:p>
              </table:table-cell>
              <table:table-cell office:value-type="float" office:value="-5101">
                <text:p>-5101</text:p>
              </table:table-cell>
              <table:table-cell office:value-type="float" office:value="-5115.264">
                <text:p>-5115.2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9">
                <text:p>169</text:p>
              </table:table-cell>
              <table:table-cell office:value-type="float" office:value="-4769">
                <text:p>-4769</text:p>
              </table:table-cell>
              <table:table-cell office:value-type="float" office:value="-4765.112">
                <text:p>-4765.1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-4479">
                <text:p>-4479</text:p>
              </table:table-cell>
              <table:table-cell office:value-type="float" office:value="-4491.08">
                <text:p>-4491.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1">
                <text:p>171</text:p>
              </table:table-cell>
              <table:table-cell office:value-type="float" office:value="-4041">
                <text:p>-4041</text:p>
              </table:table-cell>
              <table:table-cell office:value-type="float" office:value="-4102.868">
                <text:p>-4102.8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2">
                <text:p>172</text:p>
              </table:table-cell>
              <table:table-cell office:value-type="float" office:value="-3891">
                <text:p>-3891</text:p>
              </table:table-cell>
              <table:table-cell office:value-type="float" office:value="-3935.404">
                <text:p>-3935.4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3">
                <text:p>173</text:p>
              </table:table-cell>
              <table:table-cell office:value-type="float" office:value="-3519">
                <text:p>-3519</text:p>
              </table:table-cell>
              <table:table-cell office:value-type="float" office:value="-3577.64">
                <text:p>-3577.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4">
                <text:p>174</text:p>
              </table:table-cell>
              <table:table-cell office:value-type="float" office:value="-3209">
                <text:p>-3209</text:p>
              </table:table-cell>
              <table:table-cell office:value-type="float" office:value="-3189.428">
                <text:p>-3189.4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5">
                <text:p>175</text:p>
              </table:table-cell>
              <table:table-cell office:value-type="float" office:value="-2797">
                <text:p>-2797</text:p>
              </table:table-cell>
              <table:table-cell office:value-type="float" office:value="-2816.44">
                <text:p>-2816.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6">
                <text:p>176</text:p>
              </table:table-cell>
              <table:table-cell office:value-type="float" office:value="-2553">
                <text:p>-2553</text:p>
              </table:table-cell>
              <table:table-cell office:value-type="float" office:value="-2671.812">
                <text:p>-2671.8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7">
                <text:p>177</text:p>
              </table:table-cell>
              <table:table-cell office:value-type="float" office:value="-2205">
                <text:p>-2205</text:p>
              </table:table-cell>
              <table:table-cell office:value-type="float" office:value="-2237.928">
                <text:p>-2237.9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8">
                <text:p>178</text:p>
              </table:table-cell>
              <table:table-cell office:value-type="float" office:value="-1909">
                <text:p>-1909</text:p>
              </table:table-cell>
              <table:table-cell office:value-type="float" office:value="-1864.94">
                <text:p>-1864.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9">
                <text:p>179</text:p>
              </table:table-cell>
              <table:table-cell office:value-type="float" office:value="-1461">
                <text:p>-1461</text:p>
              </table:table-cell>
              <table:table-cell office:value-type="float" office:value="-1522.4">
                <text:p>-1522.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0">
                <text:p>180</text:p>
              </table:table-cell>
              <table:table-cell office:value-type="float" office:value="-1309">
                <text:p>-1309</text:p>
              </table:table-cell>
              <table:table-cell office:value-type="float" office:value="-1301.652">
                <text:p>-1301.6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">
                <text:p>181</text:p>
              </table:table-cell>
              <table:table-cell office:value-type="float" office:value="-885">
                <text:p>-885</text:p>
              </table:table-cell>
              <table:table-cell office:value-type="float" office:value="-905.828">
                <text:p>-905.8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2">
                <text:p>182</text:p>
              </table:table-cell>
              <table:table-cell office:value-type="float" office:value="-507">
                <text:p>-507</text:p>
              </table:table-cell>
              <table:table-cell office:value-type="float" office:value="-601.348">
                <text:p>-601.3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3">
                <text:p>183</text:p>
              </table:table-cell>
              <table:table-cell office:value-type="float" office:value="-43">
                <text:p>-43</text:p>
              </table:table-cell>
              <table:table-cell office:value-type="float" office:value="-129.404">
                <text:p>-129.4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4">
                <text:p>184</text:p>
              </table:table-cell>
              <table:table-cell office:value-type="float" office:value="-41">
                <text:p>-41</text:p>
              </table:table-cell>
              <table:table-cell office:value-type="float" office:value="-159.852">
                <text:p>-159.8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5">
                <text:p>185</text:p>
              </table:table-cell>
              <table:table-cell office:value-type="float" office:value="403">
                <text:p>403</text:p>
              </table:table-cell>
              <table:table-cell office:value-type="float" office:value="281.644">
                <text:p>281.6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6">
                <text:p>186</text:p>
              </table:table-cell>
              <table:table-cell office:value-type="float" office:value="683">
                <text:p>683</text:p>
              </table:table-cell>
              <table:table-cell office:value-type="float" office:value="624.184">
                <text:p>624.1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7">
                <text:p>187</text:p>
              </table:table-cell>
              <table:table-cell office:value-type="float" office:value="1203">
                <text:p>1203</text:p>
              </table:table-cell>
              <table:table-cell office:value-type="float" office:value="1096.128">
                <text:p>1096.1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8">
                <text:p>188</text:p>
              </table:table-cell>
              <table:table-cell office:value-type="float" office:value="1409">
                <text:p>1409</text:p>
              </table:table-cell>
              <table:table-cell office:value-type="float" office:value="1294.04">
                <text:p>1294.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9">
                <text:p>189</text:p>
              </table:table-cell>
              <table:table-cell office:value-type="float" office:value="1851">
                <text:p>1851</text:p>
              </table:table-cell>
              <table:table-cell office:value-type="float" office:value="1773.596">
                <text:p>1773.5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0">
                <text:p>190</text:p>
              </table:table-cell>
              <table:table-cell office:value-type="float" office:value="2177">
                <text:p>2177</text:p>
              </table:table-cell>
              <table:table-cell office:value-type="float" office:value="2146.584">
                <text:p>2146.5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1">
                <text:p>191</text:p>
              </table:table-cell>
              <table:table-cell office:value-type="float" office:value="2657">
                <text:p>2657</text:p>
              </table:table-cell>
              <table:table-cell office:value-type="float" office:value="2618.528">
                <text:p>2618.5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2">
                <text:p>192</text:p>
              </table:table-cell>
              <table:table-cell office:value-type="float" office:value="2863">
                <text:p>2863</text:p>
              </table:table-cell>
              <table:table-cell office:value-type="float" office:value="2785.992">
                <text:p>2785.9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3">
                <text:p>193</text:p>
              </table:table-cell>
              <table:table-cell office:value-type="float" office:value="3339">
                <text:p>3339</text:p>
              </table:table-cell>
              <table:table-cell office:value-type="float" office:value="3318.832">
                <text:p>3318.8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4">
                <text:p>194</text:p>
              </table:table-cell>
              <table:table-cell office:value-type="float" office:value="3723">
                <text:p>3723</text:p>
              </table:table-cell>
              <table:table-cell office:value-type="float" office:value="3630.924">
                <text:p>3630.9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5">
                <text:p>195</text:p>
              </table:table-cell>
              <table:table-cell office:value-type="float" office:value="4215">
                <text:p>4215</text:p>
              </table:table-cell>
              <table:table-cell office:value-type="float" office:value="4201.824">
                <text:p>4201.8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6">
                <text:p>196</text:p>
              </table:table-cell>
              <table:table-cell office:value-type="float" office:value="4503">
                <text:p>4503</text:p>
              </table:table-cell>
              <table:table-cell office:value-type="float" office:value="4399.736">
                <text:p>4399.7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7">
                <text:p>197</text:p>
              </table:table-cell>
              <table:table-cell office:value-type="float" office:value="5003">
                <text:p>5003</text:p>
              </table:table-cell>
              <table:table-cell office:value-type="float" office:value="4902.128">
                <text:p>4902.1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8">
                <text:p>198</text:p>
              </table:table-cell>
              <table:table-cell office:value-type="float" office:value="5333">
                <text:p>5333</text:p>
              </table:table-cell>
              <table:table-cell office:value-type="float" office:value="5282.728">
                <text:p>5282.7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9">
                <text:p>199</text:p>
              </table:table-cell>
              <table:table-cell office:value-type="float" office:value="5881">
                <text:p>5881</text:p>
              </table:table-cell>
              <table:table-cell office:value-type="float" office:value="5815.568">
                <text:p>5815.5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0">
                <text:p>200</text:p>
              </table:table-cell>
              <table:table-cell office:value-type="float" office:value="5893">
                <text:p>5893</text:p>
              </table:table-cell>
              <table:table-cell office:value-type="float" office:value="5815.568">
                <text:p>5815.5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1">
                <text:p>201</text:p>
              </table:table-cell>
              <table:table-cell office:value-type="float" office:value="6431">
                <text:p>6431</text:p>
              </table:table-cell>
              <table:table-cell office:value-type="float" office:value="6310.348">
                <text:p>6310.3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2">
                <text:p>202</text:p>
              </table:table-cell>
              <table:table-cell office:value-type="float" office:value="6833">
                <text:p>6833</text:p>
              </table:table-cell>
              <table:table-cell office:value-type="float" office:value="6751.844">
                <text:p>6751.8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3">
                <text:p>203</text:p>
              </table:table-cell>
              <table:table-cell office:value-type="float" office:value="7403">
                <text:p>7403</text:p>
              </table:table-cell>
              <table:table-cell office:value-type="float" office:value="7284.684">
                <text:p>7284.6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4">
                <text:p>204</text:p>
              </table:table-cell>
              <table:table-cell office:value-type="float" office:value="7627">
                <text:p>7627</text:p>
              </table:table-cell>
              <table:table-cell office:value-type="float" office:value="7589.164">
                <text:p>7589.1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5">
                <text:p>205</text:p>
              </table:table-cell>
              <table:table-cell office:value-type="float" office:value="8147">
                <text:p>8147</text:p>
              </table:table-cell>
              <table:table-cell office:value-type="float" office:value="8106.78">
                <text:p>8106.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6">
                <text:p>206</text:p>
              </table:table-cell>
              <table:table-cell office:value-type="float" office:value="8673">
                <text:p>8673</text:p>
              </table:table-cell>
              <table:table-cell office:value-type="float" office:value="8525.44">
                <text:p>8525.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7">
                <text:p>207</text:p>
              </table:table-cell>
              <table:table-cell office:value-type="float" office:value="9279">
                <text:p>9279</text:p>
              </table:table-cell>
              <table:table-cell office:value-type="float" office:value="9103.952">
                <text:p>9103.9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8">
                <text:p>208</text:p>
              </table:table-cell>
              <table:table-cell office:value-type="float" office:value="9429">
                <text:p>9429</text:p>
              </table:table-cell>
              <table:table-cell office:value-type="float" office:value="9347.536">
                <text:p>9347.5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9">
                <text:p>209</text:p>
              </table:table-cell>
              <table:table-cell office:value-type="float" office:value="9999">
                <text:p>9999</text:p>
              </table:table-cell>
              <table:table-cell office:value-type="float" office:value="9842.316">
                <text:p>9842.3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0">
                <text:p>210</text:p>
              </table:table-cell>
              <table:table-cell office:value-type="float" office:value="10381">
                <text:p>10381</text:p>
              </table:table-cell>
              <table:table-cell office:value-type="float" office:value="10382.768">
                <text:p>10382.7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1">
                <text:p>211</text:p>
              </table:table-cell>
              <table:table-cell office:value-type="float" office:value="11057">
                <text:p>11057</text:p>
              </table:table-cell>
              <table:table-cell office:value-type="float" office:value="10953.668">
                <text:p>10953.6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2">
                <text:p>212</text:p>
              </table:table-cell>
              <table:table-cell office:value-type="float" office:value="11275">
                <text:p>11275</text:p>
              </table:table-cell>
              <table:table-cell office:value-type="float" office:value="11250.536">
                <text:p>11250.5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3">
                <text:p>213</text:p>
              </table:table-cell>
              <table:table-cell office:value-type="float" office:value="11921">
                <text:p>11921</text:p>
              </table:table-cell>
              <table:table-cell office:value-type="float" office:value="11874.72">
                <text:p>11874.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4">
                <text:p>214</text:p>
              </table:table-cell>
              <table:table-cell office:value-type="float" office:value="12419">
                <text:p>12419</text:p>
              </table:table-cell>
              <table:table-cell office:value-type="float" office:value="12316.216">
                <text:p>12316.2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5">
                <text:p>215</text:p>
              </table:table-cell>
              <table:table-cell office:value-type="float" office:value="13035">
                <text:p>13035</text:p>
              </table:table-cell>
              <table:table-cell office:value-type="float" office:value="12932.788">
                <text:p>12932.7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6">
                <text:p>216</text:p>
              </table:table-cell>
              <table:table-cell office:value-type="float" office:value="13069">
                <text:p>13069</text:p>
              </table:table-cell>
              <table:table-cell office:value-type="float" office:value="12894.728">
                <text:p>12894.7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7">
                <text:p>217</text:p>
              </table:table-cell>
              <table:table-cell office:value-type="float" office:value="13711">
                <text:p>13711</text:p>
              </table:table-cell>
              <table:table-cell office:value-type="float" office:value="13579.808">
                <text:p>13579.80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8">
                <text:p>218</text:p>
              </table:table-cell>
              <table:table-cell office:value-type="float" office:value="14217">
                <text:p>14217</text:p>
              </table:table-cell>
              <table:table-cell office:value-type="float" office:value="14066.976">
                <text:p>14066.9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9">
                <text:p>219</text:p>
              </table:table-cell>
              <table:table-cell office:value-type="float" office:value="14901">
                <text:p>14901</text:p>
              </table:table-cell>
              <table:table-cell office:value-type="float" office:value="14698.772">
                <text:p>14698.77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0">
                <text:p>220</text:p>
              </table:table-cell>
              <table:table-cell office:value-type="float" office:value="15163">
                <text:p>15163</text:p>
              </table:table-cell>
              <table:table-cell office:value-type="float" office:value="15071.76">
                <text:p>15071.7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1">
                <text:p>221</text:p>
              </table:table-cell>
              <table:table-cell office:value-type="float" office:value="15859">
                <text:p>15859</text:p>
              </table:table-cell>
              <table:table-cell office:value-type="float" office:value="15749.228">
                <text:p>15749.2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2">
                <text:p>222</text:p>
              </table:table-cell>
              <table:table-cell office:value-type="float" office:value="16337">
                <text:p>16337</text:p>
              </table:table-cell>
              <table:table-cell office:value-type="float" office:value="16312.516">
                <text:p>16312.5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3">
                <text:p>223</text:p>
              </table:table-cell>
              <table:table-cell office:value-type="float" office:value="17091">
                <text:p>17091</text:p>
              </table:table-cell>
              <table:table-cell office:value-type="float" office:value="17081.328">
                <text:p>17081.32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4">
                <text:p>224</text:p>
              </table:table-cell>
              <table:table-cell office:value-type="float" office:value="17305">
                <text:p>17305</text:p>
              </table:table-cell>
              <table:table-cell office:value-type="float" office:value="17187.896">
                <text:p>17187.8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5">
                <text:p>225</text:p>
              </table:table-cell>
              <table:table-cell office:value-type="float" office:value="17973">
                <text:p>17973</text:p>
              </table:table-cell>
              <table:table-cell office:value-type="float" office:value="17888.2">
                <text:p>17888.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6">
                <text:p>226</text:p>
              </table:table-cell>
              <table:table-cell office:value-type="float" office:value="18533">
                <text:p>18533</text:p>
              </table:table-cell>
              <table:table-cell office:value-type="float" office:value="18459.1">
                <text:p>18459.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7">
                <text:p>227</text:p>
              </table:table-cell>
              <table:table-cell office:value-type="float" office:value="19279">
                <text:p>19279</text:p>
              </table:table-cell>
              <table:table-cell office:value-type="float" office:value="19273.584">
                <text:p>19273.5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8">
                <text:p>228</text:p>
              </table:table-cell>
              <table:table-cell office:value-type="float" office:value="19633">
                <text:p>19633</text:p>
              </table:table-cell>
              <table:table-cell office:value-type="float" office:value="19479.108">
                <text:p>19479.1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9">
                <text:p>229</text:p>
              </table:table-cell>
              <table:table-cell office:value-type="float" office:value="20505">
                <text:p>20505</text:p>
              </table:table-cell>
              <table:table-cell office:value-type="float" office:value="20369.712">
                <text:p>20369.7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0">
                <text:p>230</text:p>
              </table:table-cell>
              <table:table-cell office:value-type="float" office:value="21017">
                <text:p>21017</text:p>
              </table:table-cell>
              <table:table-cell office:value-type="float" office:value="20864.492">
                <text:p>20864.4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1">
                <text:p>231</text:p>
              </table:table-cell>
              <table:table-cell office:value-type="float" office:value="21797">
                <text:p>21797</text:p>
              </table:table-cell>
              <table:table-cell office:value-type="float" office:value="21694.2">
                <text:p>21694.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2">
                <text:p>232</text:p>
              </table:table-cell>
              <table:table-cell office:value-type="float" office:value="21759">
                <text:p>21759</text:p>
              </table:table-cell>
              <table:table-cell office:value-type="float" office:value="21686.588">
                <text:p>21686.58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3">
                <text:p>233</text:p>
              </table:table-cell>
              <table:table-cell office:value-type="float" office:value="22681">
                <text:p>22681</text:p>
              </table:table-cell>
              <table:table-cell office:value-type="float" office:value="22424.952">
                <text:p>22424.9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4">
                <text:p>234</text:p>
              </table:table-cell>
              <table:table-cell office:value-type="float" office:value="23257">
                <text:p>23257</text:p>
              </table:table-cell>
              <table:table-cell office:value-type="float" office:value="23064.36">
                <text:p>23064.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5">
                <text:p>235</text:p>
              </table:table-cell>
              <table:table-cell office:value-type="float" office:value="24043">
                <text:p>24043</text:p>
              </table:table-cell>
              <table:table-cell office:value-type="float" office:value="23962.576">
                <text:p>23962.57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6">
                <text:p>236</text:p>
              </table:table-cell>
              <table:table-cell office:value-type="float" office:value="24443">
                <text:p>24443</text:p>
              </table:table-cell>
              <table:table-cell office:value-type="float" office:value="24305.116">
                <text:p>24305.1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7">
                <text:p>237</text:p>
              </table:table-cell>
              <table:table-cell office:value-type="float" office:value="25259">
                <text:p>25259</text:p>
              </table:table-cell>
              <table:table-cell office:value-type="float" office:value="25188.108">
                <text:p>25188.1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8">
                <text:p>238</text:p>
              </table:table-cell>
              <table:table-cell office:value-type="float" office:value="26075">
                <text:p>26075</text:p>
              </table:table-cell>
              <table:table-cell office:value-type="float" office:value="25918.86">
                <text:p>25918.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9">
                <text:p>239</text:p>
              </table:table-cell>
              <table:table-cell office:value-type="float" office:value="26969">
                <text:p>26969</text:p>
              </table:table-cell>
              <table:table-cell office:value-type="float" office:value="26794.24">
                <text:p>26794.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0">
                <text:p>240</text:p>
              </table:table-cell>
              <table:table-cell office:value-type="float" office:value="27117">
                <text:p>27117</text:p>
              </table:table-cell>
              <table:table-cell office:value-type="float" office:value="27030.212">
                <text:p>27030.2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dash" draw:stroke-dash="Fine_20_Dashed" svg:stroke-width="0.04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48cm" svg:y="3.952cm" style:legend-expansion="high" chart:style-name="ch2"/>
        <chart:plot-area chart:style-name="ch3" table:cell-range-address="Sheet1.B232:Sheet1.D457" svg:x="0.32cm" svg:y="0.18cm" svg:width="11.708cm" svg:height="8.64cm">
          <chartooo:coordinate-region svg:x="1.047cm" svg:y="0.379cm" svg:width="10.70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32:Sheet1.C457" chart:class="chart:scatter">
            <chart:domain table:cell-range-address="Sheet1.B232:Sheet1.B457"/>
            <chart:data-point chart:repeated="226"/>
          </chart:series>
          <chart:series chart:style-name="ch7" chart:values-cell-range-address="Sheet1.D232:Sheet1.D457" chart:class="chart:scatter">
            <chart:data-point chart:repeated="2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1.B232:Sheet1.B457</svg:desc>
                </draw:g>
              </table:table-cell>
              <table:table-cell office:value-type="float" office:value="-46">
                <text:p>-46</text:p>
                <draw:g>
                  <svg:desc>Sheet1.C232:Sheet1.C457</svg:desc>
                </draw:g>
              </table:table-cell>
              <table:table-cell office:value-type="float" office:value="-46">
                <text:p>-46</text:p>
                <draw:g>
                  <svg:desc>Sheet1.D232:Sheet1.D4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-43">
                <text:p>-43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-43">
                <text:p>-43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-43">
                <text:p>-43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42">
                <text:p>-42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-42">
                <text:p>-42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-42">
                <text:p>-42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-42">
                <text:p>-42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-41">
                <text:p>-41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-41">
                <text:p>-41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-41">
                <text:p>-41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-39">
                <text:p>-39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-39">
                <text:p>-39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-39">
                <text:p>-39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-39">
                <text:p>-39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-38">
                <text:p>-38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-38">
                <text:p>-38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-37">
                <text:p>-3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-37">
                <text:p>-3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-37">
                <text:p>-3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-37">
                <text:p>-37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-36">
                <text:p>-36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-36">
                <text:p>-36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-35">
                <text:p>-3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-35">
                <text:p>-3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">
                <text:p>53</text:p>
              </table:table-cell>
              <table:table-cell office:value-type="float" office:value="-35">
                <text:p>-3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-34">
                <text:p>-34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">
                <text:p>55</text:p>
              </table:table-cell>
              <table:table-cell office:value-type="float" office:value="-34">
                <text:p>-34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-34">
                <text:p>-34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">
                <text:p>57</text:p>
              </table:table-cell>
              <table:table-cell office:value-type="float" office:value="-33">
                <text:p>-33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">
                <text:p>58</text:p>
              </table:table-cell>
              <table:table-cell office:value-type="float" office:value="-33">
                <text:p>-33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">
                <text:p>59</text:p>
              </table:table-cell>
              <table:table-cell office:value-type="float" office:value="-32">
                <text:p>-32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-32">
                <text:p>-32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">
                <text:p>61</text:p>
              </table:table-cell>
              <table:table-cell office:value-type="float" office:value="-32">
                <text:p>-32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-31">
                <text:p>-31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">
                <text:p>63</text:p>
              </table:table-cell>
              <table:table-cell office:value-type="float" office:value="-31">
                <text:p>-31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-29">
                <text:p>-29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-29">
                <text:p>-29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-28">
                <text:p>-28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-28">
                <text:p>-28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-27">
                <text:p>-27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">
                <text:p>72</text:p>
              </table:table-cell>
              <table:table-cell office:value-type="float" office:value="-27">
                <text:p>-27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">
                <text:p>73</text:p>
              </table:table-cell>
              <table:table-cell office:value-type="float" office:value="-27">
                <text:p>-27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">
                <text:p>74</text:p>
              </table:table-cell>
              <table:table-cell office:value-type="float" office:value="-26">
                <text:p>-26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">
                <text:p>77</text:p>
              </table:table-cell>
              <table:table-cell office:value-type="float" office:value="-25">
                <text:p>-2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-24">
                <text:p>-24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">
                <text:p>79</text:p>
              </table:table-cell>
              <table:table-cell office:value-type="float" office:value="-24">
                <text:p>-24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-23">
                <text:p>-2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">
                <text:p>81</text:p>
              </table:table-cell>
              <table:table-cell office:value-type="float" office:value="-23">
                <text:p>-2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-22">
                <text:p>-2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">
                <text:p>83</text:p>
              </table:table-cell>
              <table:table-cell office:value-type="float" office:value="-22">
                <text:p>-22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">
                <text:p>84</text:p>
              </table:table-cell>
              <table:table-cell office:value-type="float" office:value="-21">
                <text:p>-2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5">
                <text:p>85</text:p>
              </table:table-cell>
              <table:table-cell office:value-type="float" office:value="-21">
                <text:p>-2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">
                <text:p>86</text:p>
              </table:table-cell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">
                <text:p>87</text:p>
              </table:table-cell>
              <table:table-cell office:value-type="float" office:value="-19">
                <text:p>-1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">
                <text:p>88</text:p>
              </table:table-cell>
              <table:table-cell office:value-type="float" office:value="-19">
                <text:p>-1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9">
                <text:p>89</text:p>
              </table:table-cell>
              <table:table-cell office:value-type="float" office:value="-19">
                <text:p>-1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">
                <text:p>91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">
                <text:p>92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3">
                <text:p>93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4">
                <text:p>94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">
                <text:p>95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">
                <text:p>96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">
                <text:p>97</text:p>
              </table:table-cell>
              <table:table-cell office:value-type="float" office:value="-14">
                <text:p>-1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">
                <text:p>98</text:p>
              </table:table-cell>
              <table:table-cell office:value-type="float" office:value="-13">
                <text:p>-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">
                <text:p>99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">
                <text:p>101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">
                <text:p>10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">
                <text:p>103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">
                <text:p>104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">
                <text:p>105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6">
                <text:p>106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7">
                <text:p>107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">
                <text:p>108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9">
                <text:p>109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0">
                <text:p>110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1">
                <text:p>111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">
                <text:p>112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3">
                <text:p>11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4">
                <text:p>114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5">
                <text:p>115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8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9">
                <text:p>1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0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1">
                <text:p>12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">
                <text:p>12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">
                <text:p>12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">
                <text:p>12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">
                <text:p>12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6">
                <text:p>12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">
                <text:p>12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">
                <text:p>128</text:p>
              </table:table-cell>
              <table:table-cell office:value-type="float" office:value="-23">
                <text:p>-2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9">
                <text:p>129</text:p>
              </table:table-cell>
              <table:table-cell office:value-type="float" office:value="-23">
                <text:p>-23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0">
                <text:p>130</text:p>
              </table:table-cell>
              <table:table-cell office:value-type="float" office:value="-22">
                <text:p>-2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1">
                <text:p>131</text:p>
              </table:table-cell>
              <table:table-cell office:value-type="float" office:value="-22">
                <text:p>-2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2">
                <text:p>132</text:p>
              </table:table-cell>
              <table:table-cell office:value-type="float" office:value="-22">
                <text:p>-2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3">
                <text:p>133</text:p>
              </table:table-cell>
              <table:table-cell office:value-type="float" office:value="-21">
                <text:p>-2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4">
                <text:p>134</text:p>
              </table:table-cell>
              <table:table-cell office:value-type="float" office:value="-21">
                <text:p>-2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5">
                <text:p>135</text:p>
              </table:table-cell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6">
                <text:p>136</text:p>
              </table:table-cell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7">
                <text:p>137</text:p>
              </table:table-cell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8">
                <text:p>138</text:p>
              </table:table-cell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9">
                <text:p>139</text:p>
              </table:table-cell>
              <table:table-cell office:value-type="float" office:value="-19">
                <text:p>-1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0">
                <text:p>140</text:p>
              </table:table-cell>
              <table:table-cell office:value-type="float" office:value="-19">
                <text:p>-1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1">
                <text:p>141</text:p>
              </table:table-cell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2">
                <text:p>142</text:p>
              </table:table-cell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3">
                <text:p>143</text:p>
              </table:table-cell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4">
                <text:p>144</text:p>
              </table:table-cell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5">
                <text:p>145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">
                <text:p>146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">
                <text:p>147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8">
                <text:p>148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9">
                <text:p>149</text:p>
              </table:table-cell>
              <table:table-cell office:value-type="float" office:value="-16">
                <text:p>-1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0">
                <text:p>150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1">
                <text:p>151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2">
                <text:p>152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3">
                <text:p>153</text:p>
              </table:table-cell>
              <table:table-cell office:value-type="float" office:value="-14">
                <text:p>-1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4">
                <text:p>154</text:p>
              </table:table-cell>
              <table:table-cell office:value-type="float" office:value="-14">
                <text:p>-1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5">
                <text:p>155</text:p>
              </table:table-cell>
              <table:table-cell office:value-type="float" office:value="-13">
                <text:p>-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6">
                <text:p>156</text:p>
              </table:table-cell>
              <table:table-cell office:value-type="float" office:value="-13">
                <text:p>-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7">
                <text:p>157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8">
                <text:p>158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9">
                <text:p>159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0">
                <text:p>160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1">
                <text:p>161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2">
                <text:p>16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3">
                <text:p>163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4">
                <text:p>164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5">
                <text:p>165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7">
                <text:p>167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8">
                <text:p>168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9">
                <text:p>169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1">
                <text:p>171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2">
                <text:p>172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3">
                <text:p>173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4">
                <text:p>174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5">
                <text:p>175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6">
                <text:p>176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7">
                <text:p>177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8">
                <text:p>178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9">
                <text:p>179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0">
                <text:p>180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">
                <text:p>18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6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7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8">
                <text:p>18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9">
                <text:p>18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0">
                <text:p>19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1">
                <text:p>19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2">
                <text:p>19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3">
                <text:p>19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4">
                <text:p>19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5">
                <text:p>19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6">
                <text:p>19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7">
                <text:p>19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8">
                <text:p>19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9">
                <text:p>19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0">
                <text:p>20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1">
                <text:p>20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2">
                <text:p>20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3">
                <text:p>20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4">
                <text:p>20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5">
                <text:p>20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6">
                <text:p>20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7">
                <text:p>20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8">
                <text:p>208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9">
                <text:p>20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0">
                <text:p>21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1">
                <text:p>21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2">
                <text:p>212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3">
                <text:p>213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4">
                <text:p>214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5">
                <text:p>21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6">
                <text:p>21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7">
                <text:p>217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8">
                <text:p>218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9">
                <text:p>219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0">
                <text:p>22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1">
                <text:p>221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2">
                <text:p>222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3">
                <text:p>223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4">
                <text:p>224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5">
                <text:p>22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6">
                <text:p>22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7">
                <text:p>227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8">
                <text:p>22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9">
                <text:p>229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0">
                <text:p>23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1">
                <text:p>231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2">
                <text:p>232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3">
                <text:p>233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4">
                <text:p>234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5">
                <text:p>235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6">
                <text:p>236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7">
                <text:p>237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8">
                <text:p>238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9">
                <text:p>239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0">
                <text:p>240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